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82a36"/>
      <style:paragraph-properties fo:line-height="133%" fo:background-color="#282a36"/>
    </style:style>
    <style:style style:name="P2" style:family="paragraph" style:parent-style-name="Standard">
      <loext:graphic-properties draw:fill="solid" draw:fill-color="#282a36"/>
      <style:paragraph-properties fo:line-height="133%" fo:background-color="#282a36"/>
      <style:text-properties fo:color="#f8f8f2" style:font-name="Consolas" fo:font-size="9pt" style:font-name-asian="Consolas1" style:font-size-asian="9pt" style:font-name-complex="Consolas1" style:font-size-complex="9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ff79c6" style:font-name="Consolas" fo:font-size="9pt" style:font-name-asian="Consolas1" style:font-size-asian="9pt" style:font-name-complex="Consolas1" style:font-size-complex="9pt"/>
    </style:style>
    <style:style style:name="T3" style:family="text">
      <style:text-properties fo:color="#ff79c6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4" style:family="text">
      <style:text-properties fo:color="#ff79c6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5" style:family="text">
      <style:text-properties fo:color="#f8f8f2" style:font-name="Consolas" fo:font-size="9pt" style:font-name-asian="Consolas1" style:font-size-asian="9pt" style:font-name-complex="Consolas1" style:font-size-complex="9pt"/>
    </style:style>
    <style:style style:name="T6" style:family="text">
      <style:text-properties fo:color="#50fa7b" style:font-name="Consolas" fo:font-size="9pt" style:font-name-asian="Consolas1" style:font-size-asian="9pt" style:font-name-complex="Consolas1" style:font-size-complex="9pt"/>
    </style:style>
    <style:style style:name="T7" style:family="text">
      <style:text-properties fo:color="#50fa7b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8" style:family="text">
      <style:text-properties fo:color="#e9f284" style:font-name="Consolas" fo:font-size="9pt" style:font-name-asian="Consolas1" style:font-size-asian="9pt" style:font-name-complex="Consolas1" style:font-size-complex="9pt"/>
    </style:style>
    <style:style style:name="T9" style:family="text">
      <style:text-properties fo:color="#f1fa8c" style:font-name="Consolas" fo:font-size="9pt" style:font-name-asian="Consolas1" style:font-size-asian="9pt" style:font-name-complex="Consolas1" style:font-size-complex="9pt"/>
    </style:style>
    <style:style style:name="T10" style:family="text">
      <style:text-properties fo:color="#8be9fd" style:font-name="Consolas" fo:font-size="9pt" style:font-name-asian="Consolas1" style:font-size-asian="9pt" style:font-name-complex="Consolas1" style:font-size-complex="9pt"/>
    </style:style>
    <style:style style:name="T11" style:family="text">
      <style:text-properties fo:color="#8be9fd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12" style:family="text">
      <style:text-properties fo:color="#bd93f9" style:font-name="Consolas" fo:font-size="9pt" style:font-name-asian="Consolas1" style:font-size-asian="9pt" style:font-name-complex="Consolas1" style:font-size-complex="9pt"/>
    </style:style>
    <style:style style:name="T13" style:family="text">
      <style:text-properties fo:color="#bd93f9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14" style:family="text">
      <style:text-properties fo:color="#ffb86c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15" style:family="text">
      <style:text-properties fo:color="#6272a4" style:font-name="Consolas" fo:font-size="9pt" style:font-name-asian="Consolas1" style:font-size-asian="9pt" style:font-name-complex="Consolas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 7a etapa, todas as instalações foram realizadas, então basta adequar o código para implementar esta sétima etapa. Para isso ajuste os arquivos para ficarem iguais aos códigos abaixo.</text:p>
      <text:p text:style-name="Standard"/>
      <text:p text:style-name="Standard"><text:span text:style-name="T1">Back-end</text:span></text:p>
      <text:p text:style-name="Standard">routes.js:</text:p>
      <text:p text:style-name="Standard"/>
      <text:p text:style-name="P1"><text:span text:style-name="T2">const</text:span><text:span text:style-name="T5"> </text:span><text:span text:style-name="T6">express</text:span><text:span text:style-name="T5"> </text:span><text:span text:style-name="T2">=</text:span><text:span text:style-name="T5"> </text:span><text:span text:style-name="T6">require</text:span><text:span text:style-name="T5">(</text:span><text:span text:style-name="T8">'</text:span><text:span text:style-name="T9">express</text:span><text:span text:style-name="T8">'</text:span><text:span text:style-name="T5">)</text:span></text:p>
      <text:p text:style-name="P1"><text:span text:style-name="T2">const</text:span><text:span text:style-name="T5"> { </text:span><text:span text:style-name="T10">Pool</text:span><text:span text:style-name="T5"> } </text:span><text:span text:style-name="T2">=</text:span><text:span text:style-name="T5"> </text:span><text:span text:style-name="T6">require</text:span><text:span text:style-name="T5">(</text:span><text:span text:style-name="T8">'</text:span><text:span text:style-name="T9">pg</text:span><text:span text:style-name="T8">'</text:span><text:span text:style-name="T5">);</text:span></text:p>
      <text:p text:style-name="P1"><text:span text:style-name="T2">const</text:span><text:span text:style-name="T5"> </text:span><text:span text:style-name="T12">routes</text:span><text:span text:style-name="T5"> </text:span><text:span text:style-name="T2">=</text:span><text:span text:style-name="T5"> </text:span><text:span text:style-name="T6">express</text:span><text:span text:style-name="T5">.</text:span><text:span text:style-name="T6">Router</text:span><text:span text:style-name="T5">();</text:span></text:p>
      <text:p text:style-name="P1"><text:span text:style-name="T2">const</text:span><text:span text:style-name="T5"> etapa3 </text:span><text:span text:style-name="T2">=</text:span><text:span text:style-name="T5"> </text:span><text:span text:style-name="T6">require</text:span><text:span text:style-name="T5">(</text:span><text:span text:style-name="T8">'</text:span><text:span text:style-name="T9">./controllers/etapa3</text:span><text:span text:style-name="T8">'</text:span><text:span text:style-name="T5">);</text:span></text:p>
      <text:p text:style-name="P1"><text:span text:style-name="T2">const</text:span><text:span text:style-name="T5"> etapa4 </text:span><text:span text:style-name="T2">=</text:span><text:span text:style-name="T5"> </text:span><text:span text:style-name="T6">require</text:span><text:span text:style-name="T5">(</text:span><text:span text:style-name="T8">'</text:span><text:span text:style-name="T9">./controllers/etapa4</text:span><text:span text:style-name="T8">'</text:span><text:span text:style-name="T5">);</text:span></text:p>
      <text:p text:style-name="P2"/>
      <text:p text:style-name="P1"><text:span text:style-name="T2">const</text:span><text:span text:style-name="T5"> </text:span><text:span text:style-name="T12">pool</text:span><text:span text:style-name="T5"> </text:span><text:span text:style-name="T2">=</text:span><text:span text:style-name="T5"> </text:span><text:span text:style-name="T3">new</text:span><text:span text:style-name="T5"> </text:span><text:span text:style-name="T10">Pool</text:span><text:span text:style-name="T5">({</text:span></text:p>
      <text:p text:style-name="P1"><text:span text:style-name="T5"><text:s text:c="4"/>user</text:span><text:span text:style-name="T2">:</text:span><text:span text:style-name="T5"> </text:span><text:span text:style-name="T8">'</text:span><text:span text:style-name="T9">postgres</text:span><text:span text:style-name="T8">'</text:span><text:span text:style-name="T5">,</text:span></text:p>
      <text:p text:style-name="P1"><text:span text:style-name="T5"><text:s text:c="4"/>host</text:span><text:span text:style-name="T2">:</text:span><text:span text:style-name="T5"> </text:span><text:span text:style-name="T8">'</text:span><text:span text:style-name="T9">localhost</text:span><text:span text:style-name="T8">'</text:span><text:span text:style-name="T5">,</text:span></text:p>
      <text:p text:style-name="P1"><text:span text:style-name="T5"><text:s text:c="4"/>database</text:span><text:span text:style-name="T2">:</text:span><text:span text:style-name="T5"> </text:span><text:span text:style-name="T8">'</text:span><text:span text:style-name="T9">daw1</text:span><text:span text:style-name="T8">'</text:span><text:span text:style-name="T5">,</text:span></text:p>
      <text:p text:style-name="P1"><text:span text:style-name="T5"><text:s text:c="4"/>password</text:span><text:span text:style-name="T2">:</text:span><text:span text:style-name="T5"> </text:span><text:span text:style-name="T8">'</text:span><text:span text:style-name="T9">12345</text:span><text:span text:style-name="T8">'</text:span><text:span text:style-name="T5">,</text:span></text:p>
      <text:p text:style-name="P1"><text:span text:style-name="T5"><text:s text:c="4"/>port</text:span><text:span text:style-name="T2">:</text:span><text:span text:style-name="T5"> </text:span><text:span text:style-name="T12">5432</text:span><text:span text:style-name="T5">,</text:span></text:p>
      <text:p text:style-name="P1"><text:span text:style-name="T5">});</text:span></text:p>
      <text:p text:style-name="P2"/>
      <text:p text:style-name="P1"><text:span text:style-name="T12">routes</text:span><text:span text:style-name="T5">.</text:span><text:span text:style-name="T6">get</text:span><text:span text:style-name="T5">(</text:span><text:span text:style-name="T8">'</text:span><text:span text:style-name="T9">/doador</text:span><text:span text:style-name="T8">'</text:span><text:span text:style-name="T5">, </text:span><text:span text:style-name="T2">async</text:span><text:span text:style-name="T5"> (</text:span><text:span text:style-name="T14">req</text:span><text:span text:style-name="T5">, </text:span><text:span text:style-name="T14">res</text:span><text:span text:style-name="T5">) </text:span><text:span text:style-name="T2">=&gt;</text:span><text:span text:style-name="T5"> {</text:span></text:p>
      <text:p text:style-name="P1"><text:soft-page-break/><text:span text:style-name="T5"><text:s text:c="4"/></text:span><text:span text:style-name="T2">try</text:span><text:span text:style-name="T5"> {</text:span></text:p>
      <text:p text:style-name="P1"><text:span text:style-name="T5"><text:s text:c="8"/></text:span><text:span text:style-name="T2">const</text:span><text:span text:style-name="T5"> </text:span><text:span text:style-name="T12">client</text:span><text:span text:style-name="T5"> </text:span><text:span text:style-name="T2">=</text:span><text:span text:style-name="T5"> </text:span><text:span text:style-name="T2">await</text:span><text:span text:style-name="T5"> </text:span><text:span text:style-name="T12">pool</text:span><text:span text:style-name="T5">.</text:span><text:span text:style-name="T6">connect</text:span><text:span text:style-name="T5">();</text:span></text:p>
      <text:p text:style-name="P1"><text:span text:style-name="T5"><text:s text:c="8"/></text:span><text:span text:style-name="T2">const</text:span><text:span text:style-name="T5"> </text:span><text:span text:style-name="T12">result</text:span><text:span text:style-name="T5"> </text:span><text:span text:style-name="T2">=</text:span><text:span text:style-name="T5"> </text:span><text:span text:style-name="T2">await</text:span><text:span text:style-name="T5"> </text:span><text:span text:style-name="T12">client</text:span><text:span text:style-name="T5">.</text:span><text:span text:style-name="T6">query</text:span><text:span text:style-name="T5">(</text:span><text:span text:style-name="T8">"</text:span><text:span text:style-name="T9">SELECT * FROM DOADOR</text:span><text:span text:style-name="T8">"</text:span><text:span text:style-name="T5">);</text:span></text:p>
      <text:p text:style-name="P1"><text:span text:style-name="T5"><text:s text:c="8"/></text:span><text:span text:style-name="T2">const</text:span><text:span text:style-name="T5"> </text:span><text:span text:style-name="T12">doador</text:span><text:span text:style-name="T5"> </text:span><text:span text:style-name="T2">=</text:span><text:span text:style-name="T5"> </text:span><text:span text:style-name="T12">result</text:span><text:span text:style-name="T5">.rows;</text:span></text:p>
      <text:p text:style-name="P1"><text:span text:style-name="T5"><text:s text:c="8"/></text:span><text:span text:style-name="T12">client</text:span><text:span text:style-name="T5">.</text:span><text:span text:style-name="T6">release</text:span><text:span text:style-name="T5">();</text:span></text:p>
      <text:p text:style-name="P1"><text:span text:style-name="T5"><text:s text:c="8"/></text:span><text:span text:style-name="T14">res</text:span><text:span text:style-name="T5">.</text:span><text:span text:style-name="T6">json</text:span><text:span text:style-name="T5">(</text:span><text:span text:style-name="T12">doador</text:span><text:span text:style-name="T5">);</text:span></text:p>
      <text:p text:style-name="P1"><text:span text:style-name="T5"><text:s text:c="4"/>} </text:span><text:span text:style-name="T2">catch</text:span><text:span text:style-name="T5"> (err) {</text:span></text:p>
      <text:p text:style-name="P1"><text:span text:style-name="T5"><text:s text:c="8"/></text:span><text:span text:style-name="T12">console</text:span><text:span text:style-name="T5">.</text:span><text:span text:style-name="T6">error</text:span><text:span text:style-name="T5">(</text:span><text:span text:style-name="T8">'</text:span><text:span text:style-name="T9">Erro ao buscar usuários</text:span><text:span text:style-name="T8">'</text:span><text:span text:style-name="T5">, err);</text:span></text:p>
      <text:p text:style-name="P1"><text:span text:style-name="T5"><text:s text:c="8"/></text:span><text:span text:style-name="T14">res</text:span><text:span text:style-name="T5">.</text:span><text:span text:style-name="T6">status</text:span><text:span text:style-name="T5">(</text:span><text:span text:style-name="T12">500</text:span><text:span text:style-name="T5">).</text:span><text:span text:style-name="T6">json</text:span><text:span text:style-name="T5">({ error</text:span><text:span text:style-name="T2">:</text:span><text:span text:style-name="T5"> </text:span><text:span text:style-name="T8">'</text:span><text:span text:style-name="T9">Erro ao buscar usuários</text:span><text:span text:style-name="T8">'</text:span><text:span text:style-name="T5"> });</text:span></text:p>
      <text:p text:style-name="P1"><text:span text:style-name="T5"><text:s text:c="4"/>}</text:span></text:p>
      <text:p text:style-name="P1"><text:span text:style-name="T5">})</text:span></text:p>
      <text:p text:style-name="P2"/>
      <text:p text:style-name="P1"><text:span text:style-name="T12">routes</text:span><text:span text:style-name="T5">.</text:span><text:span text:style-name="T6">get</text:span><text:span text:style-name="T5">(</text:span><text:span text:style-name="T8">'</text:span><text:span text:style-name="T9">/doacoes</text:span><text:span text:style-name="T8">'</text:span><text:span text:style-name="T5">, </text:span><text:span text:style-name="T2">async</text:span><text:span text:style-name="T5"> (</text:span><text:span text:style-name="T14">req</text:span><text:span text:style-name="T5">, </text:span><text:span text:style-name="T14">res</text:span><text:span text:style-name="T5">) </text:span><text:span text:style-name="T2">=&gt;</text:span><text:span text:style-name="T5"> {</text:span></text:p>
      <text:p text:style-name="P1"><text:span text:style-name="T5"><text:s text:c="4"/></text:span><text:span text:style-name="T2">try</text:span><text:span text:style-name="T5"> {</text:span></text:p>
      <text:p text:style-name="P1"><text:span text:style-name="T5"><text:s text:c="8"/></text:span><text:span text:style-name="T2">const</text:span><text:span text:style-name="T5"> { </text:span><text:span text:style-name="T12">dataInicio</text:span><text:span text:style-name="T5">, </text:span><text:span text:style-name="T12">dataFim</text:span><text:span text:style-name="T5">, </text:span><text:span text:style-name="T12">doador</text:span><text:span text:style-name="T5"> } </text:span><text:span text:style-name="T2">=</text:span><text:span text:style-name="T5"> </text:span><text:span text:style-name="T14">req</text:span><text:span text:style-name="T5">.query;</text:span></text:p>
      <text:p text:style-name="P1"><text:span text:style-name="T5"><text:s text:c="8"/></text:span><text:span text:style-name="T12">console</text:span><text:span text:style-name="T5">.</text:span><text:span text:style-name="T6">log</text:span><text:span text:style-name="T5">(</text:span><text:span text:style-name="T12">dataInicio</text:span><text:span text:style-name="T5">, </text:span><text:span text:style-name="T12">dataFim</text:span><text:span text:style-name="T5">, </text:span><text:span text:style-name="T12">doador</text:span><text:span text:style-name="T5">);</text:span></text:p>
      <text:p text:style-name="P2"/>
      <text:p text:style-name="P1"><text:span text:style-name="T5"><text:s text:c="8"/></text:span><text:span text:style-name="T15">// Montando a consulta SQL base</text:span></text:p>
      <text:p text:style-name="P1"><text:span text:style-name="T5"><text:s text:c="8"/></text:span><text:span text:style-name="T2">let</text:span><text:span text:style-name="T5"> query </text:span><text:span text:style-name="T2">=</text:span><text:span text:style-name="T5"> </text:span><text:span text:style-name="T8">"</text:span><text:span text:style-name="T9">SELECT * FROM DOACAO WHERE 1=1</text:span><text:span text:style-name="T8">"</text:span><text:span text:style-name="T5">;</text:span></text:p>
      <text:p text:style-name="P2"/>
      <text:p text:style-name="P1"><text:span text:style-name="T5"><text:s text:c="8"/></text:span><text:span text:style-name="T15">// Adicionando cláusulas WHERE conforme os filtros fornecidos</text:span></text:p>
      <text:p text:style-name="P1"><text:soft-page-break/><text:span text:style-name="T5"><text:s text:c="8"/></text:span><text:span text:style-name="T2">const</text:span><text:span text:style-name="T5"> </text:span><text:span text:style-name="T12">params</text:span><text:span text:style-name="T5"> </text:span><text:span text:style-name="T2">=</text:span><text:span text:style-name="T5"> [];</text:span></text:p>
      <text:p text:style-name="P1"><text:span text:style-name="T5"><text:s text:c="8"/></text:span><text:span text:style-name="T2">let</text:span><text:span text:style-name="T5"> paramIndex </text:span><text:span text:style-name="T2">=</text:span><text:span text:style-name="T5"> </text:span><text:span text:style-name="T12">1</text:span><text:span text:style-name="T5">; </text:span><text:span text:style-name="T15">// Índice do parâmetro começa em 1</text:span></text:p>
      <text:p text:style-name="P2"/>
      <text:p text:style-name="P1"><text:span text:style-name="T5"><text:s text:c="8"/></text:span><text:span text:style-name="T2">if</text:span><text:span text:style-name="T5"> (</text:span><text:span text:style-name="T12">doador</text:span><text:span text:style-name="T5">) {</text:span></text:p>
      <text:p text:style-name="P1"><text:span text:style-name="T5"><text:s text:c="12"/>query </text:span><text:span text:style-name="T2">+=</text:span><text:span text:style-name="T5"> </text:span><text:span text:style-name="T9">` AND codigo_doador = $</text:span><text:span text:style-name="T2">${</text:span><text:span text:style-name="T5">paramIndex</text:span><text:span text:style-name="T2">}</text:span><text:span text:style-name="T9">`</text:span><text:span text:style-name="T5">;</text:span></text:p>
      <text:p text:style-name="P1"><text:span text:style-name="T5"><text:s text:c="12"/></text:span><text:span text:style-name="T12">params</text:span><text:span text:style-name="T5">.</text:span><text:span text:style-name="T6">push</text:span><text:span text:style-name="T5">(</text:span><text:span text:style-name="T12">doador</text:span><text:span text:style-name="T5">);</text:span></text:p>
      <text:p text:style-name="P1"><text:span text:style-name="T5"><text:s text:c="12"/>paramIndex</text:span><text:span text:style-name="T2">++</text:span><text:span text:style-name="T5">;</text:span></text:p>
      <text:p text:style-name="P1"><text:span text:style-name="T5"><text:s text:c="8"/>}</text:span></text:p>
      <text:p text:style-name="P1"><text:span text:style-name="T5"><text:s text:c="8"/></text:span><text:span text:style-name="T2">if</text:span><text:span text:style-name="T5"> (</text:span><text:span text:style-name="T12">dataInicio</text:span><text:span text:style-name="T5">) {</text:span></text:p>
      <text:p text:style-name="P1"><text:span text:style-name="T5"><text:s text:c="12"/>query </text:span><text:span text:style-name="T2">+=</text:span><text:span text:style-name="T5"> </text:span><text:span text:style-name="T9">` AND data &gt;= $</text:span><text:span text:style-name="T2">${</text:span><text:span text:style-name="T5">paramIndex</text:span><text:span text:style-name="T2">}</text:span><text:span text:style-name="T9">`</text:span><text:span text:style-name="T5">;</text:span></text:p>
      <text:p text:style-name="P1"><text:span text:style-name="T5"><text:s text:c="12"/></text:span><text:span text:style-name="T12">params</text:span><text:span text:style-name="T5">.</text:span><text:span text:style-name="T6">push</text:span><text:span text:style-name="T5">(</text:span><text:span text:style-name="T12">dataInicio</text:span><text:span text:style-name="T5">);</text:span></text:p>
      <text:p text:style-name="P1"><text:span text:style-name="T5"><text:s text:c="12"/>paramIndex</text:span><text:span text:style-name="T2">++</text:span><text:span text:style-name="T5">;</text:span></text:p>
      <text:p text:style-name="P1"><text:span text:style-name="T5"><text:s text:c="8"/>}</text:span></text:p>
      <text:p text:style-name="P1"><text:span text:style-name="T5"><text:s text:c="8"/></text:span><text:span text:style-name="T2">if</text:span><text:span text:style-name="T5"> (</text:span><text:span text:style-name="T12">dataFim</text:span><text:span text:style-name="T5">) {</text:span></text:p>
      <text:p text:style-name="P1"><text:span text:style-name="T5"><text:s text:c="12"/>query </text:span><text:span text:style-name="T2">+=</text:span><text:span text:style-name="T5"> </text:span><text:span text:style-name="T9">` AND data &lt;= $</text:span><text:span text:style-name="T2">${</text:span><text:span text:style-name="T5">paramIndex</text:span><text:span text:style-name="T2">}</text:span><text:span text:style-name="T9">`</text:span><text:span text:style-name="T5">;</text:span></text:p>
      <text:p text:style-name="P1"><text:span text:style-name="T5"><text:s text:c="12"/></text:span><text:span text:style-name="T12">params</text:span><text:span text:style-name="T5">.</text:span><text:span text:style-name="T6">push</text:span><text:span text:style-name="T5">(</text:span><text:span text:style-name="T12">dataFim</text:span><text:span text:style-name="T5">);</text:span></text:p>
      <text:p text:style-name="P1"><text:span text:style-name="T5"><text:s text:c="8"/>}</text:span></text:p>
      <text:p text:style-name="P1"><text:span text:style-name="T5"><text:s text:c="8"/></text:span><text:span text:style-name="T12">console</text:span><text:span text:style-name="T5">.</text:span><text:span text:style-name="T6">log</text:span><text:span text:style-name="T5">(query, </text:span><text:span text:style-name="T12">params</text:span><text:span text:style-name="T5">);</text:span></text:p>
      <text:p text:style-name="P2"/>
      <text:p text:style-name="P1"><text:span text:style-name="T5"><text:s text:c="8"/></text:span><text:span text:style-name="T2">const</text:span><text:span text:style-name="T5"> </text:span><text:span text:style-name="T12">client</text:span><text:span text:style-name="T5"> </text:span><text:span text:style-name="T2">=</text:span><text:span text:style-name="T5"> </text:span><text:span text:style-name="T2">await</text:span><text:span text:style-name="T5"> </text:span><text:span text:style-name="T12">pool</text:span><text:span text:style-name="T5">.</text:span><text:span text:style-name="T6">connect</text:span><text:span text:style-name="T5">();</text:span></text:p>
      <text:p text:style-name="P1"><text:span text:style-name="T5"><text:s text:c="8"/></text:span><text:span text:style-name="T2">const</text:span><text:span text:style-name="T5"> </text:span><text:span text:style-name="T12">result</text:span><text:span text:style-name="T5"> </text:span><text:span text:style-name="T2">=</text:span><text:span text:style-name="T5"> </text:span><text:span text:style-name="T2">await</text:span><text:span text:style-name="T5"> </text:span><text:span text:style-name="T12">client</text:span><text:span text:style-name="T5">.</text:span><text:span text:style-name="T6">query</text:span><text:span text:style-name="T5">(query, </text:span><text:span text:style-name="T12">params</text:span><text:span text:style-name="T5">);</text:span></text:p>
      <text:p text:style-name="P1"><text:soft-page-break/><text:span text:style-name="T5"><text:s text:c="8"/></text:span><text:span text:style-name="T2">const</text:span><text:span text:style-name="T5"> </text:span><text:span text:style-name="T12">doacoes</text:span><text:span text:style-name="T5"> </text:span><text:span text:style-name="T2">=</text:span><text:span text:style-name="T5"> </text:span><text:span text:style-name="T12">result</text:span><text:span text:style-name="T5">.rows;</text:span></text:p>
      <text:p text:style-name="P1"><text:span text:style-name="T5"><text:s text:c="8"/></text:span><text:span text:style-name="T12">client</text:span><text:span text:style-name="T5">.</text:span><text:span text:style-name="T6">release</text:span><text:span text:style-name="T5">();</text:span></text:p>
      <text:p text:style-name="P1"><text:span text:style-name="T5"><text:s text:c="8"/></text:span><text:span text:style-name="T14">res</text:span><text:span text:style-name="T5">.</text:span><text:span text:style-name="T6">json</text:span><text:span text:style-name="T5">(</text:span><text:span text:style-name="T12">doacoes</text:span><text:span text:style-name="T5">);</text:span></text:p>
      <text:p text:style-name="P1"><text:span text:style-name="T5"><text:s text:c="4"/>} </text:span><text:span text:style-name="T2">catch</text:span><text:span text:style-name="T5"> (err) {</text:span></text:p>
      <text:p text:style-name="P1"><text:span text:style-name="T5"><text:s text:c="8"/></text:span><text:span text:style-name="T12">console</text:span><text:span text:style-name="T5">.</text:span><text:span text:style-name="T6">error</text:span><text:span text:style-name="T5">(</text:span><text:span text:style-name="T8">'</text:span><text:span text:style-name="T9">Erro ao buscar doações</text:span><text:span text:style-name="T8">'</text:span><text:span text:style-name="T5">, err);</text:span></text:p>
      <text:p text:style-name="P1"><text:span text:style-name="T5"><text:s text:c="8"/></text:span><text:span text:style-name="T14">res</text:span><text:span text:style-name="T5">.</text:span><text:span text:style-name="T6">status</text:span><text:span text:style-name="T5">(</text:span><text:span text:style-name="T12">500</text:span><text:span text:style-name="T5">).</text:span><text:span text:style-name="T6">json</text:span><text:span text:style-name="T5">({ error</text:span><text:span text:style-name="T2">:</text:span><text:span text:style-name="T5"> </text:span><text:span text:style-name="T8">'</text:span><text:span text:style-name="T9">Erro ao buscar doações</text:span><text:span text:style-name="T8">'</text:span><text:span text:style-name="T5"> });</text:span></text:p>
      <text:p text:style-name="P1"><text:span text:style-name="T5"><text:s text:c="4"/>}</text:span></text:p>
      <text:p text:style-name="P1"><text:span text:style-name="T5">});</text:span></text:p>
      <text:p text:style-name="P2"/>
      <text:p text:style-name="P2"/>
      <text:p text:style-name="P2"/>
      <text:p text:style-name="P1"><text:span text:style-name="T12">routes</text:span><text:span text:style-name="T5">.</text:span><text:span text:style-name="T6">post</text:span><text:span text:style-name="T5">(</text:span><text:span text:style-name="T8">'</text:span><text:span text:style-name="T9">/cadastrarDoador</text:span><text:span text:style-name="T8">'</text:span><text:span text:style-name="T5">, </text:span><text:span text:style-name="T2">async</text:span><text:span text:style-name="T5"> (</text:span><text:span text:style-name="T14">req</text:span><text:span text:style-name="T5">, </text:span><text:span text:style-name="T14">res</text:span><text:span text:style-name="T5">) </text:span><text:span text:style-name="T2">=&gt;</text:span><text:span text:style-name="T5"> {</text:span></text:p>
      <text:p text:style-name="P1"><text:span text:style-name="T5"><text:s text:c="4"/></text:span><text:span text:style-name="T2">try</text:span><text:span text:style-name="T5"> {</text:span></text:p>
      <text:p text:style-name="P1"><text:span text:style-name="T5"><text:s text:c="8"/></text:span><text:span text:style-name="T2">const</text:span><text:span text:style-name="T5"> { </text:span><text:span text:style-name="T12">texto</text:span><text:span text:style-name="T5">, </text:span><text:span text:style-name="T12">inteiro</text:span><text:span text:style-name="T5">, </text:span><text:span text:style-name="T12">cpf</text:span><text:span text:style-name="T5">, </text:span><text:span text:style-name="T12">contato</text:span><text:span text:style-name="T5">, </text:span><text:span text:style-name="T12">tipo_sanguineo</text:span><text:span text:style-name="T5">, </text:span><text:span text:style-name="T12">rh</text:span><text:span text:style-name="T5"> } </text:span><text:span text:style-name="T2">=</text:span><text:span text:style-name="T5"> </text:span><text:span text:style-name="T14">req</text:span><text:span text:style-name="T5">.body;</text:span></text:p>
      <text:p text:style-name="P1"><text:span text:style-name="T5"><text:s text:c="8"/></text:span><text:span text:style-name="T12">console</text:span><text:span text:style-name="T5">.</text:span><text:span text:style-name="T6">log</text:span><text:span text:style-name="T5">(</text:span><text:span text:style-name="T14">req</text:span><text:span text:style-name="T5">.body);</text:span></text:p>
      <text:p text:style-name="P1"><text:span text:style-name="T5"><text:s text:c="8"/></text:span><text:span text:style-name="T12">console</text:span><text:span text:style-name="T5">.</text:span><text:span text:style-name="T6">log</text:span><text:span text:style-name="T5">(</text:span><text:span text:style-name="T8">"</text:span><text:span text:style-name="T9">Doador Cadastrado!</text:span><text:span text:style-name="T8">"</text:span><text:span text:style-name="T5">);</text:span></text:p>
      <text:p text:style-name="P1"><text:span text:style-name="T5"><text:s text:c="8"/></text:span><text:span text:style-name="T2">const</text:span><text:span text:style-name="T5"> </text:span><text:span text:style-name="T12">client</text:span><text:span text:style-name="T5"> </text:span><text:span text:style-name="T2">=</text:span><text:span text:style-name="T5"> </text:span><text:span text:style-name="T2">await</text:span><text:span text:style-name="T5"> </text:span><text:span text:style-name="T12">pool</text:span><text:span text:style-name="T5">.</text:span><text:span text:style-name="T6">connect</text:span><text:span text:style-name="T5">();</text:span></text:p>
      <text:p text:style-name="P1"><text:span text:style-name="T5"><text:s text:c="8"/></text:span><text:span text:style-name="T2">const</text:span><text:span text:style-name="T5"> </text:span><text:span text:style-name="T12">result</text:span><text:span text:style-name="T5"> </text:span><text:span text:style-name="T2">=</text:span><text:span text:style-name="T5"> <text:s/></text:span><text:span text:style-name="T2">await</text:span><text:span text:style-name="T5"> </text:span><text:span text:style-name="T12">client</text:span><text:span text:style-name="T5">.</text:span><text:span text:style-name="T6">query</text:span><text:span text:style-name="T5">(</text:span><text:span text:style-name="T8">"</text:span><text:span text:style-name="T9">INSERT INTO doador (nome, cpf, contato, situacao, tipo_sanguineo, rh) VALUES ($1, $2, $3, $4, $5, $6) RETURNING *</text:span><text:span text:style-name="T8">"</text:span><text:span text:style-name="T5">, [</text:span><text:span text:style-name="T12">texto</text:span><text:span text:style-name="T5">, </text:span><text:span text:style-name="T12">cpf</text:span><text:span text:style-name="T5">, </text:span><text:span text:style-name="T12">contato</text:span><text:span text:style-name="T5">, </text:span><text:span text:style-name="T8">'</text:span><text:span text:style-name="T9">Ativo</text:span><text:span text:style-name="T8">'</text:span><text:span text:style-name="T5">, </text:span><text:span text:style-name="T12">tipo_sanguineo</text:span><text:span text:style-name="T5">, </text:span><text:span text:style-name="T12">rh</text:span><text:span text:style-name="T5">]);</text:span></text:p>
      <text:p text:style-name="P1"><text:span text:style-name="T5"><text:s text:c="8"/></text:span><text:span text:style-name="T2">const</text:span><text:span text:style-name="T5"> </text:span><text:span text:style-name="T12">newItem</text:span><text:span text:style-name="T5"> </text:span><text:span text:style-name="T2">=</text:span><text:span text:style-name="T5"> </text:span><text:span text:style-name="T12">result</text:span><text:span text:style-name="T5">.rows[</text:span><text:span text:style-name="T12">0</text:span><text:span text:style-name="T5">];</text:span></text:p>
      <text:p text:style-name="P1"><text:span text:style-name="T5"><text:s text:c="8"/></text:span><text:span text:style-name="T12">client</text:span><text:span text:style-name="T5">.</text:span><text:span text:style-name="T6">release</text:span><text:span text:style-name="T5">();</text:span></text:p>
      <text:p text:style-name="P1"><text:span text:style-name="T5"><text:s text:c="8"/></text:span><text:span text:style-name="T14">res</text:span><text:span text:style-name="T5">.</text:span><text:span text:style-name="T6">json</text:span><text:span text:style-name="T5">(</text:span><text:span text:style-name="T12">newItem</text:span><text:span text:style-name="T5">);</text:span></text:p>
      <text:p text:style-name="P1"><text:soft-page-break/><text:span text:style-name="T5"><text:s text:c="4"/>} </text:span><text:span text:style-name="T2">catch</text:span><text:span text:style-name="T5"> (err) {</text:span></text:p>
      <text:p text:style-name="P1"><text:span text:style-name="T5"><text:s text:c="8"/></text:span><text:span text:style-name="T12">console</text:span><text:span text:style-name="T5">.</text:span><text:span text:style-name="T6">error</text:span><text:span text:style-name="T5">(err);</text:span></text:p>
      <text:p text:style-name="P1"><text:span text:style-name="T5"><text:s text:c="8"/></text:span><text:span text:style-name="T14">res</text:span><text:span text:style-name="T5">.</text:span><text:span text:style-name="T6">status</text:span><text:span text:style-name="T5">(</text:span><text:span text:style-name="T12">500</text:span><text:span text:style-name="T5">).</text:span><text:span text:style-name="T6">json</text:span><text:span text:style-name="T5">({ message</text:span><text:span text:style-name="T2">:</text:span><text:span text:style-name="T5"> </text:span><text:span text:style-name="T8">'</text:span><text:span text:style-name="T9">Erro interno do servidor</text:span><text:span text:style-name="T8">'</text:span><text:span text:style-name="T5"> });</text:span></text:p>
      <text:p text:style-name="P1"><text:span text:style-name="T5"><text:s text:c="4"/>}</text:span></text:p>
      <text:p text:style-name="P1"><text:span text:style-name="T5">})</text:span></text:p>
      <text:p text:style-name="P2"/>
      <text:p text:style-name="P1"><text:span text:style-name="T12">routes</text:span><text:span text:style-name="T5">.</text:span><text:span text:style-name="T6">post</text:span><text:span text:style-name="T5">(</text:span><text:span text:style-name="T8">'</text:span><text:span text:style-name="T9">/cadastrarDoacao</text:span><text:span text:style-name="T8">'</text:span><text:span text:style-name="T5">, </text:span><text:span text:style-name="T2">async</text:span><text:span text:style-name="T5"> (</text:span><text:span text:style-name="T14">req</text:span><text:span text:style-name="T5">, </text:span><text:span text:style-name="T14">res</text:span><text:span text:style-name="T5">) </text:span><text:span text:style-name="T2">=&gt;</text:span><text:span text:style-name="T5"> {</text:span></text:p>
      <text:p text:style-name="P1"><text:span text:style-name="T5"><text:s text:c="4"/></text:span><text:span text:style-name="T2">try</text:span><text:span text:style-name="T5"> {</text:span></text:p>
      <text:p text:style-name="P1"><text:span text:style-name="T5"><text:s text:c="8"/></text:span><text:span text:style-name="T2">const</text:span><text:span text:style-name="T5"> { </text:span><text:span text:style-name="T12">doador</text:span><text:span text:style-name="T5">, </text:span><text:span text:style-name="T12">qtdSangue</text:span><text:span text:style-name="T5">, </text:span><text:span text:style-name="T12">dataDoacao</text:span><text:span text:style-name="T5">, </text:span><text:span text:style-name="T12">tipo_sanguineo</text:span><text:span text:style-name="T5">, </text:span><text:span text:style-name="T12">rh</text:span><text:span text:style-name="T5"> } </text:span><text:span text:style-name="T2">=</text:span><text:span text:style-name="T5"> </text:span><text:span text:style-name="T14">req</text:span><text:span text:style-name="T5">.body;</text:span></text:p>
      <text:p text:style-name="P1"><text:span text:style-name="T5"><text:s text:c="8"/></text:span><text:span text:style-name="T12">console</text:span><text:span text:style-name="T5">.</text:span><text:span text:style-name="T6">log</text:span><text:span text:style-name="T5">(</text:span><text:span text:style-name="T14">req</text:span><text:span text:style-name="T5">.body);</text:span></text:p>
      <text:p text:style-name="P1"><text:span text:style-name="T5"><text:s text:c="8"/></text:span><text:span text:style-name="T12">console</text:span><text:span text:style-name="T5">.</text:span><text:span text:style-name="T6">log</text:span><text:span text:style-name="T5">(</text:span><text:span text:style-name="T8">"</text:span><text:span text:style-name="T9">Doação cadastrada!</text:span><text:span text:style-name="T8">"</text:span><text:span text:style-name="T5">);</text:span></text:p>
      <text:p text:style-name="P1"><text:span text:style-name="T5"><text:s text:c="8"/></text:span><text:span text:style-name="T2">const</text:span><text:span text:style-name="T5"> </text:span><text:span text:style-name="T12">client</text:span><text:span text:style-name="T5"> </text:span><text:span text:style-name="T2">=</text:span><text:span text:style-name="T5"> </text:span><text:span text:style-name="T2">await</text:span><text:span text:style-name="T5"> </text:span><text:span text:style-name="T12">pool</text:span><text:span text:style-name="T5">.</text:span><text:span text:style-name="T6">connect</text:span><text:span text:style-name="T5">();</text:span></text:p>
      <text:p text:style-name="P1"><text:span text:style-name="T5"><text:s text:c="8"/></text:span><text:span text:style-name="T2">const</text:span><text:span text:style-name="T5"> </text:span><text:span text:style-name="T12">result</text:span><text:span text:style-name="T5"> </text:span><text:span text:style-name="T2">=</text:span><text:span text:style-name="T5"> <text:s/></text:span><text:span text:style-name="T2">await</text:span><text:span text:style-name="T5"> </text:span><text:span text:style-name="T12">client</text:span><text:span text:style-name="T5">.</text:span><text:span text:style-name="T6">query</text:span><text:span text:style-name="T5">(</text:span><text:span text:style-name="T8">"</text:span><text:span text:style-name="T9">INSERT INTO doacao (codigo_doador, data, volume) VALUES ($1, $2, $3) RETURNING *</text:span><text:span text:style-name="T8">"</text:span><text:span text:style-name="T5">, [</text:span><text:span text:style-name="T12">doador</text:span><text:span text:style-name="T5">, </text:span><text:span text:style-name="T12">dataDoacao</text:span><text:span text:style-name="T5">, </text:span><text:span text:style-name="T12">qtdSangue</text:span><text:span text:style-name="T5">]);</text:span></text:p>
      <text:p text:style-name="P1"><text:span text:style-name="T5"><text:s text:c="8"/></text:span><text:span text:style-name="T2">const</text:span><text:span text:style-name="T5"> </text:span><text:span text:style-name="T12">newItem</text:span><text:span text:style-name="T5"> </text:span><text:span text:style-name="T2">=</text:span><text:span text:style-name="T5"> </text:span><text:span text:style-name="T12">result</text:span><text:span text:style-name="T5">.rows[</text:span><text:span text:style-name="T12">0</text:span><text:span text:style-name="T5">];</text:span></text:p>
      <text:p text:style-name="P1"><text:span text:style-name="T5"><text:s text:c="8"/></text:span><text:span text:style-name="T14">res</text:span><text:span text:style-name="T5">.</text:span><text:span text:style-name="T6">json</text:span><text:span text:style-name="T5">(</text:span><text:span text:style-name="T12">newItem</text:span><text:span text:style-name="T5">);</text:span></text:p>
      <text:p text:style-name="P1"><text:span text:style-name="T5"><text:s text:c="8"/></text:span><text:span text:style-name="T2">const</text:span><text:span text:style-name="T5"> </text:span><text:span text:style-name="T12">update</text:span><text:span text:style-name="T5"> </text:span><text:span text:style-name="T2">=</text:span><text:span text:style-name="T5"> </text:span><text:span text:style-name="T2">await</text:span><text:span text:style-name="T5"> </text:span><text:span text:style-name="T12">client</text:span><text:span text:style-name="T5">.</text:span><text:span text:style-name="T6">query</text:span><text:span text:style-name="T5">(</text:span><text:span text:style-name="T8">"</text:span><text:span text:style-name="T9">UPDATE DOADOR SET tipo_rh_corretos = true, tipo_sanguineo = $1, rh = $2 WHERE codigo = $3</text:span><text:span text:style-name="T8">"</text:span><text:span text:style-name="T5">, [</text:span><text:span text:style-name="T12">tipo_sanguineo</text:span><text:span text:style-name="T5">, </text:span><text:span text:style-name="T12">rh</text:span><text:span text:style-name="T5">, </text:span><text:span text:style-name="T12">doador</text:span><text:span text:style-name="T5">]);</text:span></text:p>
      <text:p text:style-name="P1"><text:span text:style-name="T5"><text:s text:c="8"/></text:span><text:span text:style-name="T12">client</text:span><text:span text:style-name="T5">.</text:span><text:span text:style-name="T6">release</text:span><text:span text:style-name="T5">();</text:span></text:p>
      <text:p text:style-name="P1"><text:span text:style-name="T5"><text:s text:c="4"/>} </text:span><text:span text:style-name="T2">catch</text:span><text:span text:style-name="T5"> (err) {</text:span></text:p>
      <text:p text:style-name="P1"><text:span text:style-name="T5"><text:s text:c="8"/></text:span><text:span text:style-name="T12">console</text:span><text:span text:style-name="T5">.</text:span><text:span text:style-name="T6">error</text:span><text:span text:style-name="T5">(err);</text:span></text:p>
      <text:p text:style-name="P1"><text:span text:style-name="T5"><text:s text:c="8"/></text:span><text:span text:style-name="T14">res</text:span><text:span text:style-name="T5">.</text:span><text:span text:style-name="T6">status</text:span><text:span text:style-name="T5">(</text:span><text:span text:style-name="T12">500</text:span><text:span text:style-name="T5">).</text:span><text:span text:style-name="T6">json</text:span><text:span text:style-name="T5">({ message</text:span><text:span text:style-name="T2">:</text:span><text:span text:style-name="T5"> </text:span><text:span text:style-name="T8">'</text:span><text:span text:style-name="T9">Erro interno do servidor</text:span><text:span text:style-name="T8">'</text:span><text:span text:style-name="T5"> });</text:span></text:p>
      <text:p text:style-name="P1"><text:span text:style-name="T5"><text:s text:c="4"/>}</text:span></text:p>
      <text:p text:style-name="P1"><text:soft-page-break/><text:span text:style-name="T5">})</text:span></text:p>
      <text:p text:style-name="P2"/>
      <text:p text:style-name="P1"><text:span text:style-name="T12">routes</text:span><text:span text:style-name="T5">.</text:span><text:span text:style-name="T6">post</text:span><text:span text:style-name="T5">(</text:span><text:span text:style-name="T8">'</text:span><text:span text:style-name="T9">/excluirDoador/:id</text:span><text:span text:style-name="T8">'</text:span><text:span text:style-name="T5">, </text:span><text:span text:style-name="T2">async</text:span><text:span text:style-name="T5"> (</text:span><text:span text:style-name="T14">req</text:span><text:span text:style-name="T5">, </text:span><text:span text:style-name="T14">res</text:span><text:span text:style-name="T5">) </text:span><text:span text:style-name="T2">=&gt;</text:span><text:span text:style-name="T5"> {</text:span></text:p>
      <text:p text:style-name="P1"><text:span text:style-name="T5"><text:s text:c="4"/></text:span><text:span text:style-name="T2">const</text:span><text:span text:style-name="T5"> </text:span><text:span text:style-name="T12">id</text:span><text:span text:style-name="T5"> </text:span><text:span text:style-name="T2">=</text:span><text:span text:style-name="T5"> </text:span><text:span text:style-name="T14">req</text:span><text:span text:style-name="T5">.params.id;</text:span></text:p>
      <text:p text:style-name="P1"><text:span text:style-name="T5"><text:s text:c="4"/></text:span><text:span text:style-name="T2">const</text:span><text:span text:style-name="T5"> { </text:span><text:span text:style-name="T12">nome</text:span><text:span text:style-name="T5">, </text:span><text:span text:style-name="T12">cpf</text:span><text:span text:style-name="T5">, </text:span><text:span text:style-name="T12">contato</text:span><text:span text:style-name="T5">, </text:span><text:span text:style-name="T12">tipo_sanguineo</text:span><text:span text:style-name="T5">, </text:span><text:span text:style-name="T12">rh</text:span><text:span text:style-name="T5">, </text:span><text:span text:style-name="T12">tipo_rh_corretos</text:span><text:span text:style-name="T5">, </text:span><text:span text:style-name="T12">situacao</text:span><text:span text:style-name="T5"> } </text:span><text:span text:style-name="T2">=</text:span><text:span text:style-name="T5"> </text:span><text:span text:style-name="T14">req</text:span><text:span text:style-name="T5">.body;</text:span></text:p>
      <text:p text:style-name="P2"/>
      <text:p text:style-name="P1"><text:span text:style-name="T5"><text:s text:c="4"/></text:span><text:span text:style-name="T2">try</text:span><text:span text:style-name="T5"> {</text:span></text:p>
      <text:p text:style-name="P1"><text:span text:style-name="T5"><text:s text:c="8"/></text:span><text:span text:style-name="T2">const</text:span><text:span text:style-name="T5"> </text:span><text:span text:style-name="T12">client</text:span><text:span text:style-name="T5"> </text:span><text:span text:style-name="T2">=</text:span><text:span text:style-name="T5"> </text:span><text:span text:style-name="T2">await</text:span><text:span text:style-name="T5"> </text:span><text:span text:style-name="T12">pool</text:span><text:span text:style-name="T5">.</text:span><text:span text:style-name="T6">connect</text:span><text:span text:style-name="T5">();</text:span></text:p>
      <text:p text:style-name="P1"><text:span text:style-name="T5"><text:s text:c="8"/></text:span><text:span text:style-name="T2">const</text:span><text:span text:style-name="T5"> </text:span><text:span text:style-name="T12">result</text:span><text:span text:style-name="T5"> </text:span><text:span text:style-name="T2">=</text:span><text:span text:style-name="T5"> </text:span><text:span text:style-name="T2">await</text:span><text:span text:style-name="T5"> </text:span><text:span text:style-name="T12">client</text:span><text:span text:style-name="T5">.</text:span><text:span text:style-name="T6">query</text:span><text:span text:style-name="T5">(</text:span><text:span text:style-name="T8">"</text:span><text:span text:style-name="T9">UPDATE DOADOR SET situacao = 'Inativo' WHERE codigo = $1</text:span><text:span text:style-name="T8">"</text:span><text:span text:style-name="T5">, [</text:span><text:span text:style-name="T12">id</text:span><text:span text:style-name="T5">]);</text:span></text:p>
      <text:p text:style-name="P1"><text:span text:style-name="T5"><text:s text:c="8"/></text:span><text:span text:style-name="T12">client</text:span><text:span text:style-name="T5">.</text:span><text:span text:style-name="T6">release</text:span><text:span text:style-name="T5">();</text:span></text:p>
      <text:p text:style-name="P1"><text:span text:style-name="T5"><text:s text:c="8"/></text:span><text:span text:style-name="T15">// Após a atualização, você pode enviar uma resposta de sucesso</text:span></text:p>
      <text:p text:style-name="P1"><text:span text:style-name="T5"><text:s text:c="8"/></text:span><text:span text:style-name="T14">res</text:span><text:span text:style-name="T5">.</text:span><text:span text:style-name="T6">status</text:span><text:span text:style-name="T5">(</text:span><text:span text:style-name="T12">200</text:span><text:span text:style-name="T5">).</text:span><text:span text:style-name="T6">json</text:span><text:span text:style-name="T5">({ message</text:span><text:span text:style-name="T2">:</text:span><text:span text:style-name="T5"> </text:span><text:span text:style-name="T8">'</text:span><text:span text:style-name="T9">Doador excluído com sucesso</text:span><text:span text:style-name="T8">'</text:span><text:span text:style-name="T5"> });</text:span></text:p>
      <text:p text:style-name="P1"><text:span text:style-name="T5"><text:s text:c="4"/>} </text:span><text:span text:style-name="T2">catch</text:span><text:span text:style-name="T5"> (err) {</text:span></text:p>
      <text:p text:style-name="P1"><text:span text:style-name="T5"><text:s text:c="8"/></text:span><text:span text:style-name="T12">console</text:span><text:span text:style-name="T5">.</text:span><text:span text:style-name="T6">error</text:span><text:span text:style-name="T5">(</text:span><text:span text:style-name="T8">'</text:span><text:span text:style-name="T9">Erro ao atualizar doador:</text:span><text:span text:style-name="T8">'</text:span><text:span text:style-name="T5">, err);</text:span></text:p>
      <text:p text:style-name="P1"><text:span text:style-name="T5"><text:s text:c="8"/></text:span><text:span text:style-name="T14">res</text:span><text:span text:style-name="T5">.</text:span><text:span text:style-name="T6">status</text:span><text:span text:style-name="T5">(</text:span><text:span text:style-name="T12">500</text:span><text:span text:style-name="T5">).</text:span><text:span text:style-name="T6">json</text:span><text:span text:style-name="T5">({ error</text:span><text:span text:style-name="T2">:</text:span><text:span text:style-name="T5"> </text:span><text:span text:style-name="T8">'</text:span><text:span text:style-name="T9">Erro ao atualizar doador</text:span><text:span text:style-name="T8">'</text:span><text:span text:style-name="T5"> });</text:span></text:p>
      <text:p text:style-name="P1"><text:span text:style-name="T5"><text:s text:c="4"/>}</text:span></text:p>
      <text:p text:style-name="P1"><text:span text:style-name="T5">});</text:span></text:p>
      <text:p text:style-name="P2"/>
      <text:p text:style-name="P1"><text:span text:style-name="T15">//rotas exercício</text:span></text:p>
      <text:p text:style-name="P1"><text:span text:style-name="T12">routes</text:span><text:span text:style-name="T5">.</text:span><text:span text:style-name="T6">get</text:span><text:span text:style-name="T5">(</text:span><text:span text:style-name="T8">'</text:span><text:span text:style-name="T9">/a1</text:span><text:span text:style-name="T8">'</text:span><text:span text:style-name="T5">, etapa3.</text:span><text:span text:style-name="T6">a1</text:span><text:span text:style-name="T5">);</text:span></text:p>
      <text:p text:style-name="P1"><text:span text:style-name="T12">routes</text:span><text:span text:style-name="T5">.</text:span><text:span text:style-name="T6">get</text:span><text:span text:style-name="T5">(</text:span><text:span text:style-name="T8">'</text:span><text:span text:style-name="T9">/a2/:id</text:span><text:span text:style-name="T8">'</text:span><text:span text:style-name="T5">, etapa3.</text:span><text:span text:style-name="T6">a2</text:span><text:span text:style-name="T5">);</text:span></text:p>
      <text:p text:style-name="P1"><text:soft-page-break/><text:span text:style-name="T12">routes</text:span><text:span text:style-name="T5">.</text:span><text:span text:style-name="T6">get</text:span><text:span text:style-name="T5">(</text:span><text:span text:style-name="T8">'</text:span><text:span text:style-name="T9">/a3</text:span><text:span text:style-name="T8">'</text:span><text:span text:style-name="T5">, etapa3.</text:span><text:span text:style-name="T6">a3</text:span><text:span text:style-name="T5">);</text:span></text:p>
      <text:p text:style-name="P1"><text:span text:style-name="T15">//routes.post('/formulario', etapa4.a4);</text:span></text:p>
      <text:p text:style-name="P2"/>
      <text:p text:style-name="P1"><text:span text:style-name="T13">module</text:span><text:span text:style-name="T5">.</text:span><text:span text:style-name="T13">exports</text:span><text:span text:style-name="T5"> </text:span><text:span text:style-name="T2">=</text:span><text:span text:style-name="T5"> </text:span><text:span text:style-name="T12">routes</text:span><text:span text:style-name="T5">;</text:span></text:p>
      <text:p text:style-name="P2"/>
      <text:p text:style-name="Standard"/>
      <text:p text:style-name="Standard"><text:span text:style-name="T1">Front-end: <text:line-break/></text:span></text:p>
      <text:p text:style-name="Standard">Crie o arquivo cadastrarDoacao.js dentro da pasta components e cole o código abaixo nele:</text:p>
      <text:p text:style-name="Standard"/>
      <text:p text:style-name="P1"><text:span text:style-name="T2">import</text:span><text:span text:style-name="T5"> React, { useState, useEffect } </text:span><text:span text:style-name="T2">from</text:span><text:span text:style-name="T5"> </text:span><text:span text:style-name="T8">'</text:span><text:span text:style-name="T9">react</text:span><text:span text:style-name="T8">'</text:span><text:span text:style-name="T5">;</text:span></text:p>
      <text:p text:style-name="P1"><text:span text:style-name="T2">import</text:span><text:span text:style-name="T5"> axios </text:span><text:span text:style-name="T2">from</text:span><text:span text:style-name="T5"> </text:span><text:span text:style-name="T8">'</text:span><text:span text:style-name="T9">axios</text:span><text:span text:style-name="T8">'</text:span><text:span text:style-name="T5">;</text:span></text:p>
      <text:p text:style-name="P2"/>
      <text:p text:style-name="P1"><text:span text:style-name="T2">const</text:span><text:span text:style-name="T5"> </text:span><text:span text:style-name="T6">Formulario</text:span><text:span text:style-name="T5"> </text:span><text:span text:style-name="T2">=</text:span><text:span text:style-name="T5"> () </text:span><text:span text:style-name="T2">=&gt;</text:span><text:span text:style-name="T5"> {</text:span></text:p>
      <text:p text:style-name="P2"/>
      <text:p text:style-name="P1"><text:span text:style-name="T5"><text:s text:c="2"/></text:span><text:span text:style-name="T2">const</text:span><text:span text:style-name="T5"> [</text:span><text:span text:style-name="T12">items</text:span><text:span text:style-name="T5">, </text:span><text:span text:style-name="T6">setItems</text:span><text:span text:style-name="T5">] </text:span><text:span text:style-name="T2">=</text:span><text:span text:style-name="T5"> </text:span><text:span text:style-name="T6">useState</text:span><text:span text:style-name="T5">([]);</text:span></text:p>
      <text:p text:style-name="P2"/>
      <text:p text:style-name="P1"><text:span text:style-name="T5"><text:s text:c="2"/></text:span><text:span text:style-name="T6">useEffect</text:span><text:span text:style-name="T5">(() </text:span><text:span text:style-name="T2">=&gt;</text:span><text:span text:style-name="T5"> {</text:span></text:p>
      <text:p text:style-name="P1"><text:span text:style-name="T5"><text:s text:c="6"/></text:span><text:span text:style-name="T2">const</text:span><text:span text:style-name="T5"> </text:span><text:span text:style-name="T6">fetchData</text:span><text:span text:style-name="T5"> </text:span><text:span text:style-name="T2">=</text:span><text:span text:style-name="T5"> </text:span><text:span text:style-name="T2">async</text:span><text:span text:style-name="T5"> () </text:span><text:span text:style-name="T2">=&gt;</text:span><text:span text:style-name="T5"> {</text:span></text:p>
      <text:p text:style-name="P1"><text:span text:style-name="T5"><text:s text:c="10"/></text:span><text:span text:style-name="T2">try</text:span><text:span text:style-name="T5"> {</text:span></text:p>
      <text:p text:style-name="P1"><text:span text:style-name="T5"><text:s text:c="14"/></text:span><text:span text:style-name="T2">const</text:span><text:span text:style-name="T5"> </text:span><text:span text:style-name="T12">response</text:span><text:span text:style-name="T5"> </text:span><text:span text:style-name="T2">=</text:span><text:span text:style-name="T5"> </text:span><text:span text:style-name="T2">await</text:span><text:span text:style-name="T5"> </text:span><text:span text:style-name="T12">axios</text:span><text:span text:style-name="T5">.</text:span><text:span text:style-name="T6">get</text:span><text:span text:style-name="T5">(</text:span><text:span text:style-name="T8">'</text:span><text:span text:style-name="T9">http://localhost:3333/doador</text:span><text:span text:style-name="T8">'</text:span><text:span text:style-name="T5">);</text:span></text:p>
      <text:p text:style-name="P1"><text:span text:style-name="T5"><text:s text:c="14"/></text:span><text:span text:style-name="T6">setItems</text:span><text:span text:style-name="T5">(</text:span><text:span text:style-name="T12">response</text:span><text:span text:style-name="T5">.data);</text:span></text:p>
      <text:p text:style-name="P1"><text:soft-page-break/><text:span text:style-name="T5"><text:s text:c="10"/>} </text:span><text:span text:style-name="T2">catch</text:span><text:span text:style-name="T5"> (err) {</text:span></text:p>
      <text:p text:style-name="P1"><text:span text:style-name="T5"><text:s text:c="14"/></text:span><text:span text:style-name="T12">console</text:span><text:span text:style-name="T5">.</text:span><text:span text:style-name="T6">error</text:span><text:span text:style-name="T5">(err);</text:span></text:p>
      <text:p text:style-name="P1"><text:span text:style-name="T5"><text:s text:c="10"/>}</text:span></text:p>
      <text:p text:style-name="P1"><text:span text:style-name="T5"><text:s text:c="6"/>};</text:span></text:p>
      <text:p text:style-name="P2"/>
      <text:p text:style-name="P1"><text:span text:style-name="T5"><text:s text:c="6"/></text:span><text:span text:style-name="T6">fetchData</text:span><text:span text:style-name="T5">();</text:span></text:p>
      <text:p text:style-name="P1"><text:span text:style-name="T5"><text:s text:c="2"/>}, []);</text:span></text:p>
      <text:p text:style-name="P1"><text:span text:style-name="T5"><text:s text:c="3"/></text:span></text:p>
      <text:p text:style-name="P1"><text:span text:style-name="T5"><text:s/></text:span><text:span text:style-name="T2">const</text:span><text:span text:style-name="T5"> [</text:span><text:span text:style-name="T12">doador</text:span><text:span text:style-name="T5">, </text:span><text:span text:style-name="T6">setDoador</text:span><text:span text:style-name="T5">] </text:span><text:span text:style-name="T2">=</text:span><text:span text:style-name="T5"> </text:span><text:span text:style-name="T6">useState</text:span><text:span text:style-name="T5">(</text:span><text:span text:style-name="T8">''</text:span><text:span text:style-name="T5">);</text:span></text:p>
      <text:p text:style-name="P1"><text:span text:style-name="T5"><text:s/></text:span><text:span text:style-name="T2">const</text:span><text:span text:style-name="T5"> [</text:span><text:span text:style-name="T12">qtdSangue</text:span><text:span text:style-name="T5">, </text:span><text:span text:style-name="T6">setQtdSangue</text:span><text:span text:style-name="T5">] </text:span><text:span text:style-name="T2">=</text:span><text:span text:style-name="T5"> </text:span><text:span text:style-name="T6">useState</text:span><text:span text:style-name="T5">(</text:span><text:span text:style-name="T8">''</text:span><text:span text:style-name="T5">);</text:span></text:p>
      <text:p text:style-name="P1"><text:span text:style-name="T5"><text:s/></text:span><text:span text:style-name="T2">const</text:span><text:span text:style-name="T5"> [</text:span><text:span text:style-name="T12">dataDoacao</text:span><text:span text:style-name="T5">, </text:span><text:span text:style-name="T6">setData</text:span><text:span text:style-name="T5">] </text:span><text:span text:style-name="T2">=</text:span><text:span text:style-name="T5"> </text:span><text:span text:style-name="T6">useState</text:span><text:span text:style-name="T5">(</text:span><text:span text:style-name="T8">''</text:span><text:span text:style-name="T5">);</text:span></text:p>
      <text:p text:style-name="P1"><text:span text:style-name="T5"><text:s/></text:span><text:span text:style-name="T2">const</text:span><text:span text:style-name="T5"> [</text:span><text:span text:style-name="T12">tipo_sanguineo</text:span><text:span text:style-name="T5">, </text:span><text:span text:style-name="T6">setTipoSanguineo</text:span><text:span text:style-name="T5">] </text:span><text:span text:style-name="T2">=</text:span><text:span text:style-name="T5"> </text:span><text:span text:style-name="T6">useState</text:span><text:span text:style-name="T5">(</text:span><text:span text:style-name="T8">''</text:span><text:span text:style-name="T5">);</text:span></text:p>
      <text:p text:style-name="P1"><text:span text:style-name="T5"><text:s/></text:span><text:span text:style-name="T2">const</text:span><text:span text:style-name="T5"> [</text:span><text:span text:style-name="T12">rh</text:span><text:span text:style-name="T5">, </text:span><text:span text:style-name="T6">setRh</text:span><text:span text:style-name="T5">] </text:span><text:span text:style-name="T2">=</text:span><text:span text:style-name="T5"> </text:span><text:span text:style-name="T6">useState</text:span><text:span text:style-name="T5">(</text:span><text:span text:style-name="T8">''</text:span><text:span text:style-name="T5">);</text:span></text:p>
      <text:p text:style-name="P1"><text:span text:style-name="T5"><text:s/></text:span><text:span text:style-name="T2">const</text:span><text:span text:style-name="T5"> [</text:span><text:span text:style-name="T12">erros</text:span><text:span text:style-name="T5">, </text:span><text:span text:style-name="T6">setErrors</text:span><text:span text:style-name="T5">] </text:span><text:span text:style-name="T2">=</text:span><text:span text:style-name="T5"> </text:span><text:span text:style-name="T6">useState</text:span><text:span text:style-name="T5">({});</text:span></text:p>
      <text:p text:style-name="P2"/>
      <text:p text:style-name="P1"><text:span text:style-name="T5"><text:s/></text:span><text:span text:style-name="T2">const</text:span><text:span text:style-name="T5"> </text:span><text:span text:style-name="T6">handleSubmit</text:span><text:span text:style-name="T5"> </text:span><text:span text:style-name="T2">=</text:span><text:span text:style-name="T5"> </text:span><text:span text:style-name="T2">async</text:span><text:span text:style-name="T5"> (</text:span><text:span text:style-name="T14">e</text:span><text:span text:style-name="T5">) </text:span><text:span text:style-name="T2">=&gt;</text:span><text:span text:style-name="T5"> {</text:span></text:p>
      <text:p text:style-name="P1"><text:span text:style-name="T5"><text:s text:c="3"/></text:span><text:span text:style-name="T14">e</text:span><text:span text:style-name="T5">.</text:span><text:span text:style-name="T6">preventDefault</text:span><text:span text:style-name="T5">();</text:span></text:p>
      <text:p text:style-name="P1"><text:span text:style-name="T5"><text:s text:c="3"/></text:span></text:p>
      <text:p text:style-name="P1"><text:span text:style-name="T5"><text:s text:c="3"/></text:span><text:span text:style-name="T15">// Validação dos dados do formulário</text:span></text:p>
      <text:p text:style-name="P1"><text:span text:style-name="T5"><text:s text:c="3"/></text:span><text:span text:style-name="T2">const</text:span><text:span text:style-name="T5"> </text:span><text:span text:style-name="T12">validationErrors</text:span><text:span text:style-name="T5"> </text:span><text:span text:style-name="T2">=</text:span><text:span text:style-name="T5"> {};</text:span></text:p>
      <text:p text:style-name="P2"/>
      <text:p text:style-name="P1"><text:soft-page-break/><text:span text:style-name="T5"><text:s text:c="3"/></text:span><text:span text:style-name="T2">if</text:span><text:span text:style-name="T5"> (</text:span><text:span text:style-name="T2">!</text:span><text:span text:style-name="T12">doador</text:span><text:span text:style-name="T5">) {</text:span></text:p>
      <text:p text:style-name="P1"><text:span text:style-name="T5"><text:s text:c="4"/></text:span><text:span text:style-name="T12">validationErrors</text:span><text:span text:style-name="T5">.doador </text:span><text:span text:style-name="T2">=</text:span><text:span text:style-name="T5"> </text:span><text:span text:style-name="T8">'</text:span><text:span text:style-name="T9">O doador é obrigatório e deve ter entre 2 e 255 caracteres</text:span><text:span text:style-name="T8">'</text:span><text:span text:style-name="T5">;</text:span></text:p>
      <text:p text:style-name="P1"><text:span text:style-name="T5"><text:s text:c="2"/>}</text:span></text:p>
      <text:p text:style-name="P2"/>
      <text:p text:style-name="P1"><text:span text:style-name="T5"><text:s text:c="2"/></text:span><text:span text:style-name="T2">if</text:span><text:span text:style-name="T5"> (</text:span><text:span text:style-name="T2">!</text:span><text:span text:style-name="T12">qtdSangue</text:span><text:span text:style-name="T5"> </text:span><text:span text:style-name="T2">||</text:span><text:span text:style-name="T5"> </text:span><text:span text:style-name="T10">isNaN</text:span><text:span text:style-name="T5">(</text:span><text:span text:style-name="T12">qtdSangue</text:span><text:span text:style-name="T5">) </text:span><text:span text:style-name="T2">||</text:span><text:span text:style-name="T5"> </text:span><text:span text:style-name="T12">qtdSangue</text:span><text:span text:style-name="T5"> </text:span><text:span text:style-name="T2">&lt;=</text:span><text:span text:style-name="T5"> </text:span><text:span text:style-name="T12">0</text:span><text:span text:style-name="T5"> </text:span><text:span text:style-name="T2">||</text:span><text:span text:style-name="T5"> </text:span><text:span text:style-name="T12">qtdSangue</text:span><text:span text:style-name="T5"> </text:span><text:span text:style-name="T2">&gt;=</text:span><text:span text:style-name="T5"> </text:span><text:span text:style-name="T12">1000</text:span><text:span text:style-name="T5">) {</text:span></text:p>
      <text:p text:style-name="P1"><text:span text:style-name="T5"><text:s text:c="4"/></text:span><text:span text:style-name="T12">validationErrors</text:span><text:span text:style-name="T5">.qtdSangue </text:span><text:span text:style-name="T2">=</text:span><text:span text:style-name="T5"> </text:span><text:span text:style-name="T8">'</text:span><text:span text:style-name="T9">Quantidade de sangue é obrigatória</text:span><text:span text:style-name="T8">'</text:span><text:span text:style-name="T5">;</text:span></text:p>
      <text:p text:style-name="P1"><text:span text:style-name="T5"><text:s text:c="2"/>}</text:span></text:p>
      <text:p text:style-name="P2"/>
      <text:p text:style-name="P1"><text:span text:style-name="T5"><text:s text:c="2"/></text:span><text:span text:style-name="T2">if</text:span><text:span text:style-name="T5"> (</text:span><text:span text:style-name="T2">!</text:span><text:span text:style-name="T12">rh</text:span><text:span text:style-name="T5">) {</text:span></text:p>
      <text:p text:style-name="P1"><text:span text:style-name="T5"><text:s text:c="4"/></text:span><text:span text:style-name="T12">validationErrors</text:span><text:span text:style-name="T5">.rh </text:span><text:span text:style-name="T2">=</text:span><text:span text:style-name="T5"> </text:span><text:span text:style-name="T8">'</text:span><text:span text:style-name="T9">Selecione um RH</text:span><text:span text:style-name="T8">'</text:span><text:span text:style-name="T5">;</text:span></text:p>
      <text:p text:style-name="P1"><text:span text:style-name="T5"><text:s text:c="2"/>}</text:span></text:p>
      <text:p text:style-name="P2"/>
      <text:p text:style-name="P1"><text:span text:style-name="T5"><text:s text:c="2"/></text:span><text:span text:style-name="T6">setErrors</text:span><text:span text:style-name="T5">(</text:span><text:span text:style-name="T12">validationErrors</text:span><text:span text:style-name="T5">);</text:span></text:p>
      <text:p text:style-name="P1"><text:span text:style-name="T5"><text:s/></text:span></text:p>
      <text:p text:style-name="P1"><text:span text:style-name="T5"><text:s text:c="2"/></text:span><text:span text:style-name="T2">if</text:span><text:span text:style-name="T5"> (Object.</text:span><text:span text:style-name="T6">keys</text:span><text:span text:style-name="T5">(validationErrors).length </text:span><text:span text:style-name="T2">===</text:span><text:span text:style-name="T5"> </text:span><text:span text:style-name="T12">0</text:span><text:span text:style-name="T5">) {</text:span></text:p>
      <text:p text:style-name="P1"><text:span text:style-name="T5"><text:s text:c="4"/></text:span><text:span text:style-name="T15">// Se não houver erros de validação, você pode enviar os dados do formulário para a API</text:span></text:p>
      <text:p text:style-name="P1"><text:span text:style-name="T5"><text:s text:c="4"/></text:span><text:span text:style-name="T2">const</text:span><text:span text:style-name="T5"> formData </text:span><text:span text:style-name="T2">=</text:span><text:span text:style-name="T5"> {</text:span></text:p>
      <text:p text:style-name="P1"><text:span text:style-name="T5"><text:s text:c="6"/>doador,</text:span></text:p>
      <text:p text:style-name="P1"><text:span text:style-name="T5"><text:s text:c="6"/>qtdSangue,</text:span></text:p>
      <text:p text:style-name="P1"><text:span text:style-name="T5"><text:s text:c="6"/>dataDoacao,</text:span></text:p>
      <text:p text:style-name="P1"><text:span text:style-name="T5"><text:s text:c="6"/>tipo_sanguineo,</text:span></text:p>
      <text:p text:style-name="P1"><text:soft-page-break/><text:span text:style-name="T5"><text:s text:c="6"/>rh</text:span></text:p>
      <text:p text:style-name="P1"><text:span text:style-name="T5"><text:s text:c="4"/>}</text:span></text:p>
      <text:p text:style-name="P2"/>
      <text:p text:style-name="P1"><text:span text:style-name="T5"><text:s text:c="3"/></text:span><text:span text:style-name="T15">// Exibindo os dados do formulário no console</text:span></text:p>
      <text:p text:style-name="P1"><text:span text:style-name="T5"><text:s text:c="3"/>console.</text:span><text:span text:style-name="T6">log</text:span><text:span text:style-name="T5">(formData);</text:span></text:p>
      <text:p text:style-name="P2"/>
      <text:p text:style-name="P1"><text:span text:style-name="T5"><text:s text:c="4"/></text:span><text:span text:style-name="T2">try</text:span><text:span text:style-name="T5"> {</text:span></text:p>
      <text:p text:style-name="P1"><text:span text:style-name="T5"><text:s text:c="12"/></text:span><text:span text:style-name="T2">const</text:span><text:span text:style-name="T5"> response </text:span><text:span text:style-name="T2">=</text:span><text:span text:style-name="T5"> </text:span><text:span text:style-name="T2">await</text:span><text:span text:style-name="T5"> </text:span><text:span text:style-name="T6">fetch</text:span><text:span text:style-name="T5">(</text:span><text:span text:style-name="T8">'</text:span><text:span text:style-name="T9">http://localhost:3333/cadastrarDoacao</text:span><text:span text:style-name="T8">'</text:span><text:span text:style-name="T5">, {</text:span></text:p>
      <text:p text:style-name="P1"><text:span text:style-name="T5"><text:s text:c="12"/>method</text:span><text:span text:style-name="T2">:</text:span><text:span text:style-name="T5"> </text:span><text:span text:style-name="T8">'</text:span><text:span text:style-name="T9">POST</text:span><text:span text:style-name="T8">'</text:span><text:span text:style-name="T5">, </text:span><text:span text:style-name="T15">// Método HTTP para enviar os dados</text:span></text:p>
      <text:p text:style-name="P1"><text:span text:style-name="T5"><text:s text:c="12"/>headers</text:span><text:span text:style-name="T2">:</text:span><text:span text:style-name="T5"> {</text:span></text:p>
      <text:p text:style-name="P1"><text:span text:style-name="T5"><text:s text:c="16"/></text:span><text:span text:style-name="T8">'</text:span><text:span text:style-name="T9">Content-Type</text:span><text:span text:style-name="T8">'</text:span><text:span text:style-name="T2">:</text:span><text:span text:style-name="T5"> </text:span><text:span text:style-name="T8">'</text:span><text:span text:style-name="T9">application/json</text:span><text:span text:style-name="T8">'</text:span><text:span text:style-name="T5"> </text:span><text:span text:style-name="T15">// Tipo de conteúdo do corpo da requisição</text:span></text:p>
      <text:p text:style-name="P1"><text:span text:style-name="T5"><text:s text:c="12"/>},</text:span></text:p>
      <text:p text:style-name="P1"><text:span text:style-name="T5"><text:s text:c="12"/>body</text:span><text:span text:style-name="T2">:</text:span><text:span text:style-name="T5"> </text:span><text:span text:style-name="T12">JSON</text:span><text:span text:style-name="T5">.</text:span><text:span text:style-name="T6">stringify</text:span><text:span text:style-name="T5">(formData) </text:span><text:span text:style-name="T15">// Dados do formulário convertidos para JSON</text:span></text:p>
      <text:p text:style-name="P1"><text:span text:style-name="T5"><text:s text:c="12"/>});</text:span></text:p>
      <text:p text:style-name="P2"/>
      <text:p text:style-name="P1"><text:span text:style-name="T5"><text:s text:c="12"/></text:span><text:span text:style-name="T2">if</text:span><text:span text:style-name="T5"> (response.ok) {</text:span></text:p>
      <text:p text:style-name="P1"><text:span text:style-name="T5"><text:s text:c="14"/>console.</text:span><text:span text:style-name="T6">log</text:span><text:span text:style-name="T5">(</text:span><text:span text:style-name="T8">'</text:span><text:span text:style-name="T9">Dados enviados com sucesso!</text:span><text:span text:style-name="T8">'</text:span><text:span text:style-name="T5">);</text:span></text:p>
      <text:p text:style-name="P1"><text:span text:style-name="T5"><text:s text:c="14"/></text:span><text:span text:style-name="T6">alert</text:span><text:span text:style-name="T5">(</text:span><text:span text:style-name="T8">'</text:span><text:span text:style-name="T9">Cadastrado com sucesso!</text:span><text:span text:style-name="T8">'</text:span><text:span text:style-name="T5">)</text:span></text:p>
      <text:p text:style-name="P1"><text:span text:style-name="T5"><text:s text:c="12"/>} </text:span><text:span text:style-name="T2">else</text:span><text:span text:style-name="T5"> {</text:span></text:p>
      <text:p text:style-name="P1"><text:span text:style-name="T5"><text:s text:c="16"/>console.</text:span><text:span text:style-name="T6">error</text:span><text:span text:style-name="T5">(</text:span><text:span text:style-name="T8">'</text:span><text:span text:style-name="T9">Falha ao enviar os dados.</text:span><text:span text:style-name="T8">'</text:span><text:span text:style-name="T5">);</text:span></text:p>
      <text:p text:style-name="P1"><text:span text:style-name="T5"><text:s text:c="16"/>console.</text:span><text:span text:style-name="T6">log</text:span><text:span text:style-name="T5">(response);</text:span></text:p>
      <text:p text:style-name="P1"><text:soft-page-break/><text:span text:style-name="T5"><text:s text:c="12"/>}</text:span></text:p>
      <text:p text:style-name="P1"><text:span text:style-name="T5"><text:s text:c="8"/>} </text:span><text:span text:style-name="T2">catch</text:span><text:span text:style-name="T5"> (error) {console.</text:span><text:span text:style-name="T6">log</text:span><text:span text:style-name="T5">(</text:span><text:span text:style-name="T8">'</text:span><text:span text:style-name="T9">Erro ao enviar os dados:</text:span><text:span text:style-name="T8">'</text:span><text:span text:style-name="T5">, error);}</text:span></text:p>
      <text:p text:style-name="P1"><text:span text:style-name="T5"><text:s text:c="4"/>}</text:span><text:span text:style-name="T2">else</text:span><text:span text:style-name="T5">{</text:span></text:p>
      <text:p text:style-name="P1"><text:span text:style-name="T5"><text:s text:c="8"/></text:span><text:span text:style-name="T6">alert</text:span><text:span text:style-name="T5">(</text:span><text:span text:style-name="T8">"</text:span><text:span text:style-name="T9">Dados inválidos!</text:span><text:span text:style-name="T8">"</text:span><text:span text:style-name="T5">);</text:span></text:p>
      <text:p text:style-name="P1"><text:span text:style-name="T5"><text:s text:c="4"/>}</text:span></text:p>
      <text:p text:style-name="P1"><text:span text:style-name="T5"><text:s/>};</text:span></text:p>
      <text:p text:style-name="P2"/>
      <text:p text:style-name="P1"><text:span text:style-name="T5"><text:s/></text:span><text:span text:style-name="T2">return</text:span><text:span text:style-name="T5"> (</text:span></text:p>
      <text:p text:style-name="P1"><text:span text:style-name="T5"><text:s text:c="3"/>&lt;</text:span><text:span text:style-name="T2">form</text:span><text:span text:style-name="T5"> </text:span><text:span text:style-name="T7">onSubmit</text:span><text:span text:style-name="T2">={</text:span><text:span text:style-name="T6">handleSubmit</text:span><text:span text:style-name="T2">}</text:span><text:span text:style-name="T5">&gt;</text:span></text:p>
      <text:p text:style-name="P1"><text:span text:style-name="T5"><text:s text:c="5"/>&lt;</text:span><text:span text:style-name="T2">label</text:span><text:span text:style-name="T5">&gt;</text:span></text:p>
      <text:p text:style-name="P1"><text:span text:style-name="T5"><text:s text:c="7"/>Doador:</text:span></text:p>
      <text:p text:style-name="P1"><text:span text:style-name="T5"><text:s text:c="7"/>&lt;</text:span><text:span text:style-name="T2">select</text:span><text:span text:style-name="T5"> </text:span><text:span text:style-name="T7">value</text:span><text:span text:style-name="T2">={</text:span><text:span text:style-name="T12">doador</text:span><text:span text:style-name="T2">}</text:span><text:span text:style-name="T5"> </text:span><text:span text:style-name="T7">onChange</text:span><text:span text:style-name="T2">={</text:span><text:span text:style-name="T5">(</text:span><text:span text:style-name="T14">e</text:span><text:span text:style-name="T5">) </text:span><text:span text:style-name="T2">=&gt;</text:span><text:span text:style-name="T5"> </text:span><text:span text:style-name="T6">setDoador</text:span><text:span text:style-name="T5">(</text:span><text:span text:style-name="T14">e</text:span><text:span text:style-name="T5">.target.value)</text:span><text:span text:style-name="T2">}</text:span><text:span text:style-name="T5">&gt;</text:span></text:p>
      <text:p text:style-name="P1"><text:span text:style-name="T5"><text:s text:c="7"/></text:span><text:span text:style-name="T2">{</text:span><text:span text:style-name="T12">items</text:span><text:span text:style-name="T5">.</text:span><text:span text:style-name="T6">map</text:span><text:span text:style-name="T5">(</text:span><text:span text:style-name="T14">item</text:span><text:span text:style-name="T5"> </text:span><text:span text:style-name="T2">=&gt;</text:span><text:span text:style-name="T5"> (</text:span></text:p>
      <text:p text:style-name="P1"><text:span text:style-name="T5"><text:s text:c="8"/>&lt;</text:span><text:span text:style-name="T2">option</text:span><text:span text:style-name="T5"> </text:span><text:span text:style-name="T7">key</text:span><text:span text:style-name="T2">={</text:span><text:span text:style-name="T14">item</text:span><text:span text:style-name="T5">.codigo</text:span><text:span text:style-name="T2">}</text:span><text:span text:style-name="T5"> </text:span><text:span text:style-name="T7">value</text:span><text:span text:style-name="T2">={</text:span><text:span text:style-name="T14">item</text:span><text:span text:style-name="T5">.codigo</text:span><text:span text:style-name="T2">}</text:span><text:span text:style-name="T5">&gt;</text:span><text:span text:style-name="T2">{</text:span><text:span text:style-name="T14">item</text:span><text:span text:style-name="T5">.nome</text:span><text:span text:style-name="T2">}</text:span><text:span text:style-name="T5">&lt;/</text:span><text:span text:style-name="T2">option</text:span><text:span text:style-name="T5">&gt;</text:span></text:p>
      <text:p text:style-name="P1"><text:span text:style-name="T5"><text:s text:c="8"/>))</text:span><text:span text:style-name="T2">}</text:span></text:p>
      <text:p text:style-name="P1"><text:span text:style-name="T5"><text:s text:c="7"/>&lt;/</text:span><text:span text:style-name="T2">select</text:span><text:span text:style-name="T5">&gt;</text:span></text:p>
      <text:p text:style-name="P1"><text:span text:style-name="T5"><text:s text:c="5"/>&lt;/</text:span><text:span text:style-name="T2">label</text:span><text:span text:style-name="T5">&gt;</text:span></text:p>
      <text:p text:style-name="P1"><text:span text:style-name="T5"><text:s text:c="5"/>&lt;</text:span><text:span text:style-name="T2">label</text:span><text:span text:style-name="T5">&gt;</text:span></text:p>
      <text:p text:style-name="P1"><text:span text:style-name="T5"><text:s text:c="7"/>Volume Sangue Doado (ml):</text:span></text:p>
      <text:p text:style-name="P1"><text:span text:style-name="T5"><text:s text:c="7"/>&lt;</text:span><text:span text:style-name="T2">input</text:span><text:span text:style-name="T5"> </text:span><text:span text:style-name="T7">type</text:span><text:span text:style-name="T2">=</text:span><text:span text:style-name="T8">"</text:span><text:span text:style-name="T9">text</text:span><text:span text:style-name="T8">"</text:span><text:span text:style-name="T5"> </text:span><text:span text:style-name="T7">value</text:span><text:span text:style-name="T2">={</text:span><text:span text:style-name="T12">qtdSangue</text:span><text:span text:style-name="T2">}</text:span><text:span text:style-name="T5"> </text:span><text:span text:style-name="T7">onChange</text:span><text:span text:style-name="T2">={</text:span><text:span text:style-name="T5">(</text:span><text:span text:style-name="T14">e</text:span><text:span text:style-name="T5">) </text:span><text:span text:style-name="T2">=&gt;</text:span><text:span text:style-name="T5"> </text:span><text:span text:style-name="T6">setQtdSangue</text:span><text:span text:style-name="T5">(</text:span><text:span text:style-name="T14">e</text:span><text:span text:style-name="T5">.target.value)</text:span><text:span text:style-name="T2">}</text:span><text:span text:style-name="T5"> /&gt;</text:span></text:p>
      <text:p text:style-name="P1"><text:span text:style-name="T5"><text:s text:c="5"/>&lt;/</text:span><text:span text:style-name="T2">label</text:span><text:span text:style-name="T5">&gt;</text:span></text:p>
      <text:p text:style-name="P1"><text:soft-page-break/><text:span text:style-name="T5"><text:s text:c="5"/></text:span><text:span text:style-name="T2">{</text:span><text:span text:style-name="T12">erros</text:span><text:span text:style-name="T5">.qtdSangue </text:span><text:span text:style-name="T2">&amp;&amp;</text:span><text:span text:style-name="T5"> &lt;</text:span><text:span text:style-name="T2">p</text:span><text:span text:style-name="T5"> </text:span><text:span text:style-name="T7">className</text:span><text:span text:style-name="T2">=</text:span><text:span text:style-name="T8">"</text:span><text:span text:style-name="T9">error</text:span><text:span text:style-name="T8">"</text:span><text:span text:style-name="T5">&gt;</text:span><text:span text:style-name="T2">{</text:span><text:span text:style-name="T12">erros</text:span><text:span text:style-name="T5">.qtdSangue</text:span><text:span text:style-name="T2">}</text:span><text:span text:style-name="T5">&lt;/</text:span><text:span text:style-name="T2">p</text:span><text:span text:style-name="T5">&gt;</text:span><text:span text:style-name="T2">}</text:span></text:p>
      <text:p text:style-name="P1"><text:span text:style-name="T5"><text:s text:c="5"/>&lt;</text:span><text:span text:style-name="T2">label</text:span><text:span text:style-name="T5">&gt;</text:span></text:p>
      <text:p text:style-name="P1"><text:span text:style-name="T5"><text:s text:c="7"/>Data Doação:</text:span></text:p>
      <text:p text:style-name="P1"><text:span text:style-name="T5"><text:s text:c="7"/>&lt;</text:span><text:span text:style-name="T2">input</text:span><text:span text:style-name="T5"> </text:span><text:span text:style-name="T7">type</text:span><text:span text:style-name="T2">=</text:span><text:span text:style-name="T8">"</text:span><text:span text:style-name="T9">date</text:span><text:span text:style-name="T8">"</text:span><text:span text:style-name="T5"> </text:span><text:span text:style-name="T7">value</text:span><text:span text:style-name="T2">={</text:span><text:span text:style-name="T12">dataDoacao</text:span><text:span text:style-name="T2">}</text:span><text:span text:style-name="T5"> </text:span><text:span text:style-name="T7">onChange</text:span><text:span text:style-name="T2">={</text:span><text:span text:style-name="T5">(</text:span><text:span text:style-name="T14">e</text:span><text:span text:style-name="T5">) </text:span><text:span text:style-name="T2">=&gt;</text:span><text:span text:style-name="T5"> </text:span><text:span text:style-name="T6">setData</text:span><text:span text:style-name="T5">(</text:span><text:span text:style-name="T14">e</text:span><text:span text:style-name="T5">.target.value)</text:span><text:span text:style-name="T2">}</text:span><text:span text:style-name="T5"> /&gt;</text:span></text:p>
      <text:p text:style-name="P1"><text:span text:style-name="T5"><text:s text:c="5"/>&lt;/</text:span><text:span text:style-name="T2">label</text:span><text:span text:style-name="T5">&gt;</text:span></text:p>
      <text:p text:style-name="P1"><text:span text:style-name="T5"><text:s text:c="5"/>&lt;</text:span><text:span text:style-name="T2">label</text:span><text:span text:style-name="T5">&gt;</text:span></text:p>
      <text:p text:style-name="P1"><text:span text:style-name="T5"><text:s text:c="7"/>Tipo Sanguíneo:</text:span></text:p>
      <text:p text:style-name="P1"><text:span text:style-name="T5"><text:s text:c="7"/>&lt;</text:span><text:span text:style-name="T2">select</text:span><text:span text:style-name="T5"> </text:span><text:span text:style-name="T7">value</text:span><text:span text:style-name="T2">={</text:span><text:span text:style-name="T12">tipo_sanguineo</text:span><text:span text:style-name="T2">}</text:span><text:span text:style-name="T5"> </text:span><text:span text:style-name="T7">onChange</text:span><text:span text:style-name="T2">={</text:span><text:span text:style-name="T5">(</text:span><text:span text:style-name="T14">e</text:span><text:span text:style-name="T5">) </text:span><text:span text:style-name="T2">=&gt;</text:span><text:span text:style-name="T5"> </text:span><text:span text:style-name="T6">setTipoSanguineo</text:span><text:span text:style-name="T5">(</text:span><text:span text:style-name="T14">e</text:span><text:span text:style-name="T5">.target.value)</text:span><text:span text:style-name="T2">}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7">value</text:span><text:span text:style-name="T2">=</text:span><text:span text:style-name="T8">""</text:span><text:span text:style-name="T5">&gt;Selecione uma opção&lt;/</text:span><text:span text:style-name="T2">option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7">value</text:span><text:span text:style-name="T2">=</text:span><text:span text:style-name="T8">"</text:span><text:span text:style-name="T9">A</text:span><text:span text:style-name="T8">"</text:span><text:span text:style-name="T5">&gt;A&lt;/</text:span><text:span text:style-name="T2">option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7">value</text:span><text:span text:style-name="T2">=</text:span><text:span text:style-name="T8">"</text:span><text:span text:style-name="T9">B</text:span><text:span text:style-name="T8">"</text:span><text:span text:style-name="T5">&gt;B&lt;/</text:span><text:span text:style-name="T2">option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7">value</text:span><text:span text:style-name="T2">=</text:span><text:span text:style-name="T8">"</text:span><text:span text:style-name="T9">AB</text:span><text:span text:style-name="T8">"</text:span><text:span text:style-name="T5">&gt;AB&lt;/</text:span><text:span text:style-name="T2">option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7">value</text:span><text:span text:style-name="T2">=</text:span><text:span text:style-name="T8">"</text:span><text:span text:style-name="T9">O</text:span><text:span text:style-name="T8">"</text:span><text:span text:style-name="T5">&gt;O&lt;/</text:span><text:span text:style-name="T2">option</text:span><text:span text:style-name="T5">&gt;</text:span></text:p>
      <text:p text:style-name="P1"><text:span text:style-name="T5"><text:s text:c="7"/>&lt;/</text:span><text:span text:style-name="T2">select</text:span><text:span text:style-name="T5">&gt;</text:span></text:p>
      <text:p text:style-name="P1"><text:span text:style-name="T5"><text:s text:c="5"/>&lt;/</text:span><text:span text:style-name="T2">label</text:span><text:span text:style-name="T5">&gt;</text:span></text:p>
      <text:p text:style-name="P1"><text:span text:style-name="T5"><text:s text:c="5"/>&lt;</text:span><text:span text:style-name="T2">label</text:span><text:span text:style-name="T5">&gt;</text:span></text:p>
      <text:p text:style-name="P1"><text:span text:style-name="T5"><text:s text:c="7"/>RH:</text:span></text:p>
      <text:p text:style-name="P1"><text:span text:style-name="T5"><text:s text:c="7"/>&lt;</text:span><text:span text:style-name="T2">label</text:span><text:span text:style-name="T5">&gt;</text:span></text:p>
      <text:p text:style-name="P1"><text:span text:style-name="T5"><text:s text:c="9"/>&lt;</text:span><text:span text:style-name="T2">input</text:span><text:span text:style-name="T5"> </text:span><text:span text:style-name="T7">type</text:span><text:span text:style-name="T2">=</text:span><text:span text:style-name="T8">"</text:span><text:span text:style-name="T9">radio</text:span><text:span text:style-name="T8">"</text:span><text:span text:style-name="T5"> </text:span><text:span text:style-name="T7">value</text:span><text:span text:style-name="T2">=</text:span><text:span text:style-name="T8">"</text:span><text:span text:style-name="T9">+</text:span><text:span text:style-name="T8">"</text:span><text:span text:style-name="T5"> </text:span><text:span text:style-name="T7">checked</text:span><text:span text:style-name="T2">={</text:span><text:span text:style-name="T12">rh</text:span><text:span text:style-name="T5"> </text:span><text:span text:style-name="T2">===</text:span><text:span text:style-name="T5"> </text:span><text:span text:style-name="T8">'</text:span><text:span text:style-name="T9">+</text:span><text:span text:style-name="T8">'</text:span><text:span text:style-name="T2">}</text:span><text:span text:style-name="T5"> </text:span><text:span text:style-name="T7">onChange</text:span><text:span text:style-name="T2">={</text:span><text:span text:style-name="T5">() </text:span><text:span text:style-name="T2">=&gt;</text:span><text:span text:style-name="T5"> </text:span><text:span text:style-name="T6">setRh</text:span><text:span text:style-name="T5">(</text:span><text:span text:style-name="T8">'</text:span><text:span text:style-name="T9">+</text:span><text:span text:style-name="T8">'</text:span><text:span text:style-name="T5">)</text:span><text:span text:style-name="T2">}</text:span><text:span text:style-name="T5"> /&gt;</text:span></text:p>
      <text:p text:style-name="P1"><text:span text:style-name="T5"><text:s text:c="9"/>Positivo</text:span></text:p>
      <text:p text:style-name="P1"><text:span text:style-name="T5"><text:s text:c="7"/>&lt;/</text:span><text:span text:style-name="T2">label</text:span><text:span text:style-name="T5">&gt;</text:span></text:p>
      <text:p text:style-name="P1"><text:soft-page-break/><text:span text:style-name="T5"><text:s text:c="7"/>&lt;</text:span><text:span text:style-name="T2">label</text:span><text:span text:style-name="T5">&gt;</text:span></text:p>
      <text:p text:style-name="P1"><text:span text:style-name="T5"><text:s text:c="9"/>&lt;</text:span><text:span text:style-name="T2">input</text:span><text:span text:style-name="T5"> </text:span><text:span text:style-name="T7">type</text:span><text:span text:style-name="T2">=</text:span><text:span text:style-name="T8">"</text:span><text:span text:style-name="T9">radio</text:span><text:span text:style-name="T8">"</text:span><text:span text:style-name="T5"> </text:span><text:span text:style-name="T7">value</text:span><text:span text:style-name="T2">=</text:span><text:span text:style-name="T8">"</text:span><text:span text:style-name="T9">-</text:span><text:span text:style-name="T8">"</text:span><text:span text:style-name="T5"> </text:span><text:span text:style-name="T7">checked</text:span><text:span text:style-name="T2">={</text:span><text:span text:style-name="T12">rh</text:span><text:span text:style-name="T5"> </text:span><text:span text:style-name="T2">===</text:span><text:span text:style-name="T5"> </text:span><text:span text:style-name="T8">'</text:span><text:span text:style-name="T9">-</text:span><text:span text:style-name="T8">'</text:span><text:span text:style-name="T2">}</text:span><text:span text:style-name="T5"> </text:span><text:span text:style-name="T7">onChange</text:span><text:span text:style-name="T2">={</text:span><text:span text:style-name="T5">() </text:span><text:span text:style-name="T2">=&gt;</text:span><text:span text:style-name="T5"> </text:span><text:span text:style-name="T6">setRh</text:span><text:span text:style-name="T5">(</text:span><text:span text:style-name="T8">'</text:span><text:span text:style-name="T9">-</text:span><text:span text:style-name="T8">'</text:span><text:span text:style-name="T5">)</text:span><text:span text:style-name="T2">}</text:span><text:span text:style-name="T5"> /&gt;</text:span></text:p>
      <text:p text:style-name="P1"><text:span text:style-name="T5"><text:s text:c="9"/>Negativo</text:span></text:p>
      <text:p text:style-name="P1"><text:span text:style-name="T5"><text:s text:c="7"/>&lt;/</text:span><text:span text:style-name="T2">label</text:span><text:span text:style-name="T5">&gt;</text:span></text:p>
      <text:p text:style-name="P1"><text:span text:style-name="T5"><text:s text:c="5"/>&lt;/</text:span><text:span text:style-name="T2">label</text:span><text:span text:style-name="T5">&gt;</text:span></text:p>
      <text:p text:style-name="P1"><text:span text:style-name="T5"><text:s text:c="5"/>&lt;</text:span><text:span text:style-name="T2">button</text:span><text:span text:style-name="T5"> </text:span><text:span text:style-name="T7">type</text:span><text:span text:style-name="T2">=</text:span><text:span text:style-name="T8">"</text:span><text:span text:style-name="T9">submit</text:span><text:span text:style-name="T8">"</text:span><text:span text:style-name="T5">&gt;Enviar&lt;/</text:span><text:span text:style-name="T2">button</text:span><text:span text:style-name="T5">&gt;</text:span></text:p>
      <text:p text:style-name="P1"><text:span text:style-name="T5"><text:s text:c="3"/>&lt;/</text:span><text:span text:style-name="T2">form</text:span><text:span text:style-name="T5">&gt;</text:span></text:p>
      <text:p text:style-name="P1"><text:span text:style-name="T5"><text:s/>);</text:span></text:p>
      <text:p text:style-name="P1"><text:span text:style-name="T5">};</text:span></text:p>
      <text:p text:style-name="P2"/>
      <text:p text:style-name="P1"><text:span text:style-name="T2">export</text:span><text:span text:style-name="T5"> </text:span><text:span text:style-name="T2">default</text:span><text:span text:style-name="T5"> </text:span><text:span text:style-name="T6">Formulario</text:span><text:span text:style-name="T5">;</text:span></text:p>
      <text:p text:style-name="P2"/>
      <text:p text:style-name="Standard"/>
      <text:p text:style-name="Standard">O arquivo cadastrarDoador.js deve ficar assim:</text:p>
      <text:p text:style-name="Standard"/>
      <text:p text:style-name="P1"><text:span text:style-name="T2">import</text:span><text:span text:style-name="T5"> React, { useState } </text:span><text:span text:style-name="T2">from</text:span><text:span text:style-name="T5"> </text:span><text:span text:style-name="T8">'</text:span><text:span text:style-name="T9">react</text:span><text:span text:style-name="T8">'</text:span><text:span text:style-name="T5">;</text:span></text:p>
      <text:p text:style-name="P2"/>
      <text:p text:style-name="P1"><text:span text:style-name="T2">const</text:span><text:span text:style-name="T5"> </text:span><text:span text:style-name="T6">Formulario</text:span><text:span text:style-name="T5"> </text:span><text:span text:style-name="T2">=</text:span><text:span text:style-name="T5"> () </text:span><text:span text:style-name="T2">=&gt;</text:span><text:span text:style-name="T5"> {</text:span></text:p>
      <text:p text:style-name="P1"><text:span text:style-name="T5"><text:s text:c="3"/></text:span></text:p>
      <text:p text:style-name="P1"><text:span text:style-name="T5"><text:s/></text:span><text:span text:style-name="T2">const</text:span><text:span text:style-name="T5"> [texto, setTexto] </text:span><text:span text:style-name="T2">=</text:span><text:span text:style-name="T5"> </text:span><text:span text:style-name="T6">useState</text:span><text:span text:style-name="T5">(</text:span><text:span text:style-name="T8">''</text:span><text:span text:style-name="T5">);</text:span></text:p>
      <text:p text:style-name="P1"><text:span text:style-name="T5"><text:s/></text:span><text:span text:style-name="T2">const</text:span><text:span text:style-name="T5"> [cpf, setCpf] </text:span><text:span text:style-name="T2">=</text:span><text:span text:style-name="T5"> </text:span><text:span text:style-name="T6">useState</text:span><text:span text:style-name="T5">(</text:span><text:span text:style-name="T8">''</text:span><text:span text:style-name="T5">);</text:span></text:p>
      <text:p text:style-name="P1"><text:soft-page-break/><text:span text:style-name="T5"><text:s/></text:span><text:span text:style-name="T2">const</text:span><text:span text:style-name="T5"> [contato, setContato] </text:span><text:span text:style-name="T2">=</text:span><text:span text:style-name="T5"> </text:span><text:span text:style-name="T6">useState</text:span><text:span text:style-name="T5">(</text:span><text:span text:style-name="T8">''</text:span><text:span text:style-name="T5">);</text:span></text:p>
      <text:p text:style-name="P1"><text:span text:style-name="T5"><text:s/></text:span><text:span text:style-name="T2">const</text:span><text:span text:style-name="T5"> [tipo_sanguineo, setTipoSanguineo] </text:span><text:span text:style-name="T2">=</text:span><text:span text:style-name="T5"> </text:span><text:span text:style-name="T6">useState</text:span><text:span text:style-name="T5">(</text:span><text:span text:style-name="T8">''</text:span><text:span text:style-name="T5">);</text:span></text:p>
      <text:p text:style-name="P1"><text:span text:style-name="T5"><text:s/></text:span><text:span text:style-name="T2">const</text:span><text:span text:style-name="T5"> [rh, setRh] </text:span><text:span text:style-name="T2">=</text:span><text:span text:style-name="T5"> </text:span><text:span text:style-name="T6">useState</text:span><text:span text:style-name="T5">(</text:span><text:span text:style-name="T8">''</text:span><text:span text:style-name="T5">);</text:span></text:p>
      <text:p text:style-name="P1"><text:span text:style-name="T5"><text:s/></text:span><text:span text:style-name="T2">const</text:span><text:span text:style-name="T5"> [erros, setErrors] </text:span><text:span text:style-name="T2">=</text:span><text:span text:style-name="T5"> </text:span><text:span text:style-name="T6">useState</text:span><text:span text:style-name="T5">({});</text:span></text:p>
      <text:p text:style-name="P2"/>
      <text:p text:style-name="P1"><text:span text:style-name="T5"><text:s/></text:span><text:span text:style-name="T2">const</text:span><text:span text:style-name="T5"> </text:span><text:span text:style-name="T6">handleSubmit</text:span><text:span text:style-name="T5"> </text:span><text:span text:style-name="T2">=</text:span><text:span text:style-name="T5"> </text:span><text:span text:style-name="T2">async</text:span><text:span text:style-name="T5"> (</text:span><text:span text:style-name="T14">e</text:span><text:span text:style-name="T5">) </text:span><text:span text:style-name="T2">=&gt;</text:span><text:span text:style-name="T5"> {</text:span></text:p>
      <text:p text:style-name="P1"><text:span text:style-name="T5"><text:s text:c="3"/>e.</text:span><text:span text:style-name="T6">preventDefault</text:span><text:span text:style-name="T5">();</text:span></text:p>
      <text:p text:style-name="P1"><text:span text:style-name="T5"><text:s text:c="3"/></text:span></text:p>
      <text:p text:style-name="P1"><text:span text:style-name="T5"><text:s text:c="3"/></text:span><text:span text:style-name="T15">// Validação dos dados do formulário</text:span></text:p>
      <text:p text:style-name="P1"><text:span text:style-name="T5"><text:s text:c="3"/></text:span><text:span text:style-name="T2">const</text:span><text:span text:style-name="T5"> validationErrors </text:span><text:span text:style-name="T2">=</text:span><text:span text:style-name="T5"> {};</text:span></text:p>
      <text:p text:style-name="P2"/>
      <text:p text:style-name="P1"><text:span text:style-name="T5"><text:s text:c="3"/></text:span><text:span text:style-name="T2">if</text:span><text:span text:style-name="T5"> (</text:span><text:span text:style-name="T2">!</text:span><text:span text:style-name="T5">texto </text:span><text:span text:style-name="T2">||</text:span><text:span text:style-name="T5"> texto.length </text:span><text:span text:style-name="T2">&lt;</text:span><text:span text:style-name="T5"> </text:span><text:span text:style-name="T12">2</text:span><text:span text:style-name="T5"> </text:span><text:span text:style-name="T2">||</text:span><text:span text:style-name="T5"> texto.length </text:span><text:span text:style-name="T2">&gt;</text:span><text:span text:style-name="T5"> </text:span><text:span text:style-name="T12">255</text:span><text:span text:style-name="T5">) {</text:span></text:p>
      <text:p text:style-name="P1"><text:span text:style-name="T5"><text:s text:c="4"/>validationErrors.texto </text:span><text:span text:style-name="T2">=</text:span><text:span text:style-name="T5"> </text:span><text:span text:style-name="T8">'</text:span><text:span text:style-name="T9">O texto é obrigatório e deve ter entre 2 e 255 caracteres</text:span><text:span text:style-name="T8">'</text:span><text:span text:style-name="T5">;</text:span></text:p>
      <text:p text:style-name="P1"><text:span text:style-name="T5"><text:s text:c="2"/>}</text:span></text:p>
      <text:p text:style-name="P2"/>
      <text:p text:style-name="P1"><text:span text:style-name="T5"><text:s text:c="2"/></text:span><text:span text:style-name="T2">if</text:span><text:span text:style-name="T5"> (</text:span><text:span text:style-name="T2">!</text:span><text:span text:style-name="T5">tipo_sanguineo) {</text:span></text:p>
      <text:p text:style-name="P1"><text:span text:style-name="T5"><text:s text:c="4"/>validationErrors.tipo_sanguineo </text:span><text:span text:style-name="T2">=</text:span><text:span text:style-name="T5"> </text:span><text:span text:style-name="T8">'</text:span><text:span text:style-name="T9">A opção do dropdown é obrigatória</text:span><text:span text:style-name="T8">'</text:span><text:span text:style-name="T5">;</text:span></text:p>
      <text:p text:style-name="P1"><text:span text:style-name="T5"><text:s text:c="2"/>}</text:span></text:p>
      <text:p text:style-name="P2"/>
      <text:p text:style-name="P1"><text:span text:style-name="T5"><text:s text:c="2"/></text:span><text:span text:style-name="T2">if</text:span><text:span text:style-name="T5"> (</text:span><text:span text:style-name="T2">!</text:span><text:span text:style-name="T5">cpf) {</text:span></text:p>
      <text:p text:style-name="P1"><text:span text:style-name="T5"><text:s text:c="4"/>validationErrors.cpf </text:span><text:span text:style-name="T2">=</text:span><text:span text:style-name="T5"> </text:span><text:span text:style-name="T8">'</text:span><text:span text:style-name="T9">O CPF é obrigatório</text:span><text:span text:style-name="T8">'</text:span><text:span text:style-name="T5">;</text:span></text:p>
      <text:p text:style-name="P1"><text:soft-page-break/><text:span text:style-name="T5"><text:s text:c="2"/>}</text:span></text:p>
      <text:p text:style-name="P2"/>
      <text:p text:style-name="P1"><text:span text:style-name="T5"><text:s text:c="2"/></text:span><text:span text:style-name="T2">if</text:span><text:span text:style-name="T5"> (</text:span><text:span text:style-name="T2">!</text:span><text:span text:style-name="T5">contato) {</text:span></text:p>
      <text:p text:style-name="P1"><text:span text:style-name="T5"><text:s text:c="4"/>validationErrors.contato </text:span><text:span text:style-name="T2">=</text:span><text:span text:style-name="T5"> </text:span><text:span text:style-name="T8">'</text:span><text:span text:style-name="T9">O telefone é obrigatório</text:span><text:span text:style-name="T8">'</text:span><text:span text:style-name="T5">;</text:span></text:p>
      <text:p text:style-name="P1"><text:span text:style-name="T5"><text:s text:c="2"/>}</text:span></text:p>
      <text:p text:style-name="P2"/>
      <text:p text:style-name="P1"><text:span text:style-name="T5"><text:s text:c="2"/></text:span><text:span text:style-name="T2">if</text:span><text:span text:style-name="T5"> (</text:span><text:span text:style-name="T2">!</text:span><text:span text:style-name="T5">rh) {</text:span></text:p>
      <text:p text:style-name="P1"><text:span text:style-name="T5"><text:s text:c="4"/>validationErrors.rh </text:span><text:span text:style-name="T2">=</text:span><text:span text:style-name="T5"> </text:span><text:span text:style-name="T8">'</text:span><text:span text:style-name="T9">Selecione uma opção de rádio</text:span><text:span text:style-name="T8">'</text:span><text:span text:style-name="T5">;</text:span></text:p>
      <text:p text:style-name="P1"><text:span text:style-name="T5"><text:s text:c="2"/>}</text:span></text:p>
      <text:p text:style-name="P2"/>
      <text:p text:style-name="P1"><text:span text:style-name="T5"><text:s text:c="2"/></text:span><text:span text:style-name="T6">setErrors</text:span><text:span text:style-name="T5">(validationErrors);</text:span></text:p>
      <text:p text:style-name="P1"><text:span text:style-name="T5"><text:s/></text:span></text:p>
      <text:p text:style-name="P1"><text:span text:style-name="T5"><text:s text:c="2"/></text:span><text:span text:style-name="T2">if</text:span><text:span text:style-name="T5"> (Object.</text:span><text:span text:style-name="T6">keys</text:span><text:span text:style-name="T5">(validationErrors).length </text:span><text:span text:style-name="T2">===</text:span><text:span text:style-name="T5"> </text:span><text:span text:style-name="T12">0</text:span><text:span text:style-name="T5">) {</text:span></text:p>
      <text:p text:style-name="P1"><text:span text:style-name="T5"><text:s text:c="4"/></text:span><text:span text:style-name="T15">// Se não houver erros de validação, você pode enviar os dados do formulário para a API</text:span></text:p>
      <text:p text:style-name="P1"><text:span text:style-name="T5"><text:s text:c="4"/></text:span><text:span text:style-name="T2">const</text:span><text:span text:style-name="T5"> formData </text:span><text:span text:style-name="T2">=</text:span><text:span text:style-name="T5"> {</text:span></text:p>
      <text:p text:style-name="P1"><text:span text:style-name="T5"><text:s text:c="6"/>texto,</text:span></text:p>
      <text:p text:style-name="P1"><text:span text:style-name="T5"><text:s text:c="6"/>cpf,</text:span></text:p>
      <text:p text:style-name="P1"><text:span text:style-name="T5"><text:s text:c="6"/>contato,</text:span></text:p>
      <text:p text:style-name="P1"><text:span text:style-name="T5"><text:s text:c="6"/>tipo_sanguineo,</text:span></text:p>
      <text:p text:style-name="P1"><text:span text:style-name="T5"><text:s text:c="6"/>rh</text:span></text:p>
      <text:p text:style-name="P1"><text:span text:style-name="T5"><text:s text:c="4"/>}</text:span></text:p>
      <text:p text:style-name="P2"><text:soft-page-break/></text:p>
      <text:p text:style-name="P1"><text:span text:style-name="T5"><text:s/></text:span></text:p>
      <text:p text:style-name="P1"><text:span text:style-name="T5"><text:s text:c="3"/></text:span><text:span text:style-name="T15">// Exibindo os dados do formulário no console</text:span></text:p>
      <text:p text:style-name="P1"><text:span text:style-name="T5"><text:s text:c="3"/></text:span><text:span text:style-name="T12">console</text:span><text:span text:style-name="T5">.</text:span><text:span text:style-name="T6">log</text:span><text:span text:style-name="T5">(</text:span><text:span text:style-name="T12">formData</text:span><text:span text:style-name="T5">);</text:span></text:p>
      <text:p text:style-name="P2"/>
      <text:p text:style-name="P1"><text:span text:style-name="T5"><text:s text:c="4"/></text:span><text:span text:style-name="T2">try</text:span><text:span text:style-name="T5"> {</text:span></text:p>
      <text:p text:style-name="P1"><text:span text:style-name="T5"><text:s text:c="12"/></text:span><text:span text:style-name="T2">const</text:span><text:span text:style-name="T5"> </text:span><text:span text:style-name="T12">response</text:span><text:span text:style-name="T5"> </text:span><text:span text:style-name="T2">=</text:span><text:span text:style-name="T5"> </text:span><text:span text:style-name="T2">await</text:span><text:span text:style-name="T5"> </text:span><text:span text:style-name="T10">fetch</text:span><text:span text:style-name="T5">(</text:span><text:span text:style-name="T8">'</text:span><text:span text:style-name="T9">http://localhost:3333/cadastrarDoador</text:span><text:span text:style-name="T8">'</text:span><text:span text:style-name="T5">, {</text:span></text:p>
      <text:p text:style-name="P1"><text:span text:style-name="T5"><text:s text:c="12"/>method</text:span><text:span text:style-name="T2">:</text:span><text:span text:style-name="T5"> </text:span><text:span text:style-name="T8">'</text:span><text:span text:style-name="T9">POST</text:span><text:span text:style-name="T8">'</text:span><text:span text:style-name="T5">, </text:span><text:span text:style-name="T15">// Método HTTP para enviar os dados</text:span></text:p>
      <text:p text:style-name="P1"><text:span text:style-name="T5"><text:s text:c="12"/>headers</text:span><text:span text:style-name="T2">:</text:span><text:span text:style-name="T5"> {</text:span></text:p>
      <text:p text:style-name="P1"><text:span text:style-name="T5"><text:s text:c="16"/></text:span><text:span text:style-name="T8">'</text:span><text:span text:style-name="T9">Content-Type</text:span><text:span text:style-name="T8">'</text:span><text:span text:style-name="T2">:</text:span><text:span text:style-name="T5"> </text:span><text:span text:style-name="T8">'</text:span><text:span text:style-name="T9">application/json</text:span><text:span text:style-name="T8">'</text:span><text:span text:style-name="T5"> </text:span><text:span text:style-name="T15">// Tipo de conteúdo do corpo da requisição</text:span></text:p>
      <text:p text:style-name="P1"><text:span text:style-name="T5"><text:s text:c="12"/>},</text:span></text:p>
      <text:p text:style-name="P1"><text:span text:style-name="T5"><text:s text:c="12"/>body</text:span><text:span text:style-name="T2">:</text:span><text:span text:style-name="T5"> </text:span><text:span text:style-name="T12">JSON</text:span><text:span text:style-name="T5">.</text:span><text:span text:style-name="T6">stringify</text:span><text:span text:style-name="T5">(</text:span><text:span text:style-name="T12">formData</text:span><text:span text:style-name="T5">) </text:span><text:span text:style-name="T15">// Dados do formulário convertidos para JSON</text:span></text:p>
      <text:p text:style-name="P1"><text:span text:style-name="T5"><text:s text:c="12"/>});</text:span></text:p>
      <text:p text:style-name="P2"/>
      <text:p text:style-name="P1"><text:span text:style-name="T5"><text:s text:c="12"/></text:span><text:span text:style-name="T2">if</text:span><text:span text:style-name="T5"> (</text:span><text:span text:style-name="T12">response</text:span><text:span text:style-name="T5">.</text:span><text:span text:style-name="T12">ok</text:span><text:span text:style-name="T5">) {</text:span></text:p>
      <text:p text:style-name="P1"><text:span text:style-name="T5"><text:s text:c="14"/></text:span><text:span text:style-name="T12">console</text:span><text:span text:style-name="T5">.</text:span><text:span text:style-name="T6">log</text:span><text:span text:style-name="T5">(</text:span><text:span text:style-name="T8">'</text:span><text:span text:style-name="T9">Dados enviados com sucesso!</text:span><text:span text:style-name="T8">'</text:span><text:span text:style-name="T5">);</text:span></text:p>
      <text:p text:style-name="P1"><text:span text:style-name="T5"><text:s text:c="14"/></text:span><text:span text:style-name="T10">alert</text:span><text:span text:style-name="T5">(</text:span><text:span text:style-name="T8">'</text:span><text:span text:style-name="T9">Cadastrado com sucesso!</text:span><text:span text:style-name="T8">'</text:span><text:span text:style-name="T5">)</text:span></text:p>
      <text:p text:style-name="P1"><text:span text:style-name="T5"><text:s text:c="12"/>} </text:span><text:span text:style-name="T2">else</text:span><text:span text:style-name="T5"> {</text:span></text:p>
      <text:p text:style-name="P1"><text:span text:style-name="T5"><text:s text:c="16"/></text:span><text:span text:style-name="T12">console</text:span><text:span text:style-name="T5">.</text:span><text:span text:style-name="T6">error</text:span><text:span text:style-name="T5">(</text:span><text:span text:style-name="T8">'</text:span><text:span text:style-name="T9">Falha ao enviar os dados.</text:span><text:span text:style-name="T8">'</text:span><text:span text:style-name="T5">);</text:span></text:p>
      <text:p text:style-name="P1"><text:span text:style-name="T5"><text:s text:c="16"/></text:span><text:span text:style-name="T12">console</text:span><text:span text:style-name="T5">.</text:span><text:span text:style-name="T6">log</text:span><text:span text:style-name="T5">(</text:span><text:span text:style-name="T12">response</text:span><text:span text:style-name="T5">);</text:span></text:p>
      <text:p text:style-name="P1"><text:span text:style-name="T5"><text:s text:c="12"/>}</text:span></text:p>
      <text:p text:style-name="P1"><text:soft-page-break/><text:span text:style-name="T5"><text:s text:c="8"/>} </text:span><text:span text:style-name="T2">catch</text:span><text:span text:style-name="T5"> (error) {</text:span><text:span text:style-name="T12">console</text:span><text:span text:style-name="T5">.</text:span><text:span text:style-name="T6">log</text:span><text:span text:style-name="T5">(</text:span><text:span text:style-name="T8">'</text:span><text:span text:style-name="T9">Erro ao enviar os dados:</text:span><text:span text:style-name="T8">'</text:span><text:span text:style-name="T5">, error);}</text:span></text:p>
      <text:p text:style-name="P1"><text:span text:style-name="T5"><text:s text:c="4"/>}</text:span><text:span text:style-name="T2">else</text:span><text:span text:style-name="T5">{</text:span></text:p>
      <text:p text:style-name="P1"><text:span text:style-name="T5"><text:s text:c="8"/></text:span><text:span text:style-name="T10">alert</text:span><text:span text:style-name="T5">(</text:span><text:span text:style-name="T8">"</text:span><text:span text:style-name="T9">Dados inválidos!</text:span><text:span text:style-name="T8">"</text:span><text:span text:style-name="T5">);</text:span></text:p>
      <text:p text:style-name="P1"><text:span text:style-name="T5"><text:s text:c="4"/>}</text:span></text:p>
      <text:p text:style-name="P2"/>
      <text:p text:style-name="P2"/>
      <text:p text:style-name="P1"><text:span text:style-name="T5"><text:s/>};</text:span></text:p>
      <text:p text:style-name="P2"/>
      <text:p text:style-name="P1"><text:span text:style-name="T5"><text:s/></text:span><text:span text:style-name="T2">return</text:span><text:span text:style-name="T5"> (</text:span></text:p>
      <text:p text:style-name="P1"><text:span text:style-name="T5"><text:s text:c="3"/>&lt;</text:span><text:span text:style-name="T2">form</text:span><text:span text:style-name="T5"> </text:span><text:span text:style-name="T7">onSubmit</text:span><text:span text:style-name="T2">={</text:span><text:span text:style-name="T6">handleSubmit</text:span><text:span text:style-name="T2">}</text:span><text:span text:style-name="T5">&gt;</text:span></text:p>
      <text:p text:style-name="P1"><text:span text:style-name="T5"><text:s text:c="5"/>&lt;</text:span><text:span text:style-name="T2">label</text:span><text:span text:style-name="T5">&gt;</text:span></text:p>
      <text:p text:style-name="P1"><text:span text:style-name="T5"><text:s text:c="7"/>Nome:</text:span></text:p>
      <text:p text:style-name="P1"><text:span text:style-name="T5"><text:s text:c="7"/>&lt;</text:span><text:span text:style-name="T2">input</text:span><text:span text:style-name="T5"> </text:span><text:span text:style-name="T7">type</text:span><text:span text:style-name="T2">=</text:span><text:span text:style-name="T8">"</text:span><text:span text:style-name="T9">text</text:span><text:span text:style-name="T8">"</text:span><text:span text:style-name="T5"> </text:span><text:span text:style-name="T7">value</text:span><text:span text:style-name="T2">={</text:span><text:span text:style-name="T12">texto</text:span><text:span text:style-name="T2">}</text:span><text:span text:style-name="T5"> </text:span><text:span text:style-name="T7">onChange</text:span><text:span text:style-name="T2">={</text:span><text:span text:style-name="T5">(</text:span><text:span text:style-name="T14">e</text:span><text:span text:style-name="T5">) </text:span><text:span text:style-name="T2">=&gt;</text:span><text:span text:style-name="T5"> </text:span><text:span text:style-name="T6">setTexto</text:span><text:span text:style-name="T5">(</text:span><text:span text:style-name="T14">e</text:span><text:span text:style-name="T5">.target.value)</text:span><text:span text:style-name="T2">}</text:span><text:span text:style-name="T5"> /&gt;</text:span></text:p>
      <text:p text:style-name="P1"><text:span text:style-name="T5"><text:s text:c="5"/>&lt;/</text:span><text:span text:style-name="T2">label</text:span><text:span text:style-name="T5">&gt;</text:span></text:p>
      <text:p text:style-name="P1"><text:span text:style-name="T5"><text:s text:c="5"/>&lt;</text:span><text:span text:style-name="T2">label</text:span><text:span text:style-name="T5">&gt;</text:span></text:p>
      <text:p text:style-name="P1"><text:span text:style-name="T5"><text:s text:c="7"/>CPF:</text:span></text:p>
      <text:p text:style-name="P1"><text:span text:style-name="T5"><text:s text:c="7"/>&lt;</text:span><text:span text:style-name="T2">input</text:span><text:span text:style-name="T5"> </text:span><text:span text:style-name="T7">type</text:span><text:span text:style-name="T2">=</text:span><text:span text:style-name="T8">"</text:span><text:span text:style-name="T9">text</text:span><text:span text:style-name="T8">"</text:span><text:span text:style-name="T5"> </text:span><text:span text:style-name="T7">value</text:span><text:span text:style-name="T2">={</text:span><text:span text:style-name="T12">cpf</text:span><text:span text:style-name="T2">}</text:span><text:span text:style-name="T5"> </text:span><text:span text:style-name="T7">onChange</text:span><text:span text:style-name="T2">={</text:span><text:span text:style-name="T5">(</text:span><text:span text:style-name="T14">e</text:span><text:span text:style-name="T5">) </text:span><text:span text:style-name="T2">=&gt;</text:span><text:span text:style-name="T5"> </text:span><text:span text:style-name="T6">setCpf</text:span><text:span text:style-name="T5">(</text:span><text:span text:style-name="T14">e</text:span><text:span text:style-name="T5">.target.value)</text:span><text:span text:style-name="T2">}</text:span><text:span text:style-name="T5"> /&gt;</text:span></text:p>
      <text:p text:style-name="P1"><text:span text:style-name="T5"><text:s text:c="5"/>&lt;/</text:span><text:span text:style-name="T2">label</text:span><text:span text:style-name="T5">&gt;</text:span></text:p>
      <text:p text:style-name="P1"><text:span text:style-name="T5"><text:s text:c="5"/>&lt;</text:span><text:span text:style-name="T2">label</text:span><text:span text:style-name="T5">&gt;</text:span></text:p>
      <text:p text:style-name="P1"><text:span text:style-name="T5"><text:s text:c="7"/>Contato:</text:span></text:p>
      <text:p text:style-name="P1"><text:span text:style-name="T5"><text:s text:c="7"/>&lt;</text:span><text:span text:style-name="T2">input</text:span><text:span text:style-name="T5"> </text:span><text:span text:style-name="T7">type</text:span><text:span text:style-name="T2">=</text:span><text:span text:style-name="T8">"</text:span><text:span text:style-name="T9">text</text:span><text:span text:style-name="T8">"</text:span><text:span text:style-name="T5"> </text:span><text:span text:style-name="T7">value</text:span><text:span text:style-name="T2">={</text:span><text:span text:style-name="T12">contato</text:span><text:span text:style-name="T2">}</text:span><text:span text:style-name="T5"> </text:span><text:span text:style-name="T7">onChange</text:span><text:span text:style-name="T2">={</text:span><text:span text:style-name="T5">(</text:span><text:span text:style-name="T14">e</text:span><text:span text:style-name="T5">) </text:span><text:span text:style-name="T2">=&gt;</text:span><text:span text:style-name="T5"> </text:span><text:span text:style-name="T6">setContato</text:span><text:span text:style-name="T5">(</text:span><text:span text:style-name="T14">e</text:span><text:span text:style-name="T5">.target.value)</text:span><text:span text:style-name="T2">}</text:span><text:span text:style-name="T5"> /&gt;</text:span></text:p>
      <text:p text:style-name="P1"><text:soft-page-break/><text:span text:style-name="T5"><text:s text:c="5"/>&lt;/</text:span><text:span text:style-name="T2">label</text:span><text:span text:style-name="T5">&gt;</text:span></text:p>
      <text:p text:style-name="P1"><text:span text:style-name="T5"><text:s text:c="5"/>&lt;</text:span><text:span text:style-name="T2">label</text:span><text:span text:style-name="T5">&gt;</text:span></text:p>
      <text:p text:style-name="P1"><text:span text:style-name="T5"><text:s text:c="7"/>Tipo Sanguíneo:</text:span></text:p>
      <text:p text:style-name="P1"><text:span text:style-name="T5"><text:s text:c="7"/>&lt;</text:span><text:span text:style-name="T2">select</text:span><text:span text:style-name="T5"> </text:span><text:span text:style-name="T7">value</text:span><text:span text:style-name="T2">={</text:span><text:span text:style-name="T12">tipo_sanguineo</text:span><text:span text:style-name="T2">}</text:span><text:span text:style-name="T5"> </text:span><text:span text:style-name="T7">onChange</text:span><text:span text:style-name="T2">={</text:span><text:span text:style-name="T5">(</text:span><text:span text:style-name="T14">e</text:span><text:span text:style-name="T5">) </text:span><text:span text:style-name="T2">=&gt;</text:span><text:span text:style-name="T5"> </text:span><text:span text:style-name="T6">setTipoSanguineo</text:span><text:span text:style-name="T5">(</text:span><text:span text:style-name="T14">e</text:span><text:span text:style-name="T5">.target.value)</text:span><text:span text:style-name="T2">}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7">value</text:span><text:span text:style-name="T2">=</text:span><text:span text:style-name="T8">""</text:span><text:span text:style-name="T5">&gt;Selecione uma opção&lt;/</text:span><text:span text:style-name="T2">option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7">value</text:span><text:span text:style-name="T2">=</text:span><text:span text:style-name="T8">"</text:span><text:span text:style-name="T9">A</text:span><text:span text:style-name="T8">"</text:span><text:span text:style-name="T5">&gt;A&lt;/</text:span><text:span text:style-name="T2">option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7">value</text:span><text:span text:style-name="T2">=</text:span><text:span text:style-name="T8">"</text:span><text:span text:style-name="T9">B</text:span><text:span text:style-name="T8">"</text:span><text:span text:style-name="T5">&gt;B&lt;/</text:span><text:span text:style-name="T2">option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7">value</text:span><text:span text:style-name="T2">=</text:span><text:span text:style-name="T8">"</text:span><text:span text:style-name="T9">AB</text:span><text:span text:style-name="T8">"</text:span><text:span text:style-name="T5">&gt;AB&lt;/</text:span><text:span text:style-name="T2">option</text:span><text:span text:style-name="T5">&gt;</text:span></text:p>
      <text:p text:style-name="P1"><text:span text:style-name="T5"><text:s text:c="9"/>&lt;</text:span><text:span text:style-name="T2">option</text:span><text:span text:style-name="T5"> </text:span><text:span text:style-name="T7">value</text:span><text:span text:style-name="T2">=</text:span><text:span text:style-name="T8">"</text:span><text:span text:style-name="T9">O</text:span><text:span text:style-name="T8">"</text:span><text:span text:style-name="T5">&gt;O&lt;/</text:span><text:span text:style-name="T2">option</text:span><text:span text:style-name="T5">&gt;</text:span></text:p>
      <text:p text:style-name="P1"><text:span text:style-name="T5"><text:s text:c="7"/>&lt;/</text:span><text:span text:style-name="T2">select</text:span><text:span text:style-name="T5">&gt;</text:span></text:p>
      <text:p text:style-name="P1"><text:span text:style-name="T5"><text:s text:c="5"/>&lt;/</text:span><text:span text:style-name="T2">label</text:span><text:span text:style-name="T5">&gt;</text:span></text:p>
      <text:p text:style-name="P1"><text:span text:style-name="T5"><text:s text:c="5"/>&lt;</text:span><text:span text:style-name="T2">label</text:span><text:span text:style-name="T5">&gt;</text:span></text:p>
      <text:p text:style-name="P1"><text:span text:style-name="T5"><text:s text:c="7"/>RH:</text:span></text:p>
      <text:p text:style-name="P1"><text:span text:style-name="T5"><text:s text:c="7"/>&lt;</text:span><text:span text:style-name="T2">label</text:span><text:span text:style-name="T5">&gt;</text:span></text:p>
      <text:p text:style-name="P1"><text:span text:style-name="T5"><text:s text:c="9"/>&lt;</text:span><text:span text:style-name="T2">input</text:span><text:span text:style-name="T5"> </text:span><text:span text:style-name="T7">type</text:span><text:span text:style-name="T2">=</text:span><text:span text:style-name="T8">"</text:span><text:span text:style-name="T9">radio</text:span><text:span text:style-name="T8">"</text:span><text:span text:style-name="T5"> </text:span><text:span text:style-name="T7">value</text:span><text:span text:style-name="T2">=</text:span><text:span text:style-name="T8">"</text:span><text:span text:style-name="T9">+</text:span><text:span text:style-name="T8">"</text:span><text:span text:style-name="T5"> </text:span><text:span text:style-name="T7">checked</text:span><text:span text:style-name="T2">={</text:span><text:span text:style-name="T12">rh</text:span><text:span text:style-name="T5"> </text:span><text:span text:style-name="T2">===</text:span><text:span text:style-name="T5"> </text:span><text:span text:style-name="T8">'</text:span><text:span text:style-name="T9">+</text:span><text:span text:style-name="T8">'</text:span><text:span text:style-name="T2">}</text:span><text:span text:style-name="T5"> </text:span><text:span text:style-name="T7">onChange</text:span><text:span text:style-name="T2">={</text:span><text:span text:style-name="T5">() </text:span><text:span text:style-name="T2">=&gt;</text:span><text:span text:style-name="T5"> </text:span><text:span text:style-name="T6">setRh</text:span><text:span text:style-name="T5">(</text:span><text:span text:style-name="T8">'</text:span><text:span text:style-name="T9">+</text:span><text:span text:style-name="T8">'</text:span><text:span text:style-name="T5">)</text:span><text:span text:style-name="T2">}</text:span><text:span text:style-name="T5"> /&gt;</text:span></text:p>
      <text:p text:style-name="P1"><text:span text:style-name="T5"><text:s text:c="9"/>Positivo</text:span></text:p>
      <text:p text:style-name="P1"><text:span text:style-name="T5"><text:s text:c="7"/>&lt;/</text:span><text:span text:style-name="T2">label</text:span><text:span text:style-name="T5">&gt;</text:span></text:p>
      <text:p text:style-name="P1"><text:span text:style-name="T5"><text:s text:c="7"/>&lt;</text:span><text:span text:style-name="T2">label</text:span><text:span text:style-name="T5">&gt;</text:span></text:p>
      <text:p text:style-name="P1"><text:span text:style-name="T5"><text:s text:c="9"/>&lt;</text:span><text:span text:style-name="T2">input</text:span><text:span text:style-name="T5"> </text:span><text:span text:style-name="T7">type</text:span><text:span text:style-name="T2">=</text:span><text:span text:style-name="T8">"</text:span><text:span text:style-name="T9">radio</text:span><text:span text:style-name="T8">"</text:span><text:span text:style-name="T5"> </text:span><text:span text:style-name="T7">value</text:span><text:span text:style-name="T2">=</text:span><text:span text:style-name="T8">"</text:span><text:span text:style-name="T9">-</text:span><text:span text:style-name="T8">"</text:span><text:span text:style-name="T5"> </text:span><text:span text:style-name="T7">checked</text:span><text:span text:style-name="T2">={</text:span><text:span text:style-name="T12">rh</text:span><text:span text:style-name="T5"> </text:span><text:span text:style-name="T2">===</text:span><text:span text:style-name="T5"> </text:span><text:span text:style-name="T8">'</text:span><text:span text:style-name="T9">-</text:span><text:span text:style-name="T8">'</text:span><text:span text:style-name="T2">}</text:span><text:span text:style-name="T5"> </text:span><text:span text:style-name="T7">onChange</text:span><text:span text:style-name="T2">={</text:span><text:span text:style-name="T5">() </text:span><text:span text:style-name="T2">=&gt;</text:span><text:span text:style-name="T5"> </text:span><text:span text:style-name="T6">setRh</text:span><text:span text:style-name="T5">(</text:span><text:span text:style-name="T8">'</text:span><text:span text:style-name="T9">-</text:span><text:span text:style-name="T8">'</text:span><text:span text:style-name="T5">)</text:span><text:span text:style-name="T2">}</text:span><text:span text:style-name="T5"> /&gt;</text:span></text:p>
      <text:p text:style-name="P1"><text:span text:style-name="T5"><text:s text:c="9"/>Negativo</text:span></text:p>
      <text:p text:style-name="P1"><text:span text:style-name="T5"><text:s text:c="7"/>&lt;/</text:span><text:span text:style-name="T2">label</text:span><text:span text:style-name="T5">&gt;</text:span></text:p>
      <text:p text:style-name="P1"><text:soft-page-break/><text:span text:style-name="T5"><text:s text:c="5"/>&lt;/</text:span><text:span text:style-name="T2">label</text:span><text:span text:style-name="T5">&gt;</text:span></text:p>
      <text:p text:style-name="P1"><text:span text:style-name="T5"><text:s text:c="5"/>&lt;</text:span><text:span text:style-name="T2">br</text:span><text:span text:style-name="T5"> /&gt;</text:span></text:p>
      <text:p text:style-name="P1"><text:span text:style-name="T5"><text:s text:c="5"/>&lt;</text:span><text:span text:style-name="T2">button</text:span><text:span text:style-name="T5"> </text:span><text:span text:style-name="T7">type</text:span><text:span text:style-name="T2">=</text:span><text:span text:style-name="T8">"</text:span><text:span text:style-name="T9">submit</text:span><text:span text:style-name="T8">"</text:span><text:span text:style-name="T5">&gt;Enviar&lt;/</text:span><text:span text:style-name="T2">button</text:span><text:span text:style-name="T5">&gt;</text:span></text:p>
      <text:p text:style-name="P1"><text:span text:style-name="T5"><text:s text:c="3"/>&lt;/</text:span><text:span text:style-name="T2">form</text:span><text:span text:style-name="T5">&gt;</text:span></text:p>
      <text:p text:style-name="P1"><text:span text:style-name="T5"><text:s/>);</text:span></text:p>
      <text:p text:style-name="P1"><text:span text:style-name="T5">};</text:span></text:p>
      <text:p text:style-name="P2"/>
      <text:p text:style-name="P1"><text:span text:style-name="T2">export</text:span><text:span text:style-name="T5"> </text:span><text:span text:style-name="T2">default</text:span><text:span text:style-name="T5"> Formulario;</text:span></text:p>
      <text:p text:style-name="P2"/>
      <text:p text:style-name="Standard"/>
      <text:p text:style-name="Standard"/>
      <text:p text:style-name="Standard">Home.js:</text:p>
      <text:p text:style-name="P1"><text:span text:style-name="T2">import</text:span><text:span text:style-name="T5"> React </text:span><text:span text:style-name="T2">from</text:span><text:span text:style-name="T5"> </text:span><text:span text:style-name="T8">'</text:span><text:span text:style-name="T9">react</text:span><text:span text:style-name="T8">'</text:span><text:span text:style-name="T5">;</text:span></text:p>
      <text:p text:style-name="P2"/>
      <text:p text:style-name="P1"><text:span text:style-name="T2">function</text:span><text:span text:style-name="T5"> </text:span><text:span text:style-name="T6">Home</text:span><text:span text:style-name="T5">() {</text:span></text:p>
      <text:p text:style-name="P1"><text:span text:style-name="T5"><text:s text:c="2"/></text:span><text:span text:style-name="T2">return</text:span><text:span text:style-name="T5"> &lt;</text:span><text:span text:style-name="T2">div</text:span><text:span text:style-name="T5">&gt;</text:span></text:p>
      <text:p text:style-name="P1"><text:span text:style-name="T5"><text:s text:c="4"/>&lt;</text:span><text:span text:style-name="T2">h2</text:span><text:span text:style-name="T5"> </text:span><text:span text:style-name="T7">id</text:span><text:span text:style-name="T2">=</text:span><text:span text:style-name="T8">"</text:span><text:span text:style-name="T9">titulo_tela</text:span><text:span text:style-name="T8">"</text:span><text:span text:style-name="T5">&gt;Sistema de doação de sangue&lt;/</text:span><text:span text:style-name="T2">h2</text:span><text:span text:style-name="T5">&gt;</text:span></text:p>
      <text:p text:style-name="P1"><text:span text:style-name="T5"><text:s text:c="4"/>&lt;</text:span><text:span text:style-name="T2">h3</text:span><text:span text:style-name="T5"> </text:span><text:span text:style-name="T7">id</text:span><text:span text:style-name="T2">=</text:span><text:span text:style-name="T8">"</text:span><text:span text:style-name="T9">titulo_tela</text:span><text:span text:style-name="T8">"</text:span><text:span text:style-name="T5">&gt;Instituto Federal do Triângulo Mineiro&lt;/</text:span><text:span text:style-name="T2">h3</text:span><text:span text:style-name="T5">&gt;</text:span></text:p>
      <text:p text:style-name="P1"><text:span text:style-name="T5"><text:s text:c="4"/>&lt;</text:span><text:span text:style-name="T2">h4</text:span><text:span text:style-name="T5"> </text:span><text:span text:style-name="T7">id</text:span><text:span text:style-name="T2">=</text:span><text:span text:style-name="T8">"</text:span><text:span text:style-name="T9">titulo_tela</text:span><text:span text:style-name="T8">"</text:span><text:span text:style-name="T5">&gt;Análise e Desenvolvimento de Sistemas&lt;/</text:span><text:span text:style-name="T2">h4</text:span><text:span text:style-name="T5">&gt;</text:span></text:p>
      <text:p text:style-name="P1"><text:span text:style-name="T5"><text:s text:c="4"/>&lt;</text:span><text:span text:style-name="T2">h5</text:span><text:span text:style-name="T5"> </text:span><text:span text:style-name="T7">id</text:span><text:span text:style-name="T2">=</text:span><text:span text:style-name="T8">"</text:span><text:span text:style-name="T9">titulo_tela</text:span><text:span text:style-name="T8">"</text:span><text:span text:style-name="T5">&gt;Stheffany Cruvinel, Ana Cristina Thiersch, Aliny&lt;/</text:span><text:span text:style-name="T2">h5</text:span><text:span text:style-name="T5">&gt;</text:span></text:p>
      <text:p text:style-name="P1"><text:span text:style-name="T5"><text:s text:c="4"/>&lt;/</text:span><text:span text:style-name="T2">div</text:span><text:span text:style-name="T5">&gt;;</text:span></text:p>
      <text:p text:style-name="P1"><text:soft-page-break/><text:span text:style-name="T5">}</text:span></text:p>
      <text:p text:style-name="P2"/>
      <text:p text:style-name="P1"><text:span text:style-name="T2">export</text:span><text:span text:style-name="T5"> </text:span><text:span text:style-name="T2">default</text:span><text:span text:style-name="T5"> </text:span><text:span text:style-name="T6">Home</text:span><text:span text:style-name="T5">;</text:span></text:p>
      <text:p text:style-name="P2"/>
      <text:p text:style-name="Standard"/>
      <text:p text:style-name="Standard">doadores.js:</text:p>
      <text:p text:style-name="Standard"/>
      <text:p text:style-name="P1"><text:span text:style-name="T2">import</text:span><text:span text:style-name="T5"> React, { useState, useEffect } </text:span><text:span text:style-name="T2">from</text:span><text:span text:style-name="T5"> </text:span><text:span text:style-name="T8">'</text:span><text:span text:style-name="T9">react</text:span><text:span text:style-name="T8">'</text:span><text:span text:style-name="T5">;</text:span></text:p>
      <text:p text:style-name="P1"><text:span text:style-name="T2">import</text:span><text:span text:style-name="T5"> axios </text:span><text:span text:style-name="T2">from</text:span><text:span text:style-name="T5"> </text:span><text:span text:style-name="T8">'</text:span><text:span text:style-name="T9">axios</text:span><text:span text:style-name="T8">'</text:span><text:span text:style-name="T5">;</text:span></text:p>
      <text:p text:style-name="P2"/>
      <text:p text:style-name="P1"><text:span text:style-name="T2">const</text:span><text:span text:style-name="T5"> </text:span><text:span text:style-name="T6">Doadores</text:span><text:span text:style-name="T5"> </text:span><text:span text:style-name="T2">=</text:span><text:span text:style-name="T5"> () </text:span><text:span text:style-name="T2">=&gt;</text:span><text:span text:style-name="T5"> {</text:span></text:p>
      <text:p text:style-name="P1"><text:span text:style-name="T5"><text:s text:c="4"/></text:span><text:span text:style-name="T2">const</text:span><text:span text:style-name="T5"> [</text:span><text:span text:style-name="T12">items</text:span><text:span text:style-name="T5">, </text:span><text:span text:style-name="T6">setItems</text:span><text:span text:style-name="T5">] </text:span><text:span text:style-name="T2">=</text:span><text:span text:style-name="T5"> </text:span><text:span text:style-name="T6">useState</text:span><text:span text:style-name="T5">([]);</text:span></text:p>
      <text:p text:style-name="P2"/>
      <text:p text:style-name="P1"><text:span text:style-name="T5"><text:s text:c="4"/></text:span><text:span text:style-name="T6">useEffect</text:span><text:span text:style-name="T5">(() </text:span><text:span text:style-name="T2">=&gt;</text:span><text:span text:style-name="T5"> {</text:span></text:p>
      <text:p text:style-name="P1"><text:span text:style-name="T5"><text:s text:c="8"/></text:span><text:span text:style-name="T2">const</text:span><text:span text:style-name="T5"> </text:span><text:span text:style-name="T6">fetchData</text:span><text:span text:style-name="T5"> </text:span><text:span text:style-name="T2">=</text:span><text:span text:style-name="T5"> </text:span><text:span text:style-name="T2">async</text:span><text:span text:style-name="T5"> () </text:span><text:span text:style-name="T2">=&gt;</text:span><text:span text:style-name="T5"> {</text:span></text:p>
      <text:p text:style-name="P1"><text:span text:style-name="T5"><text:s text:c="12"/></text:span><text:span text:style-name="T2">try</text:span><text:span text:style-name="T5"> {</text:span></text:p>
      <text:p text:style-name="P1"><text:span text:style-name="T5"><text:s text:c="16"/></text:span><text:span text:style-name="T2">const</text:span><text:span text:style-name="T5"> </text:span><text:span text:style-name="T12">response</text:span><text:span text:style-name="T5"> </text:span><text:span text:style-name="T2">=</text:span><text:span text:style-name="T5"> </text:span><text:span text:style-name="T2">await</text:span><text:span text:style-name="T5"> </text:span><text:span text:style-name="T12">axios</text:span><text:span text:style-name="T5">.</text:span><text:span text:style-name="T6">get</text:span><text:span text:style-name="T5">(</text:span><text:span text:style-name="T8">'</text:span><text:span text:style-name="T9">http://localhost:3333/doador</text:span><text:span text:style-name="T8">'</text:span><text:span text:style-name="T5">);</text:span></text:p>
      <text:p text:style-name="P1"><text:span text:style-name="T5"><text:s text:c="16"/></text:span><text:span text:style-name="T6">setItems</text:span><text:span text:style-name="T5">(</text:span><text:span text:style-name="T12">response</text:span><text:span text:style-name="T5">.data);</text:span></text:p>
      <text:p text:style-name="P1"><text:span text:style-name="T5"><text:s text:c="12"/>} </text:span><text:span text:style-name="T2">catch</text:span><text:span text:style-name="T5"> (err) {</text:span></text:p>
      <text:p text:style-name="P1"><text:span text:style-name="T5"><text:s text:c="16"/></text:span><text:span text:style-name="T12">console</text:span><text:span text:style-name="T5">.</text:span><text:span text:style-name="T6">error</text:span><text:span text:style-name="T5">(err);</text:span></text:p>
      <text:p text:style-name="P1"><text:span text:style-name="T5"><text:s text:c="12"/>}</text:span></text:p>
      <text:p text:style-name="P1"><text:soft-page-break/><text:span text:style-name="T5"><text:s text:c="8"/>};</text:span></text:p>
      <text:p text:style-name="P2"/>
      <text:p text:style-name="P1"><text:span text:style-name="T5"><text:s text:c="8"/></text:span><text:span text:style-name="T6">fetchData</text:span><text:span text:style-name="T5">();</text:span></text:p>
      <text:p text:style-name="P1"><text:span text:style-name="T5"><text:s text:c="4"/>}, []);</text:span></text:p>
      <text:p text:style-name="P2"/>
      <text:p text:style-name="P1"><text:span text:style-name="T5"><text:s text:c="4"/></text:span><text:span text:style-name="T2">const</text:span><text:span text:style-name="T5"> </text:span><text:span text:style-name="T6">handleAlterar</text:span><text:span text:style-name="T5"> </text:span><text:span text:style-name="T2">=</text:span><text:span text:style-name="T5"> (</text:span><text:span text:style-name="T14">id</text:span><text:span text:style-name="T5">) </text:span><text:span text:style-name="T2">=&gt;</text:span><text:span text:style-name="T5"> {</text:span></text:p>
      <text:p text:style-name="P1"><text:span text:style-name="T5"><text:s text:c="8"/></text:span><text:span text:style-name="T12">axios</text:span><text:span text:style-name="T5">.</text:span><text:span text:style-name="T6">post</text:span><text:span text:style-name="T5">(</text:span><text:span text:style-name="T9">`http://localhost:3333/excluirDoador/</text:span><text:span text:style-name="T2">${</text:span><text:span text:style-name="T14">id</text:span><text:span text:style-name="T2">}</text:span><text:span text:style-name="T9">`</text:span><text:span text:style-name="T5">, { </text:span><text:span text:style-name="T15">/* dados a serem enviados para o backend */</text:span><text:span text:style-name="T5"> })</text:span></text:p>
      <text:p text:style-name="P1"><text:span text:style-name="T5"><text:s text:c="13"/>.</text:span><text:span text:style-name="T6">then</text:span><text:span text:style-name="T5">(</text:span><text:span text:style-name="T14">response</text:span><text:span text:style-name="T5"> </text:span><text:span text:style-name="T2">=&gt;</text:span><text:span text:style-name="T5"> {</text:span></text:p>
      <text:p text:style-name="P1"><text:span text:style-name="T5"><text:s text:c="14"/></text:span><text:span text:style-name="T10">alert</text:span><text:span text:style-name="T5">(</text:span><text:span text:style-name="T8">'</text:span><text:span text:style-name="T9">Doador inativado com sucesso, atualize a lista para visualizar.</text:span><text:span text:style-name="T8">'</text:span><text:span text:style-name="T5">)</text:span></text:p>
      <text:p text:style-name="P1"><text:span text:style-name="T5"><text:s text:c="13"/>})</text:span></text:p>
      <text:p text:style-name="P1"><text:span text:style-name="T5"><text:s text:c="13"/>.</text:span><text:span text:style-name="T6">catch</text:span><text:span text:style-name="T5">(</text:span><text:span text:style-name="T14">error</text:span><text:span text:style-name="T5"> </text:span><text:span text:style-name="T2">=&gt;</text:span><text:span text:style-name="T5"> {</text:span></text:p>
      <text:p text:style-name="P1"><text:span text:style-name="T5"><text:s text:c="17"/></text:span><text:span text:style-name="T12">console</text:span><text:span text:style-name="T5">.</text:span><text:span text:style-name="T6">error</text:span><text:span text:style-name="T5">(</text:span><text:span text:style-name="T8">'</text:span><text:span text:style-name="T9">Erro ao fazer a requisição:</text:span><text:span text:style-name="T8">'</text:span><text:span text:style-name="T5">, </text:span><text:span text:style-name="T14">error</text:span><text:span text:style-name="T5">);</text:span></text:p>
      <text:p text:style-name="P1"><text:span text:style-name="T5"><text:s text:c="17"/></text:span><text:span text:style-name="T15">// Trate o erro, se necessário</text:span></text:p>
      <text:p text:style-name="P1"><text:span text:style-name="T5"><text:s text:c="13"/>});</text:span></text:p>
      <text:p text:style-name="P1"><text:span text:style-name="T5"><text:s text:c="4"/>};</text:span></text:p>
      <text:p text:style-name="P2"/>
      <text:p text:style-name="P1"><text:span text:style-name="T5"><text:s text:c="4"/></text:span><text:span text:style-name="T2">return</text:span><text:span text:style-name="T5"> (</text:span></text:p>
      <text:p text:style-name="P1"><text:span text:style-name="T5"><text:s text:c="8"/>&lt;</text:span><text:span text:style-name="T2">div</text:span><text:span text:style-name="T5">&gt;</text:span></text:p>
      <text:p text:style-name="P1"><text:span text:style-name="T5"><text:s text:c="10"/>&lt;</text:span><text:span text:style-name="T2">h2</text:span><text:span text:style-name="T5"> </text:span><text:span text:style-name="T7">id</text:span><text:span text:style-name="T2">=</text:span><text:span text:style-name="T8">'</text:span><text:span text:style-name="T9">titulo_tela</text:span><text:span text:style-name="T8">'</text:span><text:span text:style-name="T5">&gt;Doadores&lt;/</text:span><text:span text:style-name="T2">h2</text:span><text:span text:style-name="T5">&gt;</text:span></text:p>
      <text:p text:style-name="P1"><text:span text:style-name="T5"><text:s text:c="10"/>&lt;</text:span><text:span text:style-name="T2">table</text:span><text:span text:style-name="T5">&gt;</text:span></text:p>
      <text:p text:style-name="P1"><text:span text:style-name="T5"><text:s text:c="12"/>&lt;</text:span><text:span text:style-name="T2">thead</text:span><text:span text:style-name="T5">&gt;</text:span></text:p>
      <text:p text:style-name="P1"><text:soft-page-break/><text:span text:style-name="T5"><text:s text:c="14"/>&lt;</text:span><text:span text:style-name="T2">tr</text:span><text:span text:style-name="T5">&gt;</text:span></text:p>
      <text:p text:style-name="P1"><text:span text:style-name="T5"><text:s text:c="16"/>&lt;</text:span><text:span text:style-name="T2">th</text:span><text:span text:style-name="T5">&gt;Nome&lt;/</text:span><text:span text:style-name="T2">th</text:span><text:span text:style-name="T5">&gt;</text:span></text:p>
      <text:p text:style-name="P1"><text:span text:style-name="T5"><text:s text:c="16"/>&lt;</text:span><text:span text:style-name="T2">th</text:span><text:span text:style-name="T5">&gt;CPF&lt;/</text:span><text:span text:style-name="T2">th</text:span><text:span text:style-name="T5">&gt;</text:span></text:p>
      <text:p text:style-name="P1"><text:span text:style-name="T5"><text:s text:c="16"/>&lt;</text:span><text:span text:style-name="T2">th</text:span><text:span text:style-name="T5">&gt;Contato&lt;/</text:span><text:span text:style-name="T2">th</text:span><text:span text:style-name="T5">&gt;</text:span></text:p>
      <text:p text:style-name="P1"><text:span text:style-name="T5"><text:s text:c="16"/>&lt;</text:span><text:span text:style-name="T2">th</text:span><text:span text:style-name="T5">&gt;Tipo Sanguíneo&lt;/</text:span><text:span text:style-name="T2">th</text:span><text:span text:style-name="T5">&gt;</text:span></text:p>
      <text:p text:style-name="P1"><text:span text:style-name="T5"><text:s text:c="16"/>&lt;</text:span><text:span text:style-name="T2">th</text:span><text:span text:style-name="T5">&gt;RH&lt;/</text:span><text:span text:style-name="T2">th</text:span><text:span text:style-name="T5">&gt;</text:span></text:p>
      <text:p text:style-name="P1"><text:span text:style-name="T5"><text:s text:c="16"/>&lt;</text:span><text:span text:style-name="T2">th</text:span><text:span text:style-name="T5">&gt;Tipo RH Corretos&lt;/</text:span><text:span text:style-name="T2">th</text:span><text:span text:style-name="T5">&gt;</text:span></text:p>
      <text:p text:style-name="P1"><text:span text:style-name="T5"><text:s text:c="16"/>&lt;</text:span><text:span text:style-name="T2">th</text:span><text:span text:style-name="T5">&gt;Situação&lt;/</text:span><text:span text:style-name="T2">th</text:span><text:span text:style-name="T5">&gt;</text:span></text:p>
      <text:p text:style-name="P1"><text:span text:style-name="T5"><text:s text:c="16"/>&lt;</text:span><text:span text:style-name="T2">th</text:span><text:span text:style-name="T5">&gt;Opções&lt;/</text:span><text:span text:style-name="T2">th</text:span><text:span text:style-name="T5">&gt;</text:span></text:p>
      <text:p text:style-name="P1"><text:span text:style-name="T5"><text:s text:c="14"/>&lt;/</text:span><text:span text:style-name="T2">tr</text:span><text:span text:style-name="T5">&gt;</text:span></text:p>
      <text:p text:style-name="P1"><text:span text:style-name="T5"><text:s text:c="12"/>&lt;/</text:span><text:span text:style-name="T2">thead</text:span><text:span text:style-name="T5">&gt;</text:span></text:p>
      <text:p text:style-name="P1"><text:span text:style-name="T5"><text:s text:c="12"/>&lt;</text:span><text:span text:style-name="T2">tbody</text:span><text:span text:style-name="T5">&gt;</text:span></text:p>
      <text:p text:style-name="P1"><text:span text:style-name="T5"><text:s text:c="14"/></text:span><text:span text:style-name="T2">{</text:span><text:span text:style-name="T12">items</text:span><text:span text:style-name="T5">.</text:span><text:span text:style-name="T6">map</text:span><text:span text:style-name="T5">(</text:span><text:span text:style-name="T14">item</text:span><text:span text:style-name="T5"> </text:span><text:span text:style-name="T2">=&gt;</text:span><text:span text:style-name="T5"> (</text:span></text:p>
      <text:p text:style-name="P1"><text:span text:style-name="T5"><text:s text:c="16"/>&lt;</text:span><text:span text:style-name="T2">tr</text:span><text:span text:style-name="T5"> </text:span><text:span text:style-name="T7">key</text:span><text:span text:style-name="T2">={</text:span><text:span text:style-name="T14">item</text:span><text:span text:style-name="T5">.codigo</text:span><text:span text:style-name="T2">}</text:span><text:span text:style-name="T5">&gt;</text:span></text:p>
      <text:p text:style-name="P1"><text:span text:style-name="T5"><text:s text:c="18"/>&lt;</text:span><text:span text:style-name="T2">td</text:span><text:span text:style-name="T5">&gt;</text:span><text:span text:style-name="T2">{</text:span><text:span text:style-name="T14">item</text:span><text:span text:style-name="T5">.nome</text:span><text:span text:style-name="T2">}</text:span><text:span text:style-name="T5">&lt;/</text:span><text:span text:style-name="T2">td</text:span><text:span text:style-name="T5">&gt;</text:span></text:p>
      <text:p text:style-name="P1"><text:span text:style-name="T5"><text:s text:c="18"/>&lt;</text:span><text:span text:style-name="T2">td</text:span><text:span text:style-name="T5">&gt;</text:span><text:span text:style-name="T2">{</text:span><text:span text:style-name="T14">item</text:span><text:span text:style-name="T5">.cpf</text:span><text:span text:style-name="T2">}</text:span><text:span text:style-name="T5">&lt;/</text:span><text:span text:style-name="T2">td</text:span><text:span text:style-name="T5">&gt;</text:span></text:p>
      <text:p text:style-name="P1"><text:span text:style-name="T5"><text:s text:c="18"/>&lt;</text:span><text:span text:style-name="T2">td</text:span><text:span text:style-name="T5">&gt;</text:span><text:span text:style-name="T2">{</text:span><text:span text:style-name="T14">item</text:span><text:span text:style-name="T5">.contato</text:span><text:span text:style-name="T2">}</text:span><text:span text:style-name="T5">&lt;/</text:span><text:span text:style-name="T2">td</text:span><text:span text:style-name="T5">&gt;</text:span></text:p>
      <text:p text:style-name="P1"><text:span text:style-name="T5"><text:s text:c="18"/>&lt;</text:span><text:span text:style-name="T2">td</text:span><text:span text:style-name="T5">&gt;</text:span><text:span text:style-name="T2">{</text:span><text:span text:style-name="T14">item</text:span><text:span text:style-name="T5">.tipo_sanguineo</text:span><text:span text:style-name="T2">}</text:span><text:span text:style-name="T5">&lt;/</text:span><text:span text:style-name="T2">td</text:span><text:span text:style-name="T5">&gt;</text:span></text:p>
      <text:p text:style-name="P1"><text:span text:style-name="T5"><text:s text:c="18"/>&lt;</text:span><text:span text:style-name="T2">td</text:span><text:span text:style-name="T5">&gt;</text:span><text:span text:style-name="T2">{</text:span><text:span text:style-name="T14">item</text:span><text:span text:style-name="T5">.rh</text:span><text:span text:style-name="T2">}</text:span><text:span text:style-name="T5">&lt;/</text:span><text:span text:style-name="T2">td</text:span><text:span text:style-name="T5">&gt;</text:span></text:p>
      <text:p text:style-name="P1"><text:span text:style-name="T5"><text:s text:c="18"/>&lt;</text:span><text:span text:style-name="T2">td</text:span><text:span text:style-name="T5">&gt;</text:span><text:span text:style-name="T2">{</text:span><text:span text:style-name="T14">item</text:span><text:span text:style-name="T5">.tipo_rh_corretos</text:span><text:span text:style-name="T2">}</text:span><text:span text:style-name="T5">&lt;/</text:span><text:span text:style-name="T2">td</text:span><text:span text:style-name="T5">&gt;</text:span></text:p>
      <text:p text:style-name="P1"><text:span text:style-name="T5"><text:s text:c="18"/>&lt;</text:span><text:span text:style-name="T2">td</text:span><text:span text:style-name="T5">&gt;</text:span><text:span text:style-name="T2">{</text:span><text:span text:style-name="T14">item</text:span><text:span text:style-name="T5">.situacao</text:span><text:span text:style-name="T2">}</text:span><text:span text:style-name="T5">&lt;/</text:span><text:span text:style-name="T2">td</text:span><text:span text:style-name="T5">&gt;</text:span></text:p>
      <text:p text:style-name="P1"><text:soft-page-break/><text:span text:style-name="T5"><text:s text:c="18"/>&lt;</text:span><text:span text:style-name="T2">td</text:span><text:span text:style-name="T5">&gt;</text:span></text:p>
      <text:p text:style-name="P1"><text:span text:style-name="T5"><text:s text:c="18"/>&lt;</text:span><text:span text:style-name="T2">div</text:span><text:span text:style-name="T5"> </text:span><text:span text:style-name="T7">className</text:span><text:span text:style-name="T2">=</text:span><text:span text:style-name="T8">"</text:span><text:span text:style-name="T9">button-container</text:span><text:span text:style-name="T8">"</text:span><text:span text:style-name="T5">&gt;</text:span></text:p>
      <text:p text:style-name="P1"><text:span text:style-name="T5"><text:s text:c="22"/>&lt;</text:span><text:span text:style-name="T2">button</text:span><text:span text:style-name="T5"> </text:span><text:span text:style-name="T7">onClick</text:span><text:span text:style-name="T2">={</text:span><text:span text:style-name="T5">() </text:span><text:span text:style-name="T2">=&gt;</text:span><text:span text:style-name="T5"> </text:span><text:span text:style-name="T6">handleAlterar</text:span><text:span text:style-name="T5">(item.codigo)</text:span><text:span text:style-name="T2">}</text:span><text:span text:style-name="T5">&gt;Excluir&lt;/</text:span><text:span text:style-name="T2">button</text:span><text:span text:style-name="T5">&gt;</text:span></text:p>
      <text:p text:style-name="P1"><text:span text:style-name="T5"><text:s text:c="22"/>&lt;</text:span><text:span text:style-name="T2">button</text:span><text:span text:style-name="T5">&gt;Alterar&lt;/</text:span><text:span text:style-name="T2">button</text:span><text:span text:style-name="T5">&gt;</text:span></text:p>
      <text:p text:style-name="P1"><text:span text:style-name="T5"><text:s text:c="18"/>&lt;/</text:span><text:span text:style-name="T2">div</text:span><text:span text:style-name="T5">&gt;</text:span></text:p>
      <text:p text:style-name="P1"><text:span text:style-name="T5"><text:s text:c="18"/>&lt;/</text:span><text:span text:style-name="T2">td</text:span><text:span text:style-name="T5">&gt;</text:span></text:p>
      <text:p text:style-name="P1"><text:span text:style-name="T5"><text:s text:c="16"/>&lt;/</text:span><text:span text:style-name="T2">tr</text:span><text:span text:style-name="T5">&gt;</text:span></text:p>
      <text:p text:style-name="P1"><text:span text:style-name="T5"><text:s text:c="14"/>))</text:span><text:span text:style-name="T2">}</text:span></text:p>
      <text:p text:style-name="P1"><text:span text:style-name="T5"><text:s text:c="12"/>&lt;/</text:span><text:span text:style-name="T2">tbody</text:span><text:span text:style-name="T5">&gt;</text:span></text:p>
      <text:p text:style-name="P1"><text:span text:style-name="T5"><text:s text:c="10"/>&lt;/</text:span><text:span text:style-name="T2">table</text:span><text:span text:style-name="T5">&gt;</text:span></text:p>
      <text:p text:style-name="P1"><text:span text:style-name="T5"><text:s text:c="8"/>&lt;/</text:span><text:span text:style-name="T2">div</text:span><text:span text:style-name="T5">&gt;</text:span></text:p>
      <text:p text:style-name="P1"><text:span text:style-name="T5"><text:s text:c="6"/>);</text:span></text:p>
      <text:p text:style-name="P1"><text:span text:style-name="T5">};</text:span></text:p>
      <text:p text:style-name="P2"/>
      <text:p text:style-name="P1"><text:span text:style-name="T2">export</text:span><text:span text:style-name="T5"> </text:span><text:span text:style-name="T2">default</text:span><text:span text:style-name="T5"> Doadores;</text:span></text:p>
      <text:p text:style-name="P2"/>
      <text:p text:style-name="Standard"/>
      <text:p text:style-name="Standard">doacoes.js:</text:p>
      <text:p text:style-name="Standard"/>
      <text:p text:style-name="P1"><text:span text:style-name="T2">import</text:span><text:span text:style-name="T5"> React, { useState, useEffect } </text:span><text:span text:style-name="T2">from</text:span><text:span text:style-name="T5"> </text:span><text:span text:style-name="T8">'</text:span><text:span text:style-name="T9">react</text:span><text:span text:style-name="T8">'</text:span><text:span text:style-name="T5">;</text:span></text:p>
      <text:p text:style-name="P1"><text:span text:style-name="T2">import</text:span><text:span text:style-name="T5"> axios </text:span><text:span text:style-name="T2">from</text:span><text:span text:style-name="T5"> </text:span><text:span text:style-name="T8">'</text:span><text:span text:style-name="T9">axios</text:span><text:span text:style-name="T8">'</text:span><text:span text:style-name="T5">;</text:span></text:p>
      <text:p text:style-name="P2"><text:soft-page-break/></text:p>
      <text:p text:style-name="P1"><text:span text:style-name="T2">const</text:span><text:span text:style-name="T5"> </text:span><text:span text:style-name="T6">Doacoes</text:span><text:span text:style-name="T5"> </text:span><text:span text:style-name="T2">=</text:span><text:span text:style-name="T5"> () </text:span><text:span text:style-name="T2">=&gt;</text:span><text:span text:style-name="T5"> {</text:span></text:p>
      <text:p text:style-name="P1"><text:span text:style-name="T5"><text:s text:c="2"/></text:span><text:span text:style-name="T2">const</text:span><text:span text:style-name="T5"> [doador, setDoador] </text:span><text:span text:style-name="T2">=</text:span><text:span text:style-name="T5"> </text:span><text:span text:style-name="T6">useState</text:span><text:span text:style-name="T5">(</text:span><text:span text:style-name="T8">''</text:span><text:span text:style-name="T5">);</text:span></text:p>
      <text:p text:style-name="P1"><text:span text:style-name="T5"><text:s text:c="2"/></text:span><text:span text:style-name="T2">const</text:span><text:span text:style-name="T5"> [doadores, setDoadores] </text:span><text:span text:style-name="T2">=</text:span><text:span text:style-name="T5"> </text:span><text:span text:style-name="T6">useState</text:span><text:span text:style-name="T5">([]);</text:span></text:p>
      <text:p text:style-name="P1"><text:span text:style-name="T5"><text:s text:c="2"/></text:span><text:span text:style-name="T2">const</text:span><text:span text:style-name="T5"> [items, setItems] </text:span><text:span text:style-name="T2">=</text:span><text:span text:style-name="T5"> </text:span><text:span text:style-name="T6">useState</text:span><text:span text:style-name="T5">([]);</text:span></text:p>
      <text:p text:style-name="P2"/>
      <text:p text:style-name="P1"><text:span text:style-name="T5"><text:s text:c="2"/></text:span><text:span text:style-name="T6">useEffect</text:span><text:span text:style-name="T5">(() </text:span><text:span text:style-name="T2">=&gt;</text:span><text:span text:style-name="T5"> {</text:span></text:p>
      <text:p text:style-name="P1"><text:span text:style-name="T5"><text:s text:c="4"/></text:span><text:span text:style-name="T2">const</text:span><text:span text:style-name="T5"> </text:span><text:span text:style-name="T6">fetchData</text:span><text:span text:style-name="T5"> </text:span><text:span text:style-name="T2">=</text:span><text:span text:style-name="T5"> </text:span><text:span text:style-name="T2">async</text:span><text:span text:style-name="T5"> () </text:span><text:span text:style-name="T2">=&gt;</text:span><text:span text:style-name="T5"> {</text:span></text:p>
      <text:p text:style-name="P1"><text:span text:style-name="T5"><text:s text:c="6"/></text:span><text:span text:style-name="T2">try</text:span><text:span text:style-name="T5"> {</text:span></text:p>
      <text:p text:style-name="P1"><text:span text:style-name="T5"><text:s text:c="8"/></text:span><text:span text:style-name="T2">const</text:span><text:span text:style-name="T5"> response </text:span><text:span text:style-name="T2">=</text:span><text:span text:style-name="T5"> </text:span><text:span text:style-name="T2">await</text:span><text:span text:style-name="T5"> axios.</text:span><text:span text:style-name="T6">get</text:span><text:span text:style-name="T5">(</text:span><text:span text:style-name="T8">'</text:span><text:span text:style-name="T9">http://localhost:3333/doador</text:span><text:span text:style-name="T8">'</text:span><text:span text:style-name="T5">);</text:span></text:p>
      <text:p text:style-name="P1"><text:span text:style-name="T5"><text:s text:c="8"/></text:span><text:span text:style-name="T6">setDoadores</text:span><text:span text:style-name="T5">(response.data);</text:span></text:p>
      <text:p text:style-name="P1"><text:span text:style-name="T5"><text:s text:c="6"/>} </text:span><text:span text:style-name="T2">catch</text:span><text:span text:style-name="T5"> (err) {</text:span></text:p>
      <text:p text:style-name="P1"><text:span text:style-name="T5"><text:s text:c="8"/>console.</text:span><text:span text:style-name="T6">error</text:span><text:span text:style-name="T5">(err);</text:span></text:p>
      <text:p text:style-name="P1"><text:span text:style-name="T5"><text:s text:c="6"/>}</text:span></text:p>
      <text:p text:style-name="P1"><text:span text:style-name="T5"><text:s text:c="4"/>};</text:span></text:p>
      <text:p text:style-name="P2"/>
      <text:p text:style-name="P1"><text:span text:style-name="T5"><text:s text:c="4"/></text:span><text:span text:style-name="T6">fetchData</text:span><text:span text:style-name="T5">();</text:span></text:p>
      <text:p text:style-name="P1"><text:span text:style-name="T5"><text:s text:c="2"/>}, []);</text:span></text:p>
      <text:p text:style-name="P2"/>
      <text:p text:style-name="P1"><text:span text:style-name="T5"><text:s text:c="2"/></text:span><text:span text:style-name="T2">const</text:span><text:span text:style-name="T5"> [filters, setFilters] </text:span><text:span text:style-name="T2">=</text:span><text:span text:style-name="T5"> </text:span><text:span text:style-name="T6">useState</text:span><text:span text:style-name="T5">({</text:span></text:p>
      <text:p text:style-name="P1"><text:span text:style-name="T5"><text:s text:c="4"/>dataInicio</text:span><text:span text:style-name="T2">:</text:span><text:span text:style-name="T5"> </text:span><text:span text:style-name="T8">''</text:span><text:span text:style-name="T5">,</text:span></text:p>
      <text:p text:style-name="P1"><text:soft-page-break/><text:span text:style-name="T5"><text:s text:c="4"/>dataFim</text:span><text:span text:style-name="T2">:</text:span><text:span text:style-name="T5"> </text:span><text:span text:style-name="T8">''</text:span><text:span text:style-name="T5">,</text:span></text:p>
      <text:p text:style-name="P1"><text:span text:style-name="T5"><text:s text:c="4"/>doador</text:span><text:span text:style-name="T2">:</text:span><text:span text:style-name="T5"> </text:span><text:span text:style-name="T8">''</text:span></text:p>
      <text:p text:style-name="P1"><text:span text:style-name="T5"><text:s text:c="2"/>});</text:span></text:p>
      <text:p text:style-name="P2"/>
      <text:p text:style-name="P1"><text:span text:style-name="T5"><text:s text:c="2"/></text:span><text:span text:style-name="T2">const</text:span><text:span text:style-name="T5"> </text:span><text:span text:style-name="T6">fetchData</text:span><text:span text:style-name="T5"> </text:span><text:span text:style-name="T2">=</text:span><text:span text:style-name="T5"> </text:span><text:span text:style-name="T2">async</text:span><text:span text:style-name="T5"> (</text:span><text:span text:style-name="T14">filters</text:span><text:span text:style-name="T5">) </text:span><text:span text:style-name="T2">=&gt;</text:span><text:span text:style-name="T5"> {</text:span></text:p>
      <text:p text:style-name="P1"><text:span text:style-name="T5"><text:s text:c="4"/></text:span><text:span text:style-name="T2">try</text:span><text:span text:style-name="T5"> {</text:span></text:p>
      <text:p text:style-name="P1"><text:span text:style-name="T5"><text:s text:c="6"/></text:span><text:span text:style-name="T2">const</text:span><text:span text:style-name="T5"> </text:span><text:span text:style-name="T12">response</text:span><text:span text:style-name="T5"> </text:span><text:span text:style-name="T2">=</text:span><text:span text:style-name="T5"> </text:span><text:span text:style-name="T2">await</text:span><text:span text:style-name="T5"> </text:span><text:span text:style-name="T12">axios</text:span><text:span text:style-name="T5">.</text:span><text:span text:style-name="T6">get</text:span><text:span text:style-name="T5">(</text:span><text:span text:style-name="T8">'</text:span><text:span text:style-name="T9">http://localhost:3333/doacoes</text:span><text:span text:style-name="T8">'</text:span><text:span text:style-name="T5">, {</text:span></text:p>
      <text:p text:style-name="P1"><text:span text:style-name="T5"><text:s text:c="8"/>params</text:span><text:span text:style-name="T2">:</text:span><text:span text:style-name="T5"> </text:span><text:span text:style-name="T14">filters</text:span></text:p>
      <text:p text:style-name="P1"><text:span text:style-name="T5"><text:s text:c="6"/>});</text:span></text:p>
      <text:p text:style-name="P1"><text:span text:style-name="T5"><text:s text:c="6"/></text:span><text:span text:style-name="T6">setItems</text:span><text:span text:style-name="T5">(</text:span><text:span text:style-name="T12">response</text:span><text:span text:style-name="T5">.data);</text:span></text:p>
      <text:p text:style-name="P1"><text:span text:style-name="T5"><text:s text:c="4"/>} </text:span><text:span text:style-name="T2">catch</text:span><text:span text:style-name="T5"> (err) {</text:span></text:p>
      <text:p text:style-name="P1"><text:span text:style-name="T5"><text:s text:c="6"/></text:span><text:span text:style-name="T12">console</text:span><text:span text:style-name="T5">.</text:span><text:span text:style-name="T6">error</text:span><text:span text:style-name="T5">(err);</text:span></text:p>
      <text:p text:style-name="P1"><text:span text:style-name="T5"><text:s text:c="4"/>}</text:span></text:p>
      <text:p text:style-name="P1"><text:span text:style-name="T5"><text:s text:c="2"/>};</text:span></text:p>
      <text:p text:style-name="P2"/>
      <text:p text:style-name="P1"><text:span text:style-name="T5"><text:s text:c="2"/></text:span><text:span text:style-name="T6">useEffect</text:span><text:span text:style-name="T5">(() </text:span><text:span text:style-name="T2">=&gt;</text:span><text:span text:style-name="T5"> {</text:span></text:p>
      <text:p text:style-name="P1"><text:span text:style-name="T5"><text:s text:c="4"/></text:span><text:span text:style-name="T6">fetchData</text:span><text:span text:style-name="T5">({});</text:span></text:p>
      <text:p text:style-name="P1"><text:span text:style-name="T5"><text:s text:c="2"/>}, []);</text:span></text:p>
      <text:p text:style-name="P2"/>
      <text:p text:style-name="P1"><text:span text:style-name="T5"><text:s text:c="2"/></text:span><text:span text:style-name="T2">const</text:span><text:span text:style-name="T5"> </text:span><text:span text:style-name="T6">handleFilterChange</text:span><text:span text:style-name="T5"> </text:span><text:span text:style-name="T2">=</text:span><text:span text:style-name="T5"> (</text:span><text:span text:style-name="T14">e</text:span><text:span text:style-name="T5">) </text:span><text:span text:style-name="T2">=&gt;</text:span><text:span text:style-name="T5"> {</text:span></text:p>
      <text:p text:style-name="P1"><text:span text:style-name="T5"><text:s text:c="4"/></text:span><text:span text:style-name="T2">const</text:span><text:span text:style-name="T5"> { </text:span><text:span text:style-name="T12">name</text:span><text:span text:style-name="T5">, </text:span><text:span text:style-name="T12">value</text:span><text:span text:style-name="T5"> } </text:span><text:span text:style-name="T2">=</text:span><text:span text:style-name="T5"> </text:span><text:span text:style-name="T14">e</text:span><text:span text:style-name="T5">.target;</text:span></text:p>
      <text:p text:style-name="P1"><text:soft-page-break/><text:span text:style-name="T5"><text:s text:c="4"/></text:span><text:span text:style-name="T6">setFilters</text:span><text:span text:style-name="T5">({</text:span></text:p>
      <text:p text:style-name="P1"><text:span text:style-name="T5"><text:s text:c="6"/></text:span><text:span text:style-name="T2">...</text:span><text:span text:style-name="T12">filters</text:span><text:span text:style-name="T5">,</text:span></text:p>
      <text:p text:style-name="P1"><text:span text:style-name="T5"><text:s text:c="6"/>[</text:span><text:span text:style-name="T12">name</text:span><text:span text:style-name="T5">]</text:span><text:span text:style-name="T2">:</text:span><text:span text:style-name="T5"> </text:span><text:span text:style-name="T12">value</text:span></text:p>
      <text:p text:style-name="P1"><text:span text:style-name="T5"><text:s text:c="4"/>});</text:span></text:p>
      <text:p text:style-name="P1"><text:span text:style-name="T5"><text:s text:c="2"/>};</text:span></text:p>
      <text:p text:style-name="P2"/>
      <text:p text:style-name="P1"><text:span text:style-name="T5"><text:s text:c="2"/></text:span><text:span text:style-name="T2">const</text:span><text:span text:style-name="T5"> </text:span><text:span text:style-name="T6">handleDoadorChange</text:span><text:span text:style-name="T5"> </text:span><text:span text:style-name="T2">=</text:span><text:span text:style-name="T5"> (</text:span><text:span text:style-name="T14">e</text:span><text:span text:style-name="T5">) </text:span><text:span text:style-name="T2">=&gt;</text:span><text:span text:style-name="T5"> {</text:span></text:p>
      <text:p text:style-name="P1"><text:span text:style-name="T5"><text:s text:c="4"/></text:span><text:span text:style-name="T6">setDoador</text:span><text:span text:style-name="T5">(</text:span><text:span text:style-name="T14">e</text:span><text:span text:style-name="T5">.target.value);</text:span></text:p>
      <text:p text:style-name="P1"><text:span text:style-name="T5"><text:s text:c="4"/></text:span><text:span text:style-name="T6">filtraDoador</text:span><text:span text:style-name="T5">(</text:span><text:span text:style-name="T14">e</text:span><text:span text:style-name="T5">.target.value); </text:span><text:span text:style-name="T15">// Chama a função filtraDoador() ao alterar o doador selecionado</text:span></text:p>
      <text:p text:style-name="P1"><text:span text:style-name="T5"><text:s text:c="2"/>};</text:span></text:p>
      <text:p text:style-name="P2"/>
      <text:p text:style-name="P1"><text:span text:style-name="T5"><text:s text:c="2"/></text:span><text:span text:style-name="T2">const</text:span><text:span text:style-name="T5"> </text:span><text:span text:style-name="T6">handleFilterSubmit</text:span><text:span text:style-name="T5"> </text:span><text:span text:style-name="T2">=</text:span><text:span text:style-name="T5"> (</text:span><text:span text:style-name="T14">e</text:span><text:span text:style-name="T5">) </text:span><text:span text:style-name="T2">=&gt;</text:span><text:span text:style-name="T5"> {</text:span></text:p>
      <text:p text:style-name="P1"><text:span text:style-name="T5"><text:s text:c="4"/></text:span><text:span text:style-name="T14">e</text:span><text:span text:style-name="T5">.</text:span><text:span text:style-name="T6">preventDefault</text:span><text:span text:style-name="T5">();</text:span></text:p>
      <text:p text:style-name="P1"><text:span text:style-name="T5"><text:s text:c="4"/></text:span><text:span text:style-name="T6">fetchData</text:span><text:span text:style-name="T5">(</text:span><text:span text:style-name="T12">filters</text:span><text:span text:style-name="T5">);</text:span></text:p>
      <text:p text:style-name="P1"><text:span text:style-name="T5"><text:s text:c="2"/>};</text:span></text:p>
      <text:p text:style-name="P2"/>
      <text:p text:style-name="P1"><text:span text:style-name="T5"><text:s text:c="2"/></text:span><text:span text:style-name="T2">const</text:span><text:span text:style-name="T5"> </text:span><text:span text:style-name="T6">filtraDoador</text:span><text:span text:style-name="T5"> </text:span><text:span text:style-name="T2">=</text:span><text:span text:style-name="T5"> (</text:span><text:span text:style-name="T14">doador</text:span><text:span text:style-name="T5">) </text:span><text:span text:style-name="T2">=&gt;</text:span><text:span text:style-name="T5"> {</text:span></text:p>
      <text:p text:style-name="P1"><text:span text:style-name="T5"><text:s text:c="4"/></text:span><text:span text:style-name="T15">// Atualiza o estado filters com o novo valor do doador selecionado</text:span></text:p>
      <text:p text:style-name="P1"><text:span text:style-name="T5"><text:s text:c="4"/></text:span><text:span text:style-name="T6">setFilters</text:span><text:span text:style-name="T5">(</text:span><text:span text:style-name="T14">prevFilters</text:span><text:span text:style-name="T5"> </text:span><text:span text:style-name="T2">=&gt;</text:span><text:span text:style-name="T5"> ({</text:span></text:p>
      <text:p text:style-name="P1"><text:span text:style-name="T5"><text:s text:c="6"/></text:span><text:span text:style-name="T2">...</text:span><text:span text:style-name="T14">prevFilters</text:span><text:span text:style-name="T5">,</text:span></text:p>
      <text:p text:style-name="P1"><text:span text:style-name="T5"><text:s text:c="6"/>doador</text:span><text:span text:style-name="T2">:</text:span><text:span text:style-name="T5"> </text:span><text:span text:style-name="T14">doador</text:span></text:p>
      <text:p text:style-name="P1"><text:soft-page-break/><text:span text:style-name="T5"><text:s text:c="4"/>}));</text:span></text:p>
      <text:p text:style-name="P1"><text:span text:style-name="T5"><text:s text:c="2"/>};</text:span></text:p>
      <text:p text:style-name="P2"/>
      <text:p text:style-name="P1"><text:span text:style-name="T5"><text:s text:c="2"/></text:span><text:span text:style-name="T12">console</text:span><text:span text:style-name="T5">.</text:span><text:span text:style-name="T6">log</text:span><text:span text:style-name="T5">(</text:span><text:span text:style-name="T12">filters</text:span><text:span text:style-name="T5">);</text:span></text:p>
      <text:p text:style-name="P2"/>
      <text:p text:style-name="P1"><text:span text:style-name="T5"><text:s text:c="2"/></text:span><text:span text:style-name="T2">return</text:span><text:span text:style-name="T5"> (</text:span></text:p>
      <text:p text:style-name="P1"><text:span text:style-name="T5"><text:s text:c="4"/>&lt;</text:span><text:span text:style-name="T2">div</text:span><text:span text:style-name="T5">&gt;</text:span></text:p>
      <text:p text:style-name="P1"><text:span text:style-name="T5"><text:s text:c="6"/>&lt;</text:span><text:span text:style-name="T2">h2</text:span><text:span text:style-name="T5"> </text:span><text:span text:style-name="T7">id</text:span><text:span text:style-name="T2">=</text:span><text:span text:style-name="T8">'</text:span><text:span text:style-name="T9">titulo_tela</text:span><text:span text:style-name="T8">'</text:span><text:span text:style-name="T5">&gt;Doações&lt;/</text:span><text:span text:style-name="T2">h2</text:span><text:span text:style-name="T5">&gt;</text:span></text:p>
      <text:p text:style-name="P1"><text:span text:style-name="T5"><text:s text:c="6"/>&lt;</text:span><text:span text:style-name="T2">form</text:span><text:span text:style-name="T5"> </text:span><text:span text:style-name="T7">onSubmit</text:span><text:span text:style-name="T2">={</text:span><text:span text:style-name="T6">handleFilterSubmit</text:span><text:span text:style-name="T2">}</text:span><text:span text:style-name="T5">&gt;</text:span></text:p>
      <text:p text:style-name="P1"><text:span text:style-name="T5"><text:s text:c="8"/>&lt;</text:span><text:span text:style-name="T2">label</text:span><text:span text:style-name="T5">&gt;</text:span></text:p>
      <text:p text:style-name="P1"><text:span text:style-name="T5"><text:s text:c="10"/>Data Início:</text:span></text:p>
      <text:p text:style-name="P1"><text:span text:style-name="T5"><text:s text:c="10"/>&lt;</text:span><text:span text:style-name="T2">input</text:span></text:p>
      <text:p text:style-name="P1"><text:span text:style-name="T5"><text:s text:c="12"/></text:span><text:span text:style-name="T7">type</text:span><text:span text:style-name="T2">=</text:span><text:span text:style-name="T8">"</text:span><text:span text:style-name="T9">date</text:span><text:span text:style-name="T8">"</text:span></text:p>
      <text:p text:style-name="P1"><text:span text:style-name="T5"><text:s text:c="12"/></text:span><text:span text:style-name="T7">name</text:span><text:span text:style-name="T2">=</text:span><text:span text:style-name="T8">"</text:span><text:span text:style-name="T9">dataInicio</text:span><text:span text:style-name="T8">"</text:span></text:p>
      <text:p text:style-name="P1"><text:span text:style-name="T5"><text:s text:c="12"/></text:span><text:span text:style-name="T7">value</text:span><text:span text:style-name="T2">={</text:span><text:span text:style-name="T12">filters</text:span><text:span text:style-name="T5">.dataInicio</text:span><text:span text:style-name="T2">}</text:span></text:p>
      <text:p text:style-name="P1"><text:span text:style-name="T5"><text:s text:c="12"/></text:span><text:span text:style-name="T7">onChange</text:span><text:span text:style-name="T2">={</text:span><text:span text:style-name="T6">handleFilterChange</text:span><text:span text:style-name="T2">}</text:span></text:p>
      <text:p text:style-name="P1"><text:span text:style-name="T5"><text:s text:c="10"/>/&gt;</text:span></text:p>
      <text:p text:style-name="P1"><text:span text:style-name="T5"><text:s text:c="8"/>&lt;/</text:span><text:span text:style-name="T2">label</text:span><text:span text:style-name="T5">&gt;</text:span></text:p>
      <text:p text:style-name="P1"><text:span text:style-name="T5"><text:s text:c="8"/>&lt;</text:span><text:span text:style-name="T2">label</text:span><text:span text:style-name="T5">&gt;</text:span></text:p>
      <text:p text:style-name="P1"><text:span text:style-name="T5"><text:s text:c="10"/>Data Fim:</text:span></text:p>
      <text:p text:style-name="P1"><text:span text:style-name="T5"><text:s text:c="10"/>&lt;</text:span><text:span text:style-name="T2">input</text:span></text:p>
      <text:p text:style-name="P1"><text:soft-page-break/><text:span text:style-name="T5"><text:s text:c="12"/></text:span><text:span text:style-name="T7">type</text:span><text:span text:style-name="T2">=</text:span><text:span text:style-name="T8">"</text:span><text:span text:style-name="T9">date</text:span><text:span text:style-name="T8">"</text:span></text:p>
      <text:p text:style-name="P1"><text:span text:style-name="T5"><text:s text:c="12"/></text:span><text:span text:style-name="T7">name</text:span><text:span text:style-name="T2">=</text:span><text:span text:style-name="T8">"</text:span><text:span text:style-name="T9">dataFim</text:span><text:span text:style-name="T8">"</text:span></text:p>
      <text:p text:style-name="P1"><text:span text:style-name="T5"><text:s text:c="12"/></text:span><text:span text:style-name="T7">value</text:span><text:span text:style-name="T2">={</text:span><text:span text:style-name="T12">filters</text:span><text:span text:style-name="T5">.dataFim</text:span><text:span text:style-name="T2">}</text:span></text:p>
      <text:p text:style-name="P1"><text:span text:style-name="T5"><text:s text:c="12"/></text:span><text:span text:style-name="T7">onChange</text:span><text:span text:style-name="T2">={</text:span><text:span text:style-name="T6">handleFilterChange</text:span><text:span text:style-name="T2">}</text:span></text:p>
      <text:p text:style-name="P1"><text:span text:style-name="T5"><text:s text:c="10"/>/&gt;</text:span></text:p>
      <text:p text:style-name="P1"><text:span text:style-name="T5"><text:s text:c="8"/>&lt;/</text:span><text:span text:style-name="T2">label</text:span><text:span text:style-name="T5">&gt;</text:span></text:p>
      <text:p text:style-name="P1"><text:span text:style-name="T5"><text:s text:c="8"/>&lt;</text:span><text:span text:style-name="T2">label</text:span><text:span text:style-name="T5">&gt;</text:span></text:p>
      <text:p text:style-name="P1"><text:span text:style-name="T5"><text:s text:c="10"/>Doador:</text:span></text:p>
      <text:p text:style-name="P1"><text:span text:style-name="T5"><text:s text:c="10"/>&lt;</text:span><text:span text:style-name="T2">select</text:span><text:span text:style-name="T5"> </text:span><text:span text:style-name="T7">value</text:span><text:span text:style-name="T2">={</text:span><text:span text:style-name="T12">doador</text:span><text:span text:style-name="T2">}</text:span><text:span text:style-name="T5"> </text:span><text:span text:style-name="T7">onChange</text:span><text:span text:style-name="T2">={</text:span><text:span text:style-name="T6">handleDoadorChange</text:span><text:span text:style-name="T2">}</text:span><text:span text:style-name="T5">&gt;</text:span></text:p>
      <text:p text:style-name="P1"><text:span text:style-name="T5"><text:s text:c="12"/>&lt;</text:span><text:span text:style-name="T2">option</text:span><text:span text:style-name="T5"> </text:span><text:span text:style-name="T7">value</text:span><text:span text:style-name="T2">=</text:span><text:span text:style-name="T8">""</text:span><text:span text:style-name="T5">&gt;Selecione um doador&lt;/</text:span><text:span text:style-name="T2">option</text:span><text:span text:style-name="T5">&gt;</text:span></text:p>
      <text:p text:style-name="P1"><text:span text:style-name="T5"><text:s text:c="12"/></text:span><text:span text:style-name="T2">{</text:span><text:span text:style-name="T12">doadores</text:span><text:span text:style-name="T5">.</text:span><text:span text:style-name="T6">map</text:span><text:span text:style-name="T5">(</text:span><text:span text:style-name="T14">doador</text:span><text:span text:style-name="T5"> </text:span><text:span text:style-name="T2">=&gt;</text:span><text:span text:style-name="T5"> (</text:span></text:p>
      <text:p text:style-name="P1"><text:span text:style-name="T5"><text:s text:c="14"/>&lt;</text:span><text:span text:style-name="T2">option</text:span><text:span text:style-name="T5"> </text:span><text:span text:style-name="T7">key</text:span><text:span text:style-name="T2">={</text:span><text:span text:style-name="T14">doador</text:span><text:span text:style-name="T5">.codigo</text:span><text:span text:style-name="T2">}</text:span><text:span text:style-name="T5"> </text:span><text:span text:style-name="T7">value</text:span><text:span text:style-name="T2">={</text:span><text:span text:style-name="T14">doador</text:span><text:span text:style-name="T5">.codigo</text:span><text:span text:style-name="T2">}</text:span><text:span text:style-name="T5">&gt;</text:span></text:p>
      <text:p text:style-name="P1"><text:span text:style-name="T5"><text:s text:c="16"/></text:span><text:span text:style-name="T2">{</text:span><text:span text:style-name="T14">doador</text:span><text:span text:style-name="T5">.nome</text:span><text:span text:style-name="T2">}</text:span></text:p>
      <text:p text:style-name="P1"><text:span text:style-name="T5"><text:s text:c="14"/>&lt;/</text:span><text:span text:style-name="T2">option</text:span><text:span text:style-name="T5">&gt;</text:span></text:p>
      <text:p text:style-name="P1"><text:span text:style-name="T5"><text:s text:c="12"/>))</text:span><text:span text:style-name="T2">}</text:span></text:p>
      <text:p text:style-name="P1"><text:span text:style-name="T5"><text:s text:c="10"/>&lt;/</text:span><text:span text:style-name="T2">select</text:span><text:span text:style-name="T5">&gt;</text:span></text:p>
      <text:p text:style-name="P1"><text:span text:style-name="T5"><text:s text:c="8"/>&lt;/</text:span><text:span text:style-name="T2">label</text:span><text:span text:style-name="T5">&gt;</text:span></text:p>
      <text:p text:style-name="P1"><text:span text:style-name="T5"><text:s text:c="8"/>&lt;</text:span><text:span text:style-name="T2">button</text:span><text:span text:style-name="T5"> </text:span><text:span text:style-name="T7">type</text:span><text:span text:style-name="T2">=</text:span><text:span text:style-name="T8">"</text:span><text:span text:style-name="T9">submit</text:span><text:span text:style-name="T8">"</text:span><text:span text:style-name="T5">&gt;Filtrar&lt;/</text:span><text:span text:style-name="T2">button</text:span><text:span text:style-name="T5">&gt;</text:span></text:p>
      <text:p text:style-name="P1"><text:span text:style-name="T5"><text:s text:c="6"/>&lt;/</text:span><text:span text:style-name="T2">form</text:span><text:span text:style-name="T5">&gt;</text:span></text:p>
      <text:p text:style-name="P1"><text:span text:style-name="T5"><text:s text:c="6"/>&lt;</text:span><text:span text:style-name="T2">table</text:span><text:span text:style-name="T5">&gt;</text:span></text:p>
      <text:p text:style-name="P1"><text:span text:style-name="T5"><text:s text:c="8"/>&lt;</text:span><text:span text:style-name="T2">thead</text:span><text:span text:style-name="T5">&gt;</text:span></text:p>
      <text:p text:style-name="P1"><text:soft-page-break/><text:span text:style-name="T5"><text:s text:c="10"/>&lt;</text:span><text:span text:style-name="T2">tr</text:span><text:span text:style-name="T5">&gt;</text:span></text:p>
      <text:p text:style-name="P1"><text:span text:style-name="T5"><text:s text:c="12"/>&lt;</text:span><text:span text:style-name="T2">th</text:span><text:span text:style-name="T5">&gt;Cód. Doação&lt;/</text:span><text:span text:style-name="T2">th</text:span><text:span text:style-name="T5">&gt;</text:span></text:p>
      <text:p text:style-name="P1"><text:span text:style-name="T5"><text:s text:c="12"/>&lt;</text:span><text:span text:style-name="T2">th</text:span><text:span text:style-name="T5">&gt;Data&lt;/</text:span><text:span text:style-name="T2">th</text:span><text:span text:style-name="T5">&gt;</text:span></text:p>
      <text:p text:style-name="P1"><text:span text:style-name="T5"><text:s text:c="12"/>&lt;</text:span><text:span text:style-name="T2">th</text:span><text:span text:style-name="T5">&gt;Hora&lt;/</text:span><text:span text:style-name="T2">th</text:span><text:span text:style-name="T5">&gt;</text:span></text:p>
      <text:p text:style-name="P1"><text:span text:style-name="T5"><text:s text:c="12"/>&lt;</text:span><text:span text:style-name="T2">th</text:span><text:span text:style-name="T5">&gt;Volume&lt;/</text:span><text:span text:style-name="T2">th</text:span><text:span text:style-name="T5">&gt;</text:span></text:p>
      <text:p text:style-name="P1"><text:span text:style-name="T5"><text:s text:c="12"/>&lt;</text:span><text:span text:style-name="T2">th</text:span><text:span text:style-name="T5">&gt;Situação&lt;/</text:span><text:span text:style-name="T2">th</text:span><text:span text:style-name="T5">&gt;</text:span></text:p>
      <text:p text:style-name="P1"><text:span text:style-name="T5"><text:s text:c="12"/>&lt;</text:span><text:span text:style-name="T2">th</text:span><text:span text:style-name="T5">&gt;Cód. Doador&lt;/</text:span><text:span text:style-name="T2">th</text:span><text:span text:style-name="T5">&gt;</text:span></text:p>
      <text:p text:style-name="P1"><text:span text:style-name="T5"><text:s text:c="10"/>&lt;/</text:span><text:span text:style-name="T2">tr</text:span><text:span text:style-name="T5">&gt;</text:span></text:p>
      <text:p text:style-name="P1"><text:span text:style-name="T5"><text:s text:c="8"/>&lt;/</text:span><text:span text:style-name="T2">thead</text:span><text:span text:style-name="T5">&gt;</text:span></text:p>
      <text:p text:style-name="P1"><text:span text:style-name="T5"><text:s text:c="8"/>&lt;</text:span><text:span text:style-name="T2">tbody</text:span><text:span text:style-name="T5">&gt;</text:span></text:p>
      <text:p text:style-name="P1"><text:span text:style-name="T5"><text:s text:c="10"/></text:span><text:span text:style-name="T2">{</text:span><text:span text:style-name="T5">items.</text:span><text:span text:style-name="T6">map</text:span><text:span text:style-name="T5">(</text:span><text:span text:style-name="T14">item</text:span><text:span text:style-name="T5"> </text:span><text:span text:style-name="T2">=&gt;</text:span><text:span text:style-name="T5"> (</text:span></text:p>
      <text:p text:style-name="P1"><text:span text:style-name="T5"><text:s text:c="12"/>&lt;</text:span><text:span text:style-name="T2">tr</text:span><text:span text:style-name="T5"> </text:span><text:span text:style-name="T7">key</text:span><text:span text:style-name="T2">={</text:span><text:span text:style-name="T5">item.codigo</text:span><text:span text:style-name="T2">}</text:span><text:span text:style-name="T5">&gt;</text:span></text:p>
      <text:p text:style-name="P1"><text:span text:style-name="T5"><text:s text:c="14"/>&lt;</text:span><text:span text:style-name="T2">td</text:span><text:span text:style-name="T5">&gt;</text:span><text:span text:style-name="T2">{</text:span><text:span text:style-name="T5">item.codigo</text:span><text:span text:style-name="T2">}</text:span><text:span text:style-name="T5">&lt;/</text:span><text:span text:style-name="T2">td</text:span><text:span text:style-name="T5">&gt;</text:span></text:p>
      <text:p text:style-name="P1"><text:span text:style-name="T5"><text:s text:c="14"/>&lt;</text:span><text:span text:style-name="T2">td</text:span><text:span text:style-name="T5">&gt;</text:span><text:span text:style-name="T2">{</text:span><text:span text:style-name="T5">item.data</text:span><text:span text:style-name="T2">}</text:span><text:span text:style-name="T5">&lt;/</text:span><text:span text:style-name="T2">td</text:span><text:span text:style-name="T5">&gt;</text:span></text:p>
      <text:p text:style-name="P1"><text:span text:style-name="T5"><text:s text:c="14"/>&lt;</text:span><text:span text:style-name="T2">td</text:span><text:span text:style-name="T5">&gt;</text:span><text:span text:style-name="T2">{</text:span><text:span text:style-name="T5">item.hora</text:span><text:span text:style-name="T2">}</text:span><text:span text:style-name="T5">&lt;/</text:span><text:span text:style-name="T2">td</text:span><text:span text:style-name="T5">&gt;</text:span></text:p>
      <text:p text:style-name="P1"><text:span text:style-name="T5"><text:s text:c="14"/>&lt;</text:span><text:span text:style-name="T2">td</text:span><text:span text:style-name="T5">&gt;</text:span><text:span text:style-name="T2">{</text:span><text:span text:style-name="T5">item.volume</text:span><text:span text:style-name="T2">}</text:span><text:span text:style-name="T5">&lt;/</text:span><text:span text:style-name="T2">td</text:span><text:span text:style-name="T5">&gt;</text:span></text:p>
      <text:p text:style-name="P1"><text:span text:style-name="T5"><text:s text:c="14"/>&lt;</text:span><text:span text:style-name="T2">td</text:span><text:span text:style-name="T5">&gt;</text:span><text:span text:style-name="T2">{</text:span><text:span text:style-name="T5">item.situacao</text:span><text:span text:style-name="T2">}</text:span><text:span text:style-name="T5">&lt;/</text:span><text:span text:style-name="T2">td</text:span><text:span text:style-name="T5">&gt;</text:span></text:p>
      <text:p text:style-name="P1"><text:span text:style-name="T5"><text:s text:c="14"/>&lt;</text:span><text:span text:style-name="T2">td</text:span><text:span text:style-name="T5">&gt;</text:span><text:span text:style-name="T2">{</text:span><text:span text:style-name="T5">item.codigo_doador</text:span><text:span text:style-name="T2">}</text:span><text:span text:style-name="T5">&lt;/</text:span><text:span text:style-name="T2">td</text:span><text:span text:style-name="T5">&gt;</text:span></text:p>
      <text:p text:style-name="P1"><text:span text:style-name="T5"><text:s text:c="12"/>&lt;/</text:span><text:span text:style-name="T2">tr</text:span><text:span text:style-name="T5">&gt;</text:span></text:p>
      <text:p text:style-name="P1"><text:span text:style-name="T5"><text:s text:c="10"/>))</text:span><text:span text:style-name="T2">}</text:span></text:p>
      <text:p text:style-name="P1"><text:span text:style-name="T5"><text:s text:c="8"/>&lt;/</text:span><text:span text:style-name="T2">tbody</text:span><text:span text:style-name="T5">&gt;</text:span></text:p>
      <text:p text:style-name="P1"><text:soft-page-break/><text:span text:style-name="T5"><text:s text:c="6"/>&lt;/</text:span><text:span text:style-name="T2">table</text:span><text:span text:style-name="T5">&gt;</text:span></text:p>
      <text:p text:style-name="P1"><text:span text:style-name="T5"><text:s text:c="4"/>&lt;/</text:span><text:span text:style-name="T2">div</text:span><text:span text:style-name="T5">&gt;</text:span></text:p>
      <text:p text:style-name="P1"><text:span text:style-name="T5"><text:s text:c="2"/>);</text:span></text:p>
      <text:p text:style-name="P1"><text:span text:style-name="T5">};</text:span></text:p>
      <text:p text:style-name="P2"/>
      <text:p text:style-name="P1"><text:span text:style-name="T2">export</text:span><text:span text:style-name="T5"> </text:span><text:span text:style-name="T2">default</text:span><text:span text:style-name="T5"> Doacoes;</text:span></text:p>
      <text:p text:style-name="P2"/>
      <text:p text:style-name="Standard"/>
      <text:p text:style-name="Standard"/>
      <text:p text:style-name="Standard">O arquivo App.css deve ficar assim:</text:p>
      <text:p text:style-name="Standard"/>
      <text:p text:style-name="P1"><text:span text:style-name="T15">/* Import Google Fonts */</text:span></text:p>
      <text:p text:style-name="P1"><text:span text:style-name="T2">@import</text:span><text:span text:style-name="T5"> </text:span><text:span text:style-name="T10">url</text:span><text:span text:style-name="T5">(</text:span><text:span text:style-name="T8">'</text:span><text:span text:style-name="T9">https://fonts.googleapis.com/css2?family=Roboto:wght@400;700&amp;display=swap</text:span><text:span text:style-name="T8">'</text:span><text:span text:style-name="T5">);</text:span></text:p>
      <text:p text:style-name="P2"/>
      <text:p text:style-name="P1"><text:span text:style-name="T15">/* Estilos globais */</text:span></text:p>
      <text:p text:style-name="P1"><text:span text:style-name="T2">body</text:span><text:span text:style-name="T5"> {</text:span></text:p>
      <text:p text:style-name="P1"><text:span text:style-name="T5"><text:s text:c="2"/></text:span><text:span text:style-name="T10">font-family</text:span><text:span text:style-name="T2">:</text:span><text:span text:style-name="T5"> </text:span><text:span text:style-name="T8">'</text:span><text:span text:style-name="T9">Roboto</text:span><text:span text:style-name="T8">'</text:span><text:span text:style-name="T5">, </text:span><text:span text:style-name="T12">sans-serif</text:span><text:span text:style-name="T5">;</text:span></text:p>
      <text:p text:style-name="P1"><text:span text:style-name="T5"><text:s text:c="2"/></text:span><text:span text:style-name="T10">margin</text:span><text:span text:style-name="T2">:</text:span><text:span text:style-name="T5"> </text:span><text:span text:style-name="T12">0</text:span><text:span text:style-name="T5">;</text:span></text:p>
      <text:p text:style-name="P1"><text:span text:style-name="T5"><text:s text:c="2"/></text:span><text:span text:style-name="T10">padding</text:span><text:span text:style-name="T2">:</text:span><text:span text:style-name="T5"> </text:span><text:span text:style-name="T12">0</text:span><text:span text:style-name="T5">;</text:span></text:p>
      <text:p text:style-name="P1"><text:span text:style-name="T5"><text:s text:c="2"/></text:span><text:span text:style-name="T10">background-color</text:span><text:span text:style-name="T2">:</text:span><text:span text:style-name="T5"> </text:span><text:span text:style-name="T12">#f9f9f9</text:span><text:span text:style-name="T5">;</text:span></text:p>
      <text:p text:style-name="P1"><text:span text:style-name="T5"><text:s text:c="2"/></text:span><text:span text:style-name="T10">color</text:span><text:span text:style-name="T2">:</text:span><text:span text:style-name="T5"> </text:span><text:span text:style-name="T12">#333</text:span><text:span text:style-name="T5">;</text:span></text:p>
      <text:p text:style-name="P1"><text:soft-page-break/><text:span text:style-name="T5">}</text:span></text:p>
      <text:p text:style-name="P2"/>
      <text:p text:style-name="P1"><text:span text:style-name="T7">.container</text:span><text:span text:style-name="T5"> {</text:span></text:p>
      <text:p text:style-name="P1"><text:span text:style-name="T5"><text:s text:c="2"/></text:span><text:span text:style-name="T10">display</text:span><text:span text:style-name="T2">:</text:span><text:span text:style-name="T5"> </text:span><text:span text:style-name="T12">flex</text:span><text:span text:style-name="T5">;</text:span></text:p>
      <text:p text:style-name="P1"><text:span text:style-name="T5"><text:s text:c="2"/></text:span><text:span text:style-name="T10">flex-direction</text:span><text:span text:style-name="T2">:</text:span><text:span text:style-name="T5"> </text:span><text:span text:style-name="T12">column</text:span><text:span text:style-name="T5">;</text:span></text:p>
      <text:p text:style-name="P1"><text:span text:style-name="T5"><text:s text:c="2"/></text:span><text:span text:style-name="T10">align-items</text:span><text:span text:style-name="T2">:</text:span><text:span text:style-name="T5"> </text:span><text:span text:style-name="T12">center</text:span><text:span text:style-name="T5">;</text:span></text:p>
      <text:p text:style-name="P1"><text:span text:style-name="T5"><text:s text:c="2"/></text:span><text:span text:style-name="T10">padding</text:span><text:span text:style-name="T2">:</text:span><text:span text:style-name="T5"> </text:span><text:span text:style-name="T12">20</text:span><text:span text:style-name="T2">px</text:span><text:span text:style-name="T5">;</text:span></text:p>
      <text:p text:style-name="P1"><text:span text:style-name="T5">}</text:span></text:p>
      <text:p text:style-name="P2"/>
      <text:p text:style-name="P1"><text:span text:style-name="T7">.menu</text:span><text:span text:style-name="T5"> {</text:span></text:p>
      <text:p text:style-name="P1"><text:span text:style-name="T5"><text:s text:c="2"/></text:span><text:span text:style-name="T10">display</text:span><text:span text:style-name="T2">:</text:span><text:span text:style-name="T5"> </text:span><text:span text:style-name="T12">flex</text:span><text:span text:style-name="T5">;</text:span></text:p>
      <text:p text:style-name="P1"><text:span text:style-name="T5"><text:s text:c="2"/></text:span><text:span text:style-name="T10">gap</text:span><text:span text:style-name="T2">:</text:span><text:span text:style-name="T5"> </text:span><text:span text:style-name="T12">20</text:span><text:span text:style-name="T2">px</text:span><text:span text:style-name="T5">;</text:span></text:p>
      <text:p text:style-name="P1"><text:span text:style-name="T5"><text:s text:c="2"/></text:span><text:span text:style-name="T10">margin-bottom</text:span><text:span text:style-name="T2">:</text:span><text:span text:style-name="T5"> </text:span><text:span text:style-name="T12">20</text:span><text:span text:style-name="T2">px</text:span><text:span text:style-name="T5">;</text:span></text:p>
      <text:p text:style-name="P1"><text:span text:style-name="T5"><text:s text:c="2"/></text:span><text:span text:style-name="T10">flex-wrap</text:span><text:span text:style-name="T2">:</text:span><text:span text:style-name="T5"> </text:span><text:span text:style-name="T12">wrap</text:span><text:span text:style-name="T5">;</text:span></text:p>
      <text:p text:style-name="P1"><text:span text:style-name="T5">}</text:span></text:p>
      <text:p text:style-name="P2"/>
      <text:p text:style-name="P1"><text:span text:style-name="T7">.card</text:span><text:span text:style-name="T5"> {</text:span></text:p>
      <text:p text:style-name="P1"><text:span text:style-name="T5"><text:s text:c="2"/></text:span><text:span text:style-name="T10">display</text:span><text:span text:style-name="T2">:</text:span><text:span text:style-name="T5"> </text:span><text:span text:style-name="T12">flex</text:span><text:span text:style-name="T5">;</text:span></text:p>
      <text:p text:style-name="P1"><text:span text:style-name="T5"><text:s text:c="2"/></text:span><text:span text:style-name="T10">align-items</text:span><text:span text:style-name="T2">:</text:span><text:span text:style-name="T5"> </text:span><text:span text:style-name="T12">center</text:span><text:span text:style-name="T5">;</text:span></text:p>
      <text:p text:style-name="P1"><text:span text:style-name="T5"><text:s text:c="2"/></text:span><text:span text:style-name="T10">justify-content</text:span><text:span text:style-name="T2">:</text:span><text:span text:style-name="T5"> </text:span><text:span text:style-name="T12">center</text:span><text:span text:style-name="T5">;</text:span></text:p>
      <text:p text:style-name="P1"><text:span text:style-name="T5"><text:s text:c="2"/></text:span><text:span text:style-name="T10">width</text:span><text:span text:style-name="T2">:</text:span><text:span text:style-name="T5"> </text:span><text:span text:style-name="T12">150</text:span><text:span text:style-name="T2">px</text:span><text:span text:style-name="T5">;</text:span></text:p>
      <text:p text:style-name="P1"><text:soft-page-break/><text:span text:style-name="T5"><text:s text:c="2"/></text:span><text:span text:style-name="T10">height</text:span><text:span text:style-name="T2">:</text:span><text:span text:style-name="T5"> </text:span><text:span text:style-name="T12">100</text:span><text:span text:style-name="T2">px</text:span><text:span text:style-name="T5">;</text:span></text:p>
      <text:p text:style-name="P1"><text:span text:style-name="T5"><text:s text:c="2"/></text:span><text:span text:style-name="T10">background-color</text:span><text:span text:style-name="T2">:</text:span><text:span text:style-name="T5"> </text:span><text:span text:style-name="T12">#f0f0f0</text:span><text:span text:style-name="T5">;</text:span></text:p>
      <text:p text:style-name="P1"><text:span text:style-name="T5"><text:s text:c="2"/></text:span><text:span text:style-name="T10">border-radius</text:span><text:span text:style-name="T2">:</text:span><text:span text:style-name="T5"> </text:span><text:span text:style-name="T12">8</text:span><text:span text:style-name="T2">px</text:span><text:span text:style-name="T5">;</text:span></text:p>
      <text:p text:style-name="P1"><text:span text:style-name="T5"><text:s text:c="2"/></text:span><text:span text:style-name="T10">box-shadow</text:span><text:span text:style-name="T2">:</text:span><text:span text:style-name="T5"> </text:span><text:span text:style-name="T12">0</text:span><text:span text:style-name="T5"> </text:span><text:span text:style-name="T12">4</text:span><text:span text:style-name="T2">px</text:span><text:span text:style-name="T5"> </text:span><text:span text:style-name="T12">8</text:span><text:span text:style-name="T2">px</text:span><text:span text:style-name="T5"> </text:span><text:span text:style-name="T10">rgba</text:span><text:span text:style-name="T5">(</text:span><text:span text:style-name="T12">0</text:span><text:span text:style-name="T5">, </text:span><text:span text:style-name="T12">0</text:span><text:span text:style-name="T5">, </text:span><text:span text:style-name="T12">0</text:span><text:span text:style-name="T5">, </text:span><text:span text:style-name="T12">0.1</text:span><text:span text:style-name="T5">);</text:span></text:p>
      <text:p text:style-name="P1"><text:span text:style-name="T5"><text:s text:c="2"/></text:span><text:span text:style-name="T10">text-decoration</text:span><text:span text:style-name="T2">:</text:span><text:span text:style-name="T5"> </text:span><text:span text:style-name="T12">none</text:span><text:span text:style-name="T5">;</text:span></text:p>
      <text:p text:style-name="P1"><text:span text:style-name="T5"><text:s text:c="2"/></text:span><text:span text:style-name="T10">color</text:span><text:span text:style-name="T2">:</text:span><text:span text:style-name="T5"> </text:span><text:span text:style-name="T12">inherit</text:span><text:span text:style-name="T5">;</text:span></text:p>
      <text:p text:style-name="P1"><text:span text:style-name="T5"><text:s text:c="2"/></text:span><text:span text:style-name="T10">transition</text:span><text:span text:style-name="T2">:</text:span><text:span text:style-name="T5"> transform </text:span><text:span text:style-name="T12">0.2</text:span><text:span text:style-name="T2">s</text:span><text:span text:style-name="T5">, box-shadow </text:span><text:span text:style-name="T12">0.2</text:span><text:span text:style-name="T2">s</text:span><text:span text:style-name="T5">;</text:span></text:p>
      <text:p text:style-name="P1"><text:span text:style-name="T5">}</text:span></text:p>
      <text:p text:style-name="P2"/>
      <text:p text:style-name="P1"><text:span text:style-name="T7">.card</text:span><text:span text:style-name="T4">:</text:span><text:span text:style-name="T7">hover</text:span><text:span text:style-name="T5"> {</text:span></text:p>
      <text:p text:style-name="P1"><text:span text:style-name="T5"><text:s text:c="2"/></text:span><text:span text:style-name="T10">transform</text:span><text:span text:style-name="T2">:</text:span><text:span text:style-name="T5"> </text:span><text:span text:style-name="T10">translateY</text:span><text:span text:style-name="T5">(</text:span><text:span text:style-name="T12">-5</text:span><text:span text:style-name="T2">px</text:span><text:span text:style-name="T5">);</text:span></text:p>
      <text:p text:style-name="P1"><text:span text:style-name="T5"><text:s text:c="2"/></text:span><text:span text:style-name="T10">box-shadow</text:span><text:span text:style-name="T2">:</text:span><text:span text:style-name="T5"> </text:span><text:span text:style-name="T12">0</text:span><text:span text:style-name="T5"> </text:span><text:span text:style-name="T12">8</text:span><text:span text:style-name="T2">px</text:span><text:span text:style-name="T5"> </text:span><text:span text:style-name="T12">16</text:span><text:span text:style-name="T2">px</text:span><text:span text:style-name="T5"> </text:span><text:span text:style-name="T10">rgba</text:span><text:span text:style-name="T5">(</text:span><text:span text:style-name="T12">0</text:span><text:span text:style-name="T5">, </text:span><text:span text:style-name="T12">0</text:span><text:span text:style-name="T5">, </text:span><text:span text:style-name="T12">0</text:span><text:span text:style-name="T5">, </text:span><text:span text:style-name="T12">0.2</text:span><text:span text:style-name="T5">);</text:span></text:p>
      <text:p text:style-name="P1"><text:span text:style-name="T5">}</text:span></text:p>
      <text:p text:style-name="P2"/>
      <text:p text:style-name="P1"><text:span text:style-name="T7">.content</text:span><text:span text:style-name="T5"> {</text:span></text:p>
      <text:p text:style-name="P1"><text:span text:style-name="T5"><text:s text:c="2"/></text:span><text:span text:style-name="T10">width</text:span><text:span text:style-name="T2">:</text:span><text:span text:style-name="T5"> </text:span><text:span text:style-name="T12">100</text:span><text:span text:style-name="T2">%</text:span><text:span text:style-name="T5">;</text:span></text:p>
      <text:p text:style-name="P1"><text:span text:style-name="T5"><text:s text:c="2"/></text:span><text:span text:style-name="T10">max-width</text:span><text:span text:style-name="T2">:</text:span><text:span text:style-name="T5"> </text:span><text:span text:style-name="T12">70</text:span><text:span text:style-name="T2">%</text:span><text:span text:style-name="T5">;</text:span></text:p>
      <text:p text:style-name="P1"><text:span text:style-name="T5"><text:s text:c="2"/></text:span><text:span text:style-name="T10">padding</text:span><text:span text:style-name="T2">:</text:span><text:span text:style-name="T5"> </text:span><text:span text:style-name="T12">20</text:span><text:span text:style-name="T2">px</text:span><text:span text:style-name="T5">;</text:span></text:p>
      <text:p text:style-name="P1"><text:span text:style-name="T5"><text:s text:c="2"/></text:span><text:span text:style-name="T10">background-color</text:span><text:span text:style-name="T2">:</text:span><text:span text:style-name="T5"> </text:span><text:span text:style-name="T12">#fff</text:span><text:span text:style-name="T5">;</text:span></text:p>
      <text:p text:style-name="P1"><text:span text:style-name="T5"><text:s text:c="2"/></text:span><text:span text:style-name="T10">border-radius</text:span><text:span text:style-name="T2">:</text:span><text:span text:style-name="T5"> </text:span><text:span text:style-name="T12">8</text:span><text:span text:style-name="T2">px</text:span><text:span text:style-name="T5">;</text:span></text:p>
      <text:p text:style-name="P1"><text:span text:style-name="T5"><text:s text:c="2"/></text:span><text:span text:style-name="T10">box-shadow</text:span><text:span text:style-name="T2">:</text:span><text:span text:style-name="T5"> </text:span><text:span text:style-name="T12">0</text:span><text:span text:style-name="T5"> </text:span><text:span text:style-name="T12">4</text:span><text:span text:style-name="T2">px</text:span><text:span text:style-name="T5"> </text:span><text:span text:style-name="T12">8</text:span><text:span text:style-name="T2">px</text:span><text:span text:style-name="T5"> </text:span><text:span text:style-name="T10">rgba</text:span><text:span text:style-name="T5">(</text:span><text:span text:style-name="T12">0</text:span><text:span text:style-name="T5">, </text:span><text:span text:style-name="T12">0</text:span><text:span text:style-name="T5">, </text:span><text:span text:style-name="T12">0</text:span><text:span text:style-name="T5">, </text:span><text:span text:style-name="T12">0.1</text:span><text:span text:style-name="T5">);</text:span></text:p>
      <text:p text:style-name="P1"><text:soft-page-break/><text:span text:style-name="T5"><text:s text:c="2"/></text:span><text:span text:style-name="T10">margin-bottom</text:span><text:span text:style-name="T2">:</text:span><text:span text:style-name="T5"> </text:span><text:span text:style-name="T12">20</text:span><text:span text:style-name="T2">px</text:span><text:span text:style-name="T5">;</text:span></text:p>
      <text:p text:style-name="P1"><text:span text:style-name="T5">}</text:span></text:p>
      <text:p text:style-name="P2"/>
      <text:p text:style-name="P1"><text:span text:style-name="T7">#titulo_tela</text:span><text:span text:style-name="T5"> {</text:span></text:p>
      <text:p text:style-name="P1"><text:span text:style-name="T5"><text:s text:c="2"/></text:span><text:span text:style-name="T10">display</text:span><text:span text:style-name="T2">:</text:span><text:span text:style-name="T5"> </text:span><text:span text:style-name="T12">flex</text:span><text:span text:style-name="T5">;</text:span></text:p>
      <text:p text:style-name="P1"><text:span text:style-name="T5"><text:s text:c="2"/></text:span><text:span text:style-name="T10">align-items</text:span><text:span text:style-name="T2">:</text:span><text:span text:style-name="T5"> </text:span><text:span text:style-name="T12">center</text:span><text:span text:style-name="T5">;</text:span></text:p>
      <text:p text:style-name="P1"><text:span text:style-name="T5"><text:s text:c="2"/></text:span><text:span text:style-name="T10">justify-content</text:span><text:span text:style-name="T2">:</text:span><text:span text:style-name="T5"> </text:span><text:span text:style-name="T12">center</text:span><text:span text:style-name="T5">;</text:span></text:p>
      <text:p text:style-name="P1"><text:span text:style-name="T5"><text:s text:c="2"/></text:span><text:span text:style-name="T10">margin-bottom</text:span><text:span text:style-name="T2">:</text:span><text:span text:style-name="T5"> </text:span><text:span text:style-name="T12">20</text:span><text:span text:style-name="T2">px</text:span><text:span text:style-name="T5">;</text:span></text:p>
      <text:p text:style-name="P1"><text:span text:style-name="T5">}</text:span></text:p>
      <text:p text:style-name="P2"/>
      <text:p text:style-name="P1"><text:span text:style-name="T2">form</text:span><text:span text:style-name="T5"> {</text:span></text:p>
      <text:p text:style-name="P1"><text:span text:style-name="T5"><text:s text:c="2"/></text:span><text:span text:style-name="T10">display</text:span><text:span text:style-name="T2">:</text:span><text:span text:style-name="T5"> </text:span><text:span text:style-name="T12">flex</text:span><text:span text:style-name="T5">;</text:span></text:p>
      <text:p text:style-name="P1"><text:span text:style-name="T5"><text:s text:c="2"/></text:span><text:span text:style-name="T10">flex-direction</text:span><text:span text:style-name="T2">:</text:span><text:span text:style-name="T5"> </text:span><text:span text:style-name="T12">column</text:span><text:span text:style-name="T5">;</text:span></text:p>
      <text:p text:style-name="P1"><text:span text:style-name="T5"><text:s text:c="2"/></text:span><text:span text:style-name="T10">width</text:span><text:span text:style-name="T2">:</text:span><text:span text:style-name="T5"> </text:span><text:span text:style-name="T12">90</text:span><text:span text:style-name="T2">%</text:span><text:span text:style-name="T5">;</text:span></text:p>
      <text:p text:style-name="P1"><text:span text:style-name="T5"><text:s text:c="2"/></text:span><text:span text:style-name="T10">max-width</text:span><text:span text:style-name="T2">:</text:span><text:span text:style-name="T5"> </text:span><text:span text:style-name="T12">50</text:span><text:span text:style-name="T2">%</text:span><text:span text:style-name="T5">;</text:span></text:p>
      <text:p text:style-name="P1"><text:span text:style-name="T5"><text:s text:c="2"/></text:span><text:span text:style-name="T10">margin</text:span><text:span text:style-name="T2">:</text:span><text:span text:style-name="T5"> </text:span><text:span text:style-name="T12">0</text:span><text:span text:style-name="T5"> </text:span><text:span text:style-name="T12">auto</text:span><text:span text:style-name="T5">;</text:span></text:p>
      <text:p text:style-name="P1"><text:span text:style-name="T5">}</text:span></text:p>
      <text:p text:style-name="P2"/>
      <text:p text:style-name="P1"><text:span text:style-name="T2">label</text:span><text:span text:style-name="T5"> {</text:span></text:p>
      <text:p text:style-name="P1"><text:span text:style-name="T5"><text:s text:c="2"/></text:span><text:span text:style-name="T10">margin-bottom</text:span><text:span text:style-name="T2">:</text:span><text:span text:style-name="T5"> </text:span><text:span text:style-name="T12">1</text:span><text:span text:style-name="T2">px</text:span><text:span text:style-name="T5">;</text:span></text:p>
      <text:p text:style-name="P1"><text:span text:style-name="T5"><text:s text:c="2"/></text:span><text:span text:style-name="T10">font-weight</text:span><text:span text:style-name="T2">:</text:span><text:span text:style-name="T5"> </text:span><text:span text:style-name="T12">bold</text:span><text:span text:style-name="T5">;</text:span></text:p>
      <text:p text:style-name="P1"><text:soft-page-break/><text:span text:style-name="T5">}</text:span></text:p>
      <text:p text:style-name="P2"/>
      <text:p text:style-name="P1"><text:span text:style-name="T2">input</text:span><text:span text:style-name="T5">,</text:span><text:span text:style-name="T2"> select</text:span><text:span text:style-name="T5"> {</text:span></text:p>
      <text:p text:style-name="P1"><text:span text:style-name="T5"><text:s text:c="2"/></text:span><text:span text:style-name="T10">padding</text:span><text:span text:style-name="T2">:</text:span><text:span text:style-name="T5"> </text:span><text:span text:style-name="T12">10</text:span><text:span text:style-name="T2">px</text:span><text:span text:style-name="T5">;</text:span></text:p>
      <text:p text:style-name="P1"><text:span text:style-name="T5"><text:s text:c="2"/></text:span><text:span text:style-name="T10">margin-top</text:span><text:span text:style-name="T2">:</text:span><text:span text:style-name="T5"> </text:span><text:span text:style-name="T12">5</text:span><text:span text:style-name="T2">px</text:span><text:span text:style-name="T5">;</text:span></text:p>
      <text:p text:style-name="P1"><text:span text:style-name="T5"><text:s text:c="2"/></text:span><text:span text:style-name="T10">margin-bottom</text:span><text:span text:style-name="T2">:</text:span><text:span text:style-name="T5"> </text:span><text:span text:style-name="T12">10</text:span><text:span text:style-name="T2">px</text:span><text:span text:style-name="T5">;</text:span></text:p>
      <text:p text:style-name="P1"><text:span text:style-name="T5"><text:s text:c="2"/></text:span><text:span text:style-name="T10">border</text:span><text:span text:style-name="T2">:</text:span><text:span text:style-name="T5"> </text:span><text:span text:style-name="T12">1</text:span><text:span text:style-name="T2">px</text:span><text:span text:style-name="T5"> </text:span><text:span text:style-name="T12">solid</text:span><text:span text:style-name="T5"> </text:span><text:span text:style-name="T12">#ccc</text:span><text:span text:style-name="T5">;</text:span></text:p>
      <text:p text:style-name="P1"><text:span text:style-name="T5"><text:s text:c="2"/></text:span><text:span text:style-name="T10">border-radius</text:span><text:span text:style-name="T2">:</text:span><text:span text:style-name="T5"> </text:span><text:span text:style-name="T12">4</text:span><text:span text:style-name="T2">px</text:span><text:span text:style-name="T5">;</text:span></text:p>
      <text:p text:style-name="P1"><text:span text:style-name="T5"><text:s text:c="2"/></text:span><text:span text:style-name="T10">width</text:span><text:span text:style-name="T2">:</text:span><text:span text:style-name="T5"> </text:span><text:span text:style-name="T12">100</text:span><text:span text:style-name="T2">%</text:span><text:span text:style-name="T5">;</text:span></text:p>
      <text:p text:style-name="P1"><text:span text:style-name="T5"><text:s text:c="2"/></text:span><text:span text:style-name="T10">box-sizing</text:span><text:span text:style-name="T2">:</text:span><text:span text:style-name="T5"> </text:span><text:span text:style-name="T12">border-box</text:span><text:span text:style-name="T5">;</text:span></text:p>
      <text:p text:style-name="P1"><text:span text:style-name="T5">}</text:span></text:p>
      <text:p text:style-name="P2"/>
      <text:p text:style-name="P1"><text:span text:style-name="T2">input</text:span><text:span text:style-name="T5">[</text:span><text:span text:style-name="T7">type</text:span><text:span text:style-name="T2">=</text:span><text:span text:style-name="T8">"</text:span><text:span text:style-name="T9">checkbox</text:span><text:span text:style-name="T8">"</text:span><text:span text:style-name="T5">],</text:span></text:p>
      <text:p text:style-name="P1"><text:span text:style-name="T2">input</text:span><text:span text:style-name="T5">[</text:span><text:span text:style-name="T7">type</text:span><text:span text:style-name="T2">=</text:span><text:span text:style-name="T8">"</text:span><text:span text:style-name="T9">radio</text:span><text:span text:style-name="T8">"</text:span><text:span text:style-name="T5">] {</text:span></text:p>
      <text:p text:style-name="P1"><text:span text:style-name="T5"><text:s text:c="2"/></text:span><text:span text:style-name="T10">width</text:span><text:span text:style-name="T2">:</text:span><text:span text:style-name="T5"> </text:span><text:span text:style-name="T12">auto</text:span><text:span text:style-name="T5">;</text:span></text:p>
      <text:p text:style-name="P1"><text:span text:style-name="T5"><text:s text:c="2"/></text:span><text:span text:style-name="T10">margin-right</text:span><text:span text:style-name="T2">:</text:span><text:span text:style-name="T5"> </text:span><text:span text:style-name="T12">5</text:span><text:span text:style-name="T2">px</text:span><text:span text:style-name="T5">;</text:span></text:p>
      <text:p text:style-name="P1"><text:span text:style-name="T5">}</text:span></text:p>
      <text:p text:style-name="P2"/>
      <text:p text:style-name="P1"><text:span text:style-name="T2">label</text:span><text:span text:style-name="T7">.inline</text:span><text:span text:style-name="T5"> {</text:span></text:p>
      <text:p text:style-name="P1"><text:span text:style-name="T5"><text:s text:c="2"/></text:span><text:span text:style-name="T10">display</text:span><text:span text:style-name="T2">:</text:span><text:span text:style-name="T5"> </text:span><text:span text:style-name="T12">flex</text:span><text:span text:style-name="T5">;</text:span></text:p>
      <text:p text:style-name="P1"><text:span text:style-name="T5"><text:s text:c="2"/></text:span><text:span text:style-name="T10">align-items</text:span><text:span text:style-name="T2">:</text:span><text:span text:style-name="T5"> </text:span><text:span text:style-name="T12">center</text:span><text:span text:style-name="T5">;</text:span></text:p>
      <text:p text:style-name="P1"><text:soft-page-break/><text:span text:style-name="T5"><text:s text:c="2"/></text:span><text:span text:style-name="T10">margin-bottom</text:span><text:span text:style-name="T2">:</text:span><text:span text:style-name="T5"> </text:span><text:span text:style-name="T12">10</text:span><text:span text:style-name="T2">px</text:span><text:span text:style-name="T5">;</text:span></text:p>
      <text:p text:style-name="P1"><text:span text:style-name="T5">}</text:span></text:p>
      <text:p text:style-name="P2"/>
      <text:p text:style-name="P1"><text:span text:style-name="T2">button</text:span><text:span text:style-name="T5"> {</text:span></text:p>
      <text:p text:style-name="P1"><text:span text:style-name="T5"><text:s text:c="2"/></text:span><text:span text:style-name="T10">padding</text:span><text:span text:style-name="T2">:</text:span><text:span text:style-name="T5"> </text:span><text:span text:style-name="T12">10</text:span><text:span text:style-name="T2">px</text:span><text:span text:style-name="T5"> </text:span><text:span text:style-name="T12">15</text:span><text:span text:style-name="T2">px</text:span><text:span text:style-name="T5">;</text:span></text:p>
      <text:p text:style-name="P1"><text:span text:style-name="T5"><text:s text:c="2"/></text:span><text:span text:style-name="T10">border</text:span><text:span text:style-name="T2">:</text:span><text:span text:style-name="T5"> </text:span><text:span text:style-name="T12">none</text:span><text:span text:style-name="T5">;</text:span></text:p>
      <text:p text:style-name="P1"><text:span text:style-name="T5"><text:s text:c="2"/></text:span><text:span text:style-name="T10">background-color</text:span><text:span text:style-name="T2">:</text:span><text:span text:style-name="T5"> </text:span><text:span text:style-name="T12">#28a745</text:span><text:span text:style-name="T5">;</text:span></text:p>
      <text:p text:style-name="P1"><text:span text:style-name="T5"><text:s text:c="2"/></text:span><text:span text:style-name="T10">color</text:span><text:span text:style-name="T2">:</text:span><text:span text:style-name="T5"> </text:span><text:span text:style-name="T12">white</text:span><text:span text:style-name="T5">;</text:span></text:p>
      <text:p text:style-name="P1"><text:span text:style-name="T5"><text:s text:c="2"/></text:span><text:span text:style-name="T10">font-size</text:span><text:span text:style-name="T2">:</text:span><text:span text:style-name="T5"> </text:span><text:span text:style-name="T12">16</text:span><text:span text:style-name="T2">px</text:span><text:span text:style-name="T5">;</text:span></text:p>
      <text:p text:style-name="P1"><text:span text:style-name="T5"><text:s text:c="2"/></text:span><text:span text:style-name="T10">cursor</text:span><text:span text:style-name="T2">:</text:span><text:span text:style-name="T5"> </text:span><text:span text:style-name="T12">pointer</text:span><text:span text:style-name="T5">;</text:span></text:p>
      <text:p text:style-name="P1"><text:span text:style-name="T5"><text:s text:c="2"/></text:span><text:span text:style-name="T10">border-radius</text:span><text:span text:style-name="T2">:</text:span><text:span text:style-name="T5"> </text:span><text:span text:style-name="T12">4</text:span><text:span text:style-name="T2">px</text:span><text:span text:style-name="T5">;</text:span></text:p>
      <text:p text:style-name="P1"><text:span text:style-name="T5"><text:s text:c="2"/></text:span><text:span text:style-name="T10">transition</text:span><text:span text:style-name="T2">:</text:span><text:span text:style-name="T5"> background-color </text:span><text:span text:style-name="T12">0.2</text:span><text:span text:style-name="T2">s</text:span><text:span text:style-name="T5">;</text:span></text:p>
      <text:p text:style-name="P1"><text:span text:style-name="T5">}</text:span></text:p>
      <text:p text:style-name="P2"/>
      <text:p text:style-name="P1"><text:span text:style-name="T2">button</text:span><text:span text:style-name="T4">:</text:span><text:span text:style-name="T7">hover</text:span><text:span text:style-name="T5"> {</text:span></text:p>
      <text:p text:style-name="P1"><text:span text:style-name="T5"><text:s text:c="2"/></text:span><text:span text:style-name="T10">background-color</text:span><text:span text:style-name="T2">:</text:span><text:span text:style-name="T5"> </text:span><text:span text:style-name="T12">#218838</text:span><text:span text:style-name="T5">;</text:span></text:p>
      <text:p text:style-name="P1"><text:span text:style-name="T5">}</text:span></text:p>
      <text:p text:style-name="P2"/>
      <text:p text:style-name="P1"><text:span text:style-name="T7">.error</text:span><text:span text:style-name="T5"> {</text:span></text:p>
      <text:p text:style-name="P1"><text:span text:style-name="T5"><text:s text:c="2"/></text:span><text:span text:style-name="T10">color</text:span><text:span text:style-name="T2">:</text:span><text:span text:style-name="T5"> </text:span><text:span text:style-name="T12">red</text:span><text:span text:style-name="T5">;</text:span></text:p>
      <text:p text:style-name="P1"><text:span text:style-name="T5"><text:s text:c="2"/></text:span><text:span text:style-name="T10">font-size</text:span><text:span text:style-name="T2">:</text:span><text:span text:style-name="T5"> </text:span><text:span text:style-name="T12">12</text:span><text:span text:style-name="T2">px</text:span><text:span text:style-name="T5">;</text:span></text:p>
      <text:p text:style-name="P1"><text:soft-page-break/><text:span text:style-name="T5"><text:s text:c="2"/></text:span><text:span text:style-name="T10">margin-top</text:span><text:span text:style-name="T2">:</text:span><text:span text:style-name="T5"> </text:span><text:span text:style-name="T12">-10</text:span><text:span text:style-name="T2">px</text:span><text:span text:style-name="T5">;</text:span></text:p>
      <text:p text:style-name="P1"><text:span text:style-name="T5"><text:s text:c="2"/></text:span><text:span text:style-name="T10">margin-bottom</text:span><text:span text:style-name="T2">:</text:span><text:span text:style-name="T5"> </text:span><text:span text:style-name="T12">10</text:span><text:span text:style-name="T2">px</text:span><text:span text:style-name="T5">;</text:span></text:p>
      <text:p text:style-name="P1"><text:span text:style-name="T5">}</text:span></text:p>
      <text:p text:style-name="P2"/>
      <text:p text:style-name="P1"><text:span text:style-name="T2">table</text:span><text:span text:style-name="T5"> {</text:span></text:p>
      <text:p text:style-name="P1"><text:span text:style-name="T5"><text:s text:c="2"/></text:span><text:span text:style-name="T10">width</text:span><text:span text:style-name="T2">:</text:span><text:span text:style-name="T5"> </text:span><text:span text:style-name="T12">100</text:span><text:span text:style-name="T2">%</text:span><text:span text:style-name="T5">;</text:span></text:p>
      <text:p text:style-name="P1"><text:span text:style-name="T5"><text:s text:c="2"/></text:span><text:span text:style-name="T10">border-collapse</text:span><text:span text:style-name="T2">:</text:span><text:span text:style-name="T5"> </text:span><text:span text:style-name="T12">collapse</text:span><text:span text:style-name="T5">;</text:span></text:p>
      <text:p text:style-name="P1"><text:span text:style-name="T5"><text:s text:c="2"/></text:span><text:span text:style-name="T10">margin-top</text:span><text:span text:style-name="T2">:</text:span><text:span text:style-name="T5"> </text:span><text:span text:style-name="T12">10</text:span><text:span text:style-name="T2">px</text:span><text:span text:style-name="T5">;</text:span></text:p>
      <text:p text:style-name="P1"><text:span text:style-name="T5"><text:s text:c="2"/></text:span><text:span text:style-name="T10">background-color</text:span><text:span text:style-name="T2">:</text:span><text:span text:style-name="T5"> </text:span><text:span text:style-name="T12">#fff</text:span><text:span text:style-name="T5">;</text:span></text:p>
      <text:p text:style-name="P1"><text:span text:style-name="T5"><text:s text:c="2"/></text:span><text:span text:style-name="T10">border-radius</text:span><text:span text:style-name="T2">:</text:span><text:span text:style-name="T5"> </text:span><text:span text:style-name="T12">8</text:span><text:span text:style-name="T2">px</text:span><text:span text:style-name="T5">;</text:span></text:p>
      <text:p text:style-name="P1"><text:span text:style-name="T5"><text:s text:c="2"/></text:span><text:span text:style-name="T10">box-shadow</text:span><text:span text:style-name="T2">:</text:span><text:span text:style-name="T5"> </text:span><text:span text:style-name="T12">0</text:span><text:span text:style-name="T5"> </text:span><text:span text:style-name="T12">4</text:span><text:span text:style-name="T2">px</text:span><text:span text:style-name="T5"> </text:span><text:span text:style-name="T12">8</text:span><text:span text:style-name="T2">px</text:span><text:span text:style-name="T5"> </text:span><text:span text:style-name="T10">rgba</text:span><text:span text:style-name="T5">(</text:span><text:span text:style-name="T12">0</text:span><text:span text:style-name="T5">, </text:span><text:span text:style-name="T12">0</text:span><text:span text:style-name="T5">, </text:span><text:span text:style-name="T12">0</text:span><text:span text:style-name="T5">, </text:span><text:span text:style-name="T12">0.1</text:span><text:span text:style-name="T5">);</text:span></text:p>
      <text:p text:style-name="P1"><text:span text:style-name="T5">}</text:span></text:p>
      <text:p text:style-name="P2"/>
      <text:p text:style-name="P1"><text:span text:style-name="T2">th</text:span><text:span text:style-name="T5">,</text:span><text:span text:style-name="T2"> td</text:span><text:span text:style-name="T5"> {</text:span></text:p>
      <text:p text:style-name="P1"><text:span text:style-name="T5"><text:s text:c="2"/></text:span><text:span text:style-name="T10">border</text:span><text:span text:style-name="T2">:</text:span><text:span text:style-name="T5"> </text:span><text:span text:style-name="T12">1</text:span><text:span text:style-name="T2">px</text:span><text:span text:style-name="T5"> </text:span><text:span text:style-name="T12">solid</text:span><text:span text:style-name="T5"> </text:span><text:span text:style-name="T12">#ddd</text:span><text:span text:style-name="T5">;</text:span></text:p>
      <text:p text:style-name="P1"><text:span text:style-name="T5"><text:s text:c="2"/></text:span><text:span text:style-name="T10">padding</text:span><text:span text:style-name="T2">:</text:span><text:span text:style-name="T5"> </text:span><text:span text:style-name="T12">12</text:span><text:span text:style-name="T2">px</text:span><text:span text:style-name="T5">;</text:span></text:p>
      <text:p text:style-name="P1"><text:span text:style-name="T5"><text:s text:c="2"/></text:span><text:span text:style-name="T10">text-align</text:span><text:span text:style-name="T2">:</text:span><text:span text:style-name="T5"> </text:span><text:span text:style-name="T12">left</text:span><text:span text:style-name="T5">;</text:span></text:p>
      <text:p text:style-name="P1"><text:span text:style-name="T5">}</text:span></text:p>
      <text:p text:style-name="P2"/>
      <text:p text:style-name="P1"><text:span text:style-name="T2">th</text:span><text:span text:style-name="T5"> {</text:span></text:p>
      <text:p text:style-name="P1"><text:span text:style-name="T5"><text:s text:c="2"/></text:span><text:span text:style-name="T10">background-color</text:span><text:span text:style-name="T2">:</text:span><text:span text:style-name="T5"> </text:span><text:span text:style-name="T12">#f4f4f4</text:span><text:span text:style-name="T5">;</text:span></text:p>
      <text:p text:style-name="P1"><text:soft-page-break/><text:span text:style-name="T5"><text:s text:c="2"/></text:span><text:span text:style-name="T10">font-weight</text:span><text:span text:style-name="T2">:</text:span><text:span text:style-name="T5"> </text:span><text:span text:style-name="T12">700</text:span><text:span text:style-name="T5">;</text:span></text:p>
      <text:p text:style-name="P1"><text:span text:style-name="T5">}</text:span></text:p>
      <text:p text:style-name="P2"/>
      <text:p text:style-name="P1"><text:span text:style-name="T2">tr</text:span><text:span text:style-name="T4">:</text:span><text:span text:style-name="T7">nth-child</text:span><text:span text:style-name="T2">(</text:span><text:span text:style-name="T12">even</text:span><text:span text:style-name="T2">)</text:span><text:span text:style-name="T5"> {</text:span></text:p>
      <text:p text:style-name="P1"><text:span text:style-name="T5"><text:s text:c="2"/></text:span><text:span text:style-name="T10">background-color</text:span><text:span text:style-name="T2">:</text:span><text:span text:style-name="T5"> </text:span><text:span text:style-name="T12">#f9f9f9</text:span><text:span text:style-name="T5">;</text:span></text:p>
      <text:p text:style-name="P1"><text:span text:style-name="T5">}</text:span></text:p>
      <text:p text:style-name="P2"/>
      <text:p text:style-name="P1"><text:span text:style-name="T2">tr</text:span><text:span text:style-name="T4">:</text:span><text:span text:style-name="T7">hover</text:span><text:span text:style-name="T5"> {</text:span></text:p>
      <text:p text:style-name="P1"><text:span text:style-name="T5"><text:s text:c="2"/></text:span><text:span text:style-name="T10">background-color</text:span><text:span text:style-name="T2">:</text:span><text:span text:style-name="T5"> </text:span><text:span text:style-name="T12">#f1f1f1</text:span><text:span text:style-name="T5">;</text:span></text:p>
      <text:p text:style-name="P1"><text:span text:style-name="T5">}</text:span></text:p>
      <text:p text:style-name="P2"/>
      <text:p text:style-name="P1"><text:span text:style-name="T7">.button-container</text:span><text:span text:style-name="T5"> {</text:span></text:p>
      <text:p text:style-name="P1"><text:span text:style-name="T5"><text:s text:c="2"/></text:span><text:span text:style-name="T10">display</text:span><text:span text:style-name="T2">:</text:span><text:span text:style-name="T5"> </text:span><text:span text:style-name="T12">flex</text:span><text:span text:style-name="T5">;</text:span></text:p>
      <text:p text:style-name="P1"><text:span text:style-name="T5"><text:s text:c="2"/></text:span><text:span text:style-name="T10">gap</text:span><text:span text:style-name="T2">:</text:span><text:span text:style-name="T5"> </text:span><text:span text:style-name="T12">10</text:span><text:span text:style-name="T2">px</text:span><text:span text:style-name="T5">;</text:span></text:p>
      <text:p text:style-name="P1"><text:span text:style-name="T5"><text:s text:c="2"/></text:span><text:span text:style-name="T10">flex-wrap</text:span><text:span text:style-name="T2">:</text:span><text:span text:style-name="T5"> </text:span><text:span text:style-name="T12">wrap</text:span><text:span text:style-name="T5">;</text:span></text:p>
      <text:p text:style-name="P1"><text:span text:style-name="T5"><text:s text:c="2"/></text:span><text:span text:style-name="T10">margin-top</text:span><text:span text:style-name="T2">:</text:span><text:span text:style-name="T5"> </text:span><text:span text:style-name="T12">15</text:span><text:span text:style-name="T2">px</text:span><text:span text:style-name="T5">;</text:span></text:p>
      <text:p text:style-name="P1"><text:span text:style-name="T5">}</text:span></text:p>
      <text:p text:style-name="P2"/>
      <text:p text:style-name="P1"><text:span text:style-name="T15">/* Media Queries for Responsiveness */</text:span></text:p>
      <text:p text:style-name="P1"><text:span text:style-name="T2">@media</text:span><text:span text:style-name="T5"> (</text:span><text:span text:style-name="T10">max-width</text:span><text:span text:style-name="T2">:</text:span><text:span text:style-name="T5"> </text:span><text:span text:style-name="T12">768</text:span><text:span text:style-name="T2">px</text:span><text:span text:style-name="T5">) {</text:span></text:p>
      <text:p text:style-name="P1"><text:span text:style-name="T5"><text:s text:c="2"/></text:span><text:span text:style-name="T7">.menu</text:span><text:span text:style-name="T5"> {</text:span></text:p>
      <text:p text:style-name="P1"><text:soft-page-break/><text:span text:style-name="T5"><text:s text:c="4"/></text:span><text:span text:style-name="T10">flex-direction</text:span><text:span text:style-name="T2">:</text:span><text:span text:style-name="T5"> </text:span><text:span text:style-name="T12">column</text:span><text:span text:style-name="T5">;</text:span></text:p>
      <text:p text:style-name="P1"><text:span text:style-name="T5"><text:s text:c="4"/></text:span><text:span text:style-name="T10">align-items</text:span><text:span text:style-name="T2">:</text:span><text:span text:style-name="T5"> </text:span><text:span text:style-name="T12">center</text:span><text:span text:style-name="T5">;</text:span></text:p>
      <text:p text:style-name="P1"><text:span text:style-name="T5"><text:s text:c="2"/>}</text:span></text:p>
      <text:p text:style-name="P2"/>
      <text:p text:style-name="P1"><text:span text:style-name="T5"><text:s text:c="2"/></text:span><text:span text:style-name="T7">.card</text:span><text:span text:style-name="T5"> {</text:span></text:p>
      <text:p text:style-name="P1"><text:span text:style-name="T5"><text:s text:c="4"/></text:span><text:span text:style-name="T10">width</text:span><text:span text:style-name="T2">:</text:span><text:span text:style-name="T5"> </text:span><text:span text:style-name="T12">100</text:span><text:span text:style-name="T2">%</text:span><text:span text:style-name="T5">;</text:span></text:p>
      <text:p text:style-name="P1"><text:span text:style-name="T5"><text:s text:c="4"/></text:span><text:span text:style-name="T10">max-width</text:span><text:span text:style-name="T2">:</text:span><text:span text:style-name="T5"> </text:span><text:span text:style-name="T12">300</text:span><text:span text:style-name="T2">px</text:span><text:span text:style-name="T5">;</text:span></text:p>
      <text:p text:style-name="P1"><text:span text:style-name="T5"><text:s text:c="4"/></text:span><text:span text:style-name="T10">margin-bottom</text:span><text:span text:style-name="T2">:</text:span><text:span text:style-name="T5"> </text:span><text:span text:style-name="T12">10</text:span><text:span text:style-name="T2">px</text:span><text:span text:style-name="T5">;</text:span></text:p>
      <text:p text:style-name="P1"><text:span text:style-name="T5"><text:s text:c="2"/>}</text:span></text:p>
      <text:p text:style-name="P2"/>
      <text:p text:style-name="P1"><text:span text:style-name="T5"><text:s text:c="2"/></text:span><text:span text:style-name="T7">.content</text:span><text:span text:style-name="T5"> {</text:span></text:p>
      <text:p text:style-name="P1"><text:span text:style-name="T5"><text:s text:c="4"/></text:span><text:span text:style-name="T10">padding</text:span><text:span text:style-name="T2">:</text:span><text:span text:style-name="T5"> </text:span><text:span text:style-name="T12">15</text:span><text:span text:style-name="T2">px</text:span><text:span text:style-name="T5">;</text:span></text:p>
      <text:p text:style-name="P1"><text:span text:style-name="T5"><text:s text:c="2"/>}</text:span></text:p>
      <text:p text:style-name="P2"/>
      <text:p text:style-name="P1"><text:span text:style-name="T5"><text:s text:c="2"/></text:span><text:span text:style-name="T2">form</text:span><text:span text:style-name="T5"> {</text:span></text:p>
      <text:p text:style-name="P1"><text:span text:style-name="T5"><text:s text:c="4"/></text:span><text:span text:style-name="T10">width</text:span><text:span text:style-name="T2">:</text:span><text:span text:style-name="T5"> </text:span><text:span text:style-name="T12">100</text:span><text:span text:style-name="T2">%</text:span><text:span text:style-name="T5">;</text:span></text:p>
      <text:p text:style-name="P1"><text:span text:style-name="T5"><text:s text:c="2"/>}</text:span></text:p>
      <text:p text:style-name="P1"><text:span text:style-name="T5">}</text:span></text:p>
      <text:p text:style-name="P2"/>
      <text:p text:style-name="P1"><text:span text:style-name="T2">@media</text:span><text:span text:style-name="T5"> (</text:span><text:span text:style-name="T10">max-width</text:span><text:span text:style-name="T2">:</text:span><text:span text:style-name="T5"> </text:span><text:span text:style-name="T12">480</text:span><text:span text:style-name="T2">px</text:span><text:span text:style-name="T5">) {</text:span></text:p>
      <text:p text:style-name="P1"><text:span text:style-name="T5"><text:s text:c="2"/></text:span><text:span text:style-name="T7">.button-container</text:span><text:span text:style-name="T5"> {</text:span></text:p>
      <text:p text:style-name="P1"><text:soft-page-break/><text:span text:style-name="T5"><text:s text:c="4"/></text:span><text:span text:style-name="T10">flex-direction</text:span><text:span text:style-name="T2">:</text:span><text:span text:style-name="T5"> </text:span><text:span text:style-name="T12">column</text:span><text:span text:style-name="T5">;</text:span></text:p>
      <text:p text:style-name="P1"><text:span text:style-name="T5"><text:s text:c="2"/>}</text:span></text:p>
      <text:p text:style-name="P2"/>
      <text:p text:style-name="P1"><text:span text:style-name="T5"><text:s text:c="2"/></text:span><text:span text:style-name="T2">button</text:span><text:span text:style-name="T5"> {</text:span></text:p>
      <text:p text:style-name="P1"><text:span text:style-name="T5"><text:s text:c="4"/></text:span><text:span text:style-name="T10">width</text:span><text:span text:style-name="T2">:</text:span><text:span text:style-name="T5"> </text:span><text:span text:style-name="T12">100</text:span><text:span text:style-name="T2">%</text:span><text:span text:style-name="T5">;</text:span></text:p>
      <text:p text:style-name="P1"><text:span text:style-name="T5"><text:s text:c="4"/></text:span><text:span text:style-name="T10">margin-bottom</text:span><text:span text:style-name="T2">:</text:span><text:span text:style-name="T5"> </text:span><text:span text:style-name="T12">10</text:span><text:span text:style-name="T2">px</text:span><text:span text:style-name="T5">;</text:span></text:p>
      <text:p text:style-name="P1"><text:span text:style-name="T5"><text:s text:c="2"/>}</text:span></text:p>
      <text:p text:style-name="P2"/>
      <text:p text:style-name="P1"><text:span text:style-name="T5"><text:s text:c="2"/></text:span><text:span text:style-name="T2">th</text:span><text:span text:style-name="T5">,</text:span><text:span text:style-name="T2"> td</text:span><text:span text:style-name="T5"> {</text:span></text:p>
      <text:p text:style-name="P1"><text:span text:style-name="T5"><text:s text:c="4"/></text:span><text:span text:style-name="T10">padding</text:span><text:span text:style-name="T2">:</text:span><text:span text:style-name="T5"> </text:span><text:span text:style-name="T12">10</text:span><text:span text:style-name="T2">px</text:span><text:span text:style-name="T5">;</text:span></text:p>
      <text:p text:style-name="P1"><text:span text:style-name="T5"><text:s text:c="2"/>}</text:span></text:p>
      <text:p text:style-name="P1"><text:span text:style-name="T5">}</text:span></text:p>
      <text:p text:style-name="P2"/>
      <text:p text:style-name="Standard"/>
      <text:p text:style-name="Standard"/>
      <text:p text:style-name="Standard">App.js:</text:p>
      <text:p text:style-name="Standard"/>
      <text:p text:style-name="P1"><text:span text:style-name="T2">import</text:span><text:span text:style-name="T5"> React </text:span><text:span text:style-name="T2">from</text:span><text:span text:style-name="T5"> </text:span><text:span text:style-name="T8">'</text:span><text:span text:style-name="T9">react</text:span><text:span text:style-name="T8">'</text:span><text:span text:style-name="T5">;</text:span></text:p>
      <text:p text:style-name="P1"><text:span text:style-name="T2">import</text:span><text:span text:style-name="T5"> { Route, Routes, Link } </text:span><text:span text:style-name="T2">from</text:span><text:span text:style-name="T5"> </text:span><text:span text:style-name="T8">'</text:span><text:span text:style-name="T9">react-router-dom</text:span><text:span text:style-name="T8">'</text:span><text:span text:style-name="T5">;</text:span></text:p>
      <text:p text:style-name="P1"><text:span text:style-name="T2">import</text:span><text:span text:style-name="T5"> Home </text:span><text:span text:style-name="T2">from</text:span><text:span text:style-name="T5"> </text:span><text:span text:style-name="T8">'</text:span><text:span text:style-name="T9">./components/home</text:span><text:span text:style-name="T8">'</text:span><text:span text:style-name="T5">;</text:span></text:p>
      <text:p text:style-name="P1"><text:span text:style-name="T2">import</text:span><text:span text:style-name="T5"> Page1 </text:span><text:span text:style-name="T2">from</text:span><text:span text:style-name="T5"> </text:span><text:span text:style-name="T8">'</text:span><text:span text:style-name="T9">./components/doadores</text:span><text:span text:style-name="T8">'</text:span><text:span text:style-name="T5">;</text:span></text:p>
      <text:p text:style-name="P1"><text:soft-page-break/><text:span text:style-name="T2">import</text:span><text:span text:style-name="T5"> Page2 </text:span><text:span text:style-name="T2">from</text:span><text:span text:style-name="T5"> </text:span><text:span text:style-name="T8">'</text:span><text:span text:style-name="T9">./components/cadastroDoador</text:span><text:span text:style-name="T8">'</text:span><text:span text:style-name="T5">;</text:span></text:p>
      <text:p text:style-name="P1"><text:span text:style-name="T2">import</text:span><text:span text:style-name="T5"> Page3 </text:span><text:span text:style-name="T2">from</text:span><text:span text:style-name="T5"> </text:span><text:span text:style-name="T8">'</text:span><text:span text:style-name="T9">./components/cadastrarDoacao</text:span><text:span text:style-name="T8">'</text:span><text:span text:style-name="T5">;</text:span></text:p>
      <text:p text:style-name="P1"><text:span text:style-name="T2">import</text:span><text:span text:style-name="T5"> Page4 </text:span><text:span text:style-name="T2">from</text:span><text:span text:style-name="T5"> </text:span><text:span text:style-name="T8">'</text:span><text:span text:style-name="T9">./components/doacoes</text:span><text:span text:style-name="T8">'</text:span><text:span text:style-name="T5">;</text:span></text:p>
      <text:p text:style-name="P1"><text:span text:style-name="T2">import</text:span><text:span text:style-name="T5"> </text:span><text:span text:style-name="T8">'</text:span><text:span text:style-name="T9">./App.css</text:span><text:span text:style-name="T8">'</text:span><text:span text:style-name="T5">;</text:span></text:p>
      <text:p text:style-name="P2"/>
      <text:p text:style-name="P1"><text:span text:style-name="T2">function</text:span><text:span text:style-name="T5"> </text:span><text:span text:style-name="T6">App</text:span><text:span text:style-name="T5">() {</text:span></text:p>
      <text:p text:style-name="P1"><text:span text:style-name="T5"><text:s text:c="2"/></text:span><text:span text:style-name="T2">return</text:span><text:span text:style-name="T5"> (</text:span></text:p>
      <text:p text:style-name="P1"><text:span text:style-name="T5"><text:s text:c="4"/>&lt;</text:span><text:span text:style-name="T2">div</text:span><text:span text:style-name="T5"> </text:span><text:span text:style-name="T7">className</text:span><text:span text:style-name="T2">=</text:span><text:span text:style-name="T8">"</text:span><text:span text:style-name="T9">container</text:span><text:span text:style-name="T8">"</text:span><text:span text:style-name="T5">&gt;</text:span></text:p>
      <text:p text:style-name="P1"><text:span text:style-name="T5"><text:s text:c="6"/>&lt;</text:span><text:span text:style-name="T2">nav</text:span><text:span text:style-name="T5"> </text:span><text:span text:style-name="T7">className</text:span><text:span text:style-name="T2">=</text:span><text:span text:style-name="T8">"</text:span><text:span text:style-name="T9">menu</text:span><text:span text:style-name="T8">"</text:span><text:span text:style-name="T5">&gt;</text:span></text:p>
      <text:p text:style-name="P1"><text:span text:style-name="T5"><text:s text:c="8"/>&lt;</text:span><text:span text:style-name="T11">Link</text:span><text:span text:style-name="T5"> </text:span><text:span text:style-name="T7">to</text:span><text:span text:style-name="T2">=</text:span><text:span text:style-name="T8">"</text:span><text:span text:style-name="T9">/</text:span><text:span text:style-name="T8">"</text:span><text:span text:style-name="T5"> </text:span><text:span text:style-name="T7">className</text:span><text:span text:style-name="T2">=</text:span><text:span text:style-name="T8">"</text:span><text:span text:style-name="T9">card</text:span><text:span text:style-name="T8">"</text:span><text:span text:style-name="T5">&gt;</text:span></text:p>
      <text:p text:style-name="P1"><text:span text:style-name="T5"><text:s text:c="10"/>&lt;</text:span><text:span text:style-name="T2">h3</text:span><text:span text:style-name="T5">&gt;Página Inicial&lt;/</text:span><text:span text:style-name="T2">h3</text:span><text:span text:style-name="T5">&gt;</text:span></text:p>
      <text:p text:style-name="P1"><text:span text:style-name="T5"><text:s text:c="8"/>&lt;/</text:span><text:span text:style-name="T11">Link</text:span><text:span text:style-name="T5">&gt;</text:span></text:p>
      <text:p text:style-name="P1"><text:span text:style-name="T5"><text:s text:c="8"/>&lt;</text:span><text:span text:style-name="T11">Link</text:span><text:span text:style-name="T5"> </text:span><text:span text:style-name="T7">to</text:span><text:span text:style-name="T2">=</text:span><text:span text:style-name="T8">"</text:span><text:span text:style-name="T9">/doadores</text:span><text:span text:style-name="T8">"</text:span><text:span text:style-name="T5"> </text:span><text:span text:style-name="T7">className</text:span><text:span text:style-name="T2">=</text:span><text:span text:style-name="T8">"</text:span><text:span text:style-name="T9">card</text:span><text:span text:style-name="T8">"</text:span><text:span text:style-name="T5">&gt;</text:span></text:p>
      <text:p text:style-name="P1"><text:span text:style-name="T5"><text:s text:c="10"/>&lt;</text:span><text:span text:style-name="T2">h3</text:span><text:span text:style-name="T5">&gt;Doadores&lt;/</text:span><text:span text:style-name="T2">h3</text:span><text:span text:style-name="T5">&gt;</text:span></text:p>
      <text:p text:style-name="P1"><text:span text:style-name="T5"><text:s text:c="8"/>&lt;/</text:span><text:span text:style-name="T11">Link</text:span><text:span text:style-name="T5">&gt;</text:span></text:p>
      <text:p text:style-name="P1"><text:span text:style-name="T5"><text:s text:c="8"/>&lt;</text:span><text:span text:style-name="T11">Link</text:span><text:span text:style-name="T5"> </text:span><text:span text:style-name="T7">to</text:span><text:span text:style-name="T2">=</text:span><text:span text:style-name="T8">"</text:span><text:span text:style-name="T9">/cadastrarDoador</text:span><text:span text:style-name="T8">"</text:span><text:span text:style-name="T5"> </text:span><text:span text:style-name="T7">className</text:span><text:span text:style-name="T2">=</text:span><text:span text:style-name="T8">"</text:span><text:span text:style-name="T9">card</text:span><text:span text:style-name="T8">"</text:span><text:span text:style-name="T5">&gt;</text:span></text:p>
      <text:p text:style-name="P1"><text:span text:style-name="T5"><text:s text:c="10"/>&lt;</text:span><text:span text:style-name="T2">h3</text:span><text:span text:style-name="T5">&gt;Novo Doador&lt;/</text:span><text:span text:style-name="T2">h3</text:span><text:span text:style-name="T5">&gt;</text:span></text:p>
      <text:p text:style-name="P1"><text:span text:style-name="T5"><text:s text:c="8"/>&lt;/</text:span><text:span text:style-name="T11">Link</text:span><text:span text:style-name="T5">&gt;</text:span></text:p>
      <text:p text:style-name="P1"><text:span text:style-name="T5"><text:s text:c="8"/>&lt;</text:span><text:span text:style-name="T11">Link</text:span><text:span text:style-name="T5"> </text:span><text:span text:style-name="T7">to</text:span><text:span text:style-name="T2">=</text:span><text:span text:style-name="T8">"</text:span><text:span text:style-name="T9">/cadastrarDoacao</text:span><text:span text:style-name="T8">"</text:span><text:span text:style-name="T5"> </text:span><text:span text:style-name="T7">className</text:span><text:span text:style-name="T2">=</text:span><text:span text:style-name="T8">"</text:span><text:span text:style-name="T9">card</text:span><text:span text:style-name="T8">"</text:span><text:span text:style-name="T5">&gt;</text:span></text:p>
      <text:p text:style-name="P1"><text:span text:style-name="T5"><text:s text:c="10"/>&lt;</text:span><text:span text:style-name="T2">h3</text:span><text:span text:style-name="T5">&gt;Nova doação&lt;/</text:span><text:span text:style-name="T2">h3</text:span><text:span text:style-name="T5">&gt;</text:span></text:p>
      <text:p text:style-name="P1"><text:span text:style-name="T5"><text:s text:c="8"/>&lt;/</text:span><text:span text:style-name="T11">Link</text:span><text:span text:style-name="T5">&gt;</text:span></text:p>
      <text:p text:style-name="P1"><text:soft-page-break/><text:span text:style-name="T5"><text:s text:c="8"/>&lt;</text:span><text:span text:style-name="T11">Link</text:span><text:span text:style-name="T5"> </text:span><text:span text:style-name="T7">to</text:span><text:span text:style-name="T2">=</text:span><text:span text:style-name="T8">"</text:span><text:span text:style-name="T9">/verDoacoes</text:span><text:span text:style-name="T8">"</text:span><text:span text:style-name="T5"> </text:span><text:span text:style-name="T7">className</text:span><text:span text:style-name="T2">=</text:span><text:span text:style-name="T8">"</text:span><text:span text:style-name="T9">card</text:span><text:span text:style-name="T8">"</text:span><text:span text:style-name="T5">&gt;</text:span></text:p>
      <text:p text:style-name="P1"><text:span text:style-name="T5"><text:s text:c="10"/>&lt;</text:span><text:span text:style-name="T2">h3</text:span><text:span text:style-name="T5">&gt;Doações&lt;/</text:span><text:span text:style-name="T2">h3</text:span><text:span text:style-name="T5">&gt;</text:span></text:p>
      <text:p text:style-name="P1"><text:span text:style-name="T5"><text:s text:c="8"/>&lt;/</text:span><text:span text:style-name="T11">Link</text:span><text:span text:style-name="T5">&gt;</text:span></text:p>
      <text:p text:style-name="P1"><text:span text:style-name="T5"><text:s text:c="6"/>&lt;/</text:span><text:span text:style-name="T2">nav</text:span><text:span text:style-name="T5">&gt;</text:span></text:p>
      <text:p text:style-name="P2"/>
      <text:p text:style-name="P1"><text:span text:style-name="T5"><text:s text:c="6"/>&lt;</text:span><text:span text:style-name="T2">div</text:span><text:span text:style-name="T5"> </text:span><text:span text:style-name="T7">className</text:span><text:span text:style-name="T2">=</text:span><text:span text:style-name="T8">"</text:span><text:span text:style-name="T9">content</text:span><text:span text:style-name="T8">"</text:span><text:span text:style-name="T5">&gt;</text:span></text:p>
      <text:p text:style-name="P1"><text:span text:style-name="T5"><text:s text:c="8"/>&lt;</text:span><text:span text:style-name="T11">Routes</text:span><text:span text:style-name="T5">&gt;</text:span></text:p>
      <text:p text:style-name="P1"><text:span text:style-name="T5"><text:s text:c="10"/>&lt;</text:span><text:span text:style-name="T11">Route</text:span><text:span text:style-name="T5"> </text:span><text:span text:style-name="T7">path</text:span><text:span text:style-name="T2">=</text:span><text:span text:style-name="T8">"</text:span><text:span text:style-name="T9">/</text:span><text:span text:style-name="T8">"</text:span><text:span text:style-name="T5"> </text:span><text:span text:style-name="T7">element</text:span><text:span text:style-name="T2">={</text:span><text:span text:style-name="T5">&lt;</text:span><text:span text:style-name="T11">Home</text:span><text:span text:style-name="T5"> /&gt;</text:span><text:span text:style-name="T2">}</text:span><text:span text:style-name="T5"> /&gt;</text:span></text:p>
      <text:p text:style-name="P1"><text:span text:style-name="T5"><text:s text:c="10"/>&lt;</text:span><text:span text:style-name="T11">Route</text:span><text:span text:style-name="T5"> </text:span><text:span text:style-name="T7">path</text:span><text:span text:style-name="T2">=</text:span><text:span text:style-name="T8">"</text:span><text:span text:style-name="T9">/doadores</text:span><text:span text:style-name="T8">"</text:span><text:span text:style-name="T5"> </text:span><text:span text:style-name="T7">element</text:span><text:span text:style-name="T2">={</text:span><text:span text:style-name="T5">&lt;</text:span><text:span text:style-name="T11">Page1</text:span><text:span text:style-name="T5"> /&gt;</text:span><text:span text:style-name="T2">}</text:span><text:span text:style-name="T5"> /&gt;</text:span></text:p>
      <text:p text:style-name="P1"><text:span text:style-name="T5"><text:s text:c="10"/>&lt;</text:span><text:span text:style-name="T11">Route</text:span><text:span text:style-name="T5"> </text:span><text:span text:style-name="T7">path</text:span><text:span text:style-name="T2">=</text:span><text:span text:style-name="T8">"</text:span><text:span text:style-name="T9">/cadastrarDoador</text:span><text:span text:style-name="T8">"</text:span><text:span text:style-name="T5"> </text:span><text:span text:style-name="T7">element</text:span><text:span text:style-name="T2">={</text:span><text:span text:style-name="T5">&lt;</text:span><text:span text:style-name="T11">Page2</text:span><text:span text:style-name="T5"> /&gt;</text:span><text:span text:style-name="T2">}</text:span><text:span text:style-name="T5"> /&gt;</text:span></text:p>
      <text:p text:style-name="P1"><text:span text:style-name="T5"><text:s text:c="10"/>&lt;</text:span><text:span text:style-name="T11">Route</text:span><text:span text:style-name="T5"> </text:span><text:span text:style-name="T7">path</text:span><text:span text:style-name="T2">=</text:span><text:span text:style-name="T8">"</text:span><text:span text:style-name="T9">/cadastrarDoacao</text:span><text:span text:style-name="T8">"</text:span><text:span text:style-name="T5"> </text:span><text:span text:style-name="T7">element</text:span><text:span text:style-name="T2">={</text:span><text:span text:style-name="T5">&lt;</text:span><text:span text:style-name="T11">Page3</text:span><text:span text:style-name="T5"> /&gt;</text:span><text:span text:style-name="T2">}</text:span><text:span text:style-name="T5"> /&gt;</text:span></text:p>
      <text:p text:style-name="P1"><text:span text:style-name="T5"><text:s text:c="10"/>&lt;</text:span><text:span text:style-name="T11">Route</text:span><text:span text:style-name="T5"> </text:span><text:span text:style-name="T7">path</text:span><text:span text:style-name="T2">=</text:span><text:span text:style-name="T8">"</text:span><text:span text:style-name="T9">/verDoacoes</text:span><text:span text:style-name="T8">"</text:span><text:span text:style-name="T5"> </text:span><text:span text:style-name="T7">element</text:span><text:span text:style-name="T2">={</text:span><text:span text:style-name="T5">&lt;</text:span><text:span text:style-name="T11">Page4</text:span><text:span text:style-name="T5"> /&gt;</text:span><text:span text:style-name="T2">}</text:span><text:span text:style-name="T5"> /&gt;</text:span></text:p>
      <text:p text:style-name="P1"><text:span text:style-name="T5"><text:s text:c="8"/>&lt;/</text:span><text:span text:style-name="T11">Routes</text:span><text:span text:style-name="T5">&gt;</text:span></text:p>
      <text:p text:style-name="P1"><text:span text:style-name="T5"><text:s text:c="6"/>&lt;/</text:span><text:span text:style-name="T2">div</text:span><text:span text:style-name="T5">&gt;</text:span></text:p>
      <text:p text:style-name="P1"><text:span text:style-name="T5"><text:s text:c="4"/>&lt;/</text:span><text:span text:style-name="T2">div</text:span><text:span text:style-name="T5">&gt;</text:span></text:p>
      <text:p text:style-name="P1"><text:span text:style-name="T5"><text:s text:c="2"/>);</text:span></text:p>
      <text:p text:style-name="P1"><text:span text:style-name="T5">}</text:span></text:p>
      <text:p text:style-name="P2"/>
      <text:p text:style-name="P1"><text:span text:style-name="T2">export</text:span><text:span text:style-name="T5"> </text:span><text:span text:style-name="T2">default</text:span><text:span text:style-name="T5"> </text:span><text:span text:style-name="T6">App</text:span><text:span text:style-name="T5">;</text:span></text:p>
      <text:p text:style-name="P2"/>
      <text:p text:style-name="Standard"/>
      <text:p text:style-name="Standard"><text:soft-page-break/>index.js:</text:p>
      <text:p text:style-name="Standard"/>
      <text:p text:style-name="P1"><text:span text:style-name="T2">import</text:span><text:span text:style-name="T5"> React </text:span><text:span text:style-name="T2">from</text:span><text:span text:style-name="T5"> </text:span><text:span text:style-name="T8">'</text:span><text:span text:style-name="T9">react</text:span><text:span text:style-name="T8">'</text:span><text:span text:style-name="T5">;</text:span></text:p>
      <text:p text:style-name="P1"><text:span text:style-name="T2">import</text:span><text:span text:style-name="T5"> ReactDOM </text:span><text:span text:style-name="T2">from</text:span><text:span text:style-name="T5"> </text:span><text:span text:style-name="T8">'</text:span><text:span text:style-name="T9">react-dom</text:span><text:span text:style-name="T8">'</text:span><text:span text:style-name="T5">;</text:span></text:p>
      <text:p text:style-name="P1"><text:span text:style-name="T2">import</text:span><text:span text:style-name="T5"> { </text:span><text:span text:style-name="T14">BrowserRouter</text:span><text:span text:style-name="T5"> </text:span><text:span text:style-name="T2">as</text:span><text:span text:style-name="T5"> Router } </text:span><text:span text:style-name="T2">from</text:span><text:span text:style-name="T5"> </text:span><text:span text:style-name="T8">'</text:span><text:span text:style-name="T9">react-router-dom</text:span><text:span text:style-name="T8">'</text:span><text:span text:style-name="T5">;</text:span></text:p>
      <text:p text:style-name="P1"><text:span text:style-name="T2">import</text:span><text:span text:style-name="T5"> App </text:span><text:span text:style-name="T2">from</text:span><text:span text:style-name="T5"> </text:span><text:span text:style-name="T8">'</text:span><text:span text:style-name="T9">./App</text:span><text:span text:style-name="T8">'</text:span><text:span text:style-name="T5">;</text:span></text:p>
      <text:p text:style-name="P2"/>
      <text:p text:style-name="P1"><text:span text:style-name="T5">ReactDOM.</text:span><text:span text:style-name="T6">render</text:span><text:span text:style-name="T5">(</text:span></text:p>
      <text:p text:style-name="P1"><text:span text:style-name="T5"><text:s text:c="2"/>&lt;</text:span><text:span text:style-name="T11">Router</text:span><text:span text:style-name="T5">&gt;</text:span></text:p>
      <text:p text:style-name="P1"><text:span text:style-name="T5"><text:s text:c="4"/>&lt;</text:span><text:span text:style-name="T11">App</text:span><text:span text:style-name="T5"> /&gt;</text:span></text:p>
      <text:p text:style-name="P1"><text:span text:style-name="T5"><text:s text:c="2"/>&lt;/</text:span><text:span text:style-name="T11">Router</text:span><text:span text:style-name="T5">&gt;,</text:span></text:p>
      <text:p text:style-name="P1"><text:span text:style-name="T5"><text:s text:c="2"/></text:span><text:span text:style-name="T12">document</text:span><text:span text:style-name="T5">.</text:span><text:span text:style-name="T6">getElementById</text:span><text:span text:style-name="T5">(</text:span><text:span text:style-name="T8">'</text:span><text:span text:style-name="T9">root</text:span><text:span text:style-name="T8">'</text:span><text:span text:style-name="T5">)</text:span></text:p>
      <text:p text:style-name="P1"><text:span text:style-name="T5">);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07in" fo:margin-bottom="0.7866in" fo:margin-left="1.1807in" fo:margin-right="0.7866in" fo:background-color="#ffffff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2" meta:paragraph-count="748" meta:word-count="2181" meta:character-count="21176" meta:non-whitespace-character-count="15697"/>
    <meta:generator>LibreOfficeDev/6.0.5.2$Linux_X86_64 LibreOffice_project/</meta:generator>
  </office:meta>
</office:document-meta>
</file>